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Cambria" svg:font-family="Cambria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6.29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1" table:number-columns-repeated="16365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odigoManzana2024</text:p>
          </table:table-cell>
          <table:table-cell table:style-name="ce1" office:value-type="string" calcext:value-type="string">
            <text:p>Sector</text:p>
          </table:table-cell>
          <table:table-cell table:style-name="ce1" office:value-type="string" calcext:value-type="string">
            <text:p>Seccion</text:p>
          </table:table-cell>
          <table:table-cell table:style-name="ce1" office:value-type="string" calcext:value-type="string">
            <text:p>Manzana</text:p>
          </table:table-cell>
          <table:table-cell table:style-name="ce1" office:value-type="string" calcext:value-type="string">
            <text:p>Taxonomia</text:p>
          </table:table-cell>
          <table:table-cell table:style-name="ce1" office:value-type="string" calcext:value-type="string">
            <text:p>NumeroEdificios</text:p>
          </table:table-cell>
          <table:table-cell table:style-name="ce1" office:value-type="string" calcext:value-type="string">
            <text:p>Ocupantes</text:p>
          </table:table-cell>
          <table:table-cell table:style-name="ce1" office:value-type="string" calcext:value-type="string">
            <text:p>Residentes</text:p>
          </table:table-cell>
          <table:table-cell table:style-name="ce1" office:value-type="string" calcext:value-type="string">
            <text:p>NumeroPisos</text:p>
          </table:table-cell>
          <table:table-cell table:style-name="ce1" office:value-type="string" calcext:value-type="string">
            <text:p>ValorReposicion</text:p>
          </table:table-cell>
          <table:table-cell table:style-name="ce1" office:value-type="string" calcext:value-type="string">
            <text:p>VS30Manzana</text:p>
          </table:table-cell>
          <table:table-cell table:style-name="ce1" office:value-type="string" calcext:value-type="string">
            <text:p>Vs30Clase</text:p>
          </table:table-cell>
          <table:table-cell table:style-name="ce1" office:value-type="string" calcext:value-type="string">
            <text:p>LonManzana</text:p>
          </table:table-cell>
          <table:table-cell table:style-name="ce1" office:value-type="string" calcext:value-type="string">
            <text:p>LatManzana</text:p>
          </table:table-cell>
          <table:table-cell table:style-name="ce1" office:value-type="string" calcext:value-type="string">
            <text:p>LonMalla</text:p>
          </table:table-cell>
          <table:table-cell table:style-name="ce1" office:value-type="string" calcext:value-type="string">
            <text:p>LatMalla</text:p>
          </table:table-cell>
          <table:table-cell table:style-name="ce1" office:value-type="string" calcext:value-type="string">
            <text:p>LonMunicipio</text:p>
          </table:table-cell>
          <table:table-cell table:style-name="ce1" office:value-type="string" calcext:value-type="string">
            <text:p>LatMunicipio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05893100000000000101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_PRMM_DB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94401505.141524" calcext:value-type="float">
            <text:p>394401505,14152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7543" calcext:value-type="float">
            <text:p>-73,907543</text:p>
          </table:table-cell>
          <table:table-cell office:value-type="float" office:value="7.009045" calcext:value-type="float">
            <text:p>7,009045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05893100000000000101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_M_DM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98878560.979505" calcext:value-type="float">
            <text:p>298878560,97950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7543" calcext:value-type="float">
            <text:p>-73,907543</text:p>
          </table:table-cell>
          <table:table-cell office:value-type="float" office:value="7.009045" calcext:value-type="float">
            <text:p>7,009045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05893100000000000101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NR_M_ND_H: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785705400.46408" calcext:value-type="float">
            <text:p>1785705400,4640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7543" calcext:value-type="float">
            <text:p>-73,907543</text:p>
          </table:table-cell>
          <table:table-cell office:value-type="float" office:value="7.009045" calcext:value-type="float">
            <text:p>7,009045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05893100000000000101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8120811.885298" calcext:value-type="float">
            <text:p>108120811,88529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7205" calcext:value-type="float">
            <text:p>-73,907205</text:p>
          </table:table-cell>
          <table:table-cell office:value-type="float" office:value="7.008373" calcext:value-type="float">
            <text:p>7,008373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05893100000000000101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_M_DM_H: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40604059.42649" calcext:value-type="float">
            <text:p>540604059,4264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7205" calcext:value-type="float">
            <text:p>-73,907205</text:p>
          </table:table-cell>
          <table:table-cell office:value-type="float" office:value="7.008373" calcext:value-type="float">
            <text:p>7,008373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05893100000000000101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NR_M_ND_H: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1987327256.46669" calcext:value-type="float">
            <text:p>1987327256,4666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7205" calcext:value-type="float">
            <text:p>-73,907205</text:p>
          </table:table-cell>
          <table:table-cell office:value-type="float" office:value="7.008373" calcext:value-type="float">
            <text:p>7,008373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05893100000000000101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R_PRMM_DB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14389811.215207" calcext:value-type="float">
            <text:p>314389811,21520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7863" calcext:value-type="float">
            <text:p>-73,907863</text:p>
          </table:table-cell>
          <table:table-cell office:value-type="float" office:value="7.008364" calcext:value-type="float">
            <text:p>7,008364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05893100000000000101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C_M_DM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48317841.469258" calcext:value-type="float">
            <text:p>448317841,4692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7863" calcext:value-type="float">
            <text:p>-73,907863</text:p>
          </table:table-cell>
          <table:table-cell office:value-type="float" office:value="7.008364" calcext:value-type="float">
            <text:p>7,008364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05893100000000000101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NR_M_ND_H: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182528822.78943" calcext:value-type="float">
            <text:p>2182528822,789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7863" calcext:value-type="float">
            <text:p>-73,907863</text:p>
          </table:table-cell>
          <table:table-cell office:value-type="float" office:value="7.008364" calcext:value-type="float">
            <text:p>7,008364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05893100000000000101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NR_M_ND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29506827.243378" calcext:value-type="float">
            <text:p>229506827,24337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7863" calcext:value-type="float">
            <text:p>-73,907863</text:p>
          </table:table-cell>
          <table:table-cell office:value-type="float" office:value="7.008364" calcext:value-type="float">
            <text:p>7,008364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05893100000000000101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_PRMM_DM_H: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69732606.141236" calcext:value-type="float">
            <text:p>669732606,14123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7535" calcext:value-type="float">
            <text:p>-73,907535</text:p>
          </table:table-cell>
          <table:table-cell office:value-type="float" office:value="7.008703" calcext:value-type="float">
            <text:p>7,008703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05893100000000000101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3069093.5803401" calcext:value-type="float">
            <text:p>93069093,580340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7535" calcext:value-type="float">
            <text:p>-73,907535</text:p>
          </table:table-cell>
          <table:table-cell office:value-type="float" office:value="7.008703" calcext:value-type="float">
            <text:p>7,008703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05893100000000000101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NR_M_ND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47137138.951906" calcext:value-type="float">
            <text:p>247137138,95190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7535" calcext:value-type="float">
            <text:p>-73,907535</text:p>
          </table:table-cell>
          <table:table-cell office:value-type="float" office:value="7.008703" calcext:value-type="float">
            <text:p>7,008703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05893100000000000101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6204158.3992202" calcext:value-type="float">
            <text:p>46204158,399220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7535" calcext:value-type="float">
            <text:p>-73,907535</text:p>
          </table:table-cell>
          <table:table-cell office:value-type="float" office:value="7.008035" calcext:value-type="float">
            <text:p>7,008035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05893100000000000101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NR_M_ND_H: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45382501.863671" calcext:value-type="float">
            <text:p>245382501,86367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7535" calcext:value-type="float">
            <text:p>-73,907535</text:p>
          </table:table-cell>
          <table:table-cell office:value-type="float" office:value="7.008035" calcext:value-type="float">
            <text:p>7,008035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05893100000000000101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_PRMM_DB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11651761.65857" calcext:value-type="float">
            <text:p>211651761,6585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7542" calcext:value-type="float">
            <text:p>-73,907542</text:p>
          </table:table-cell>
          <table:table-cell office:value-type="float" office:value="7.009464" calcext:value-type="float">
            <text:p>7,009464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05893100000000000101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3874705.06486" calcext:value-type="float">
            <text:p>103874705,0648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7542" calcext:value-type="float">
            <text:p>-73,907542</text:p>
          </table:table-cell>
          <table:table-cell office:value-type="float" office:value="7.009464" calcext:value-type="float">
            <text:p>7,009464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05893100000000000101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C_M_DM_H: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27122935.454023" calcext:value-type="float">
            <text:p>727122935,45402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7542" calcext:value-type="float">
            <text:p>-73,907542</text:p>
          </table:table-cell>
          <table:table-cell office:value-type="float" office:value="7.009464" calcext:value-type="float">
            <text:p>7,009464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05893100000000000101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D_PL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2310658.372781" calcext:value-type="float">
            <text:p>112310658,37278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7542" calcext:value-type="float">
            <text:p>-73,907542</text:p>
          </table:table-cell>
          <table:table-cell office:value-type="float" office:value="7.009464" calcext:value-type="float">
            <text:p>7,009464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05893100000000000101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NR_M_ND_H: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2470834484.20118" calcext:value-type="float">
            <text:p>2470834484,2011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7542" calcext:value-type="float">
            <text:p>-73,907542</text:p>
          </table:table-cell>
          <table:table-cell office:value-type="float" office:value="7.009464" calcext:value-type="float">
            <text:p>7,009464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05893100000000000101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7636349.117383" calcext:value-type="float">
            <text:p>107636349,11738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7527" calcext:value-type="float">
            <text:p>-73,907527</text:p>
          </table:table-cell>
          <table:table-cell office:value-type="float" office:value="7.009931" calcext:value-type="float">
            <text:p>7,009931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05893100000000000101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C_M_DM_H: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45818094.704298" calcext:value-type="float">
            <text:p>645818094,70429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7527" calcext:value-type="float">
            <text:p>-73,907527</text:p>
          </table:table-cell>
          <table:table-cell office:value-type="float" office:value="7.009931" calcext:value-type="float">
            <text:p>7,009931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05893100000000000101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D_PL_DB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32755591.973377" calcext:value-type="float">
            <text:p>232755591,97337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7527" calcext:value-type="float">
            <text:p>-73,907527</text:p>
          </table:table-cell>
          <table:table-cell office:value-type="float" office:value="7.009931" calcext:value-type="float">
            <text:p>7,009931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05893100000000000101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NR_M_ND_H: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211178123.74708" calcext:value-type="float">
            <text:p>2211178123,7470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7527" calcext:value-type="float">
            <text:p>-73,907527</text:p>
          </table:table-cell>
          <table:table-cell office:value-type="float" office:value="7.009931" calcext:value-type="float">
            <text:p>7,009931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05893100000000000101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9285999.19703" calcext:value-type="float">
            <text:p>129285999,1970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7527" calcext:value-type="float">
            <text:p>-73,907527</text:p>
          </table:table-cell>
          <table:table-cell office:value-type="float" office:value="7.009931" calcext:value-type="float">
            <text:p>7,009931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05893100000000000101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R_PRMM_DB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1831132.307165" calcext:value-type="float">
            <text:p>111831132,30716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194" calcext:value-type="float">
            <text:p>-73,908194</text:p>
          </table:table-cell>
          <table:table-cell office:value-type="float" office:value="7.009831" calcext:value-type="float">
            <text:p>7,009831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05893100000000000101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3134775.6382137" calcext:value-type="float">
            <text:p>83134775,638213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194" calcext:value-type="float">
            <text:p>-73,908194</text:p>
          </table:table-cell>
          <table:table-cell office:value-type="float" office:value="7.009831" calcext:value-type="float">
            <text:p>7,009831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05893100000000000101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D_PL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9886381.6727194" calcext:value-type="float">
            <text:p>89886381,672719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194" calcext:value-type="float">
            <text:p>-73,908194</text:p>
          </table:table-cell>
          <table:table-cell office:value-type="float" office:value="7.009831" calcext:value-type="float">
            <text:p>7,009831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05893100000000000101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NR_M_ND_H: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49431908.363597" calcext:value-type="float">
            <text:p>449431908,36359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194" calcext:value-type="float">
            <text:p>-73,908194</text:p>
          </table:table-cell>
          <table:table-cell office:value-type="float" office:value="7.009831" calcext:value-type="float">
            <text:p>7,009831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05893100000000000101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4681384.962463" calcext:value-type="float">
            <text:p>134681384,96246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167" calcext:value-type="float">
            <text:p>-73,908167</text:p>
          </table:table-cell>
          <table:table-cell office:value-type="float" office:value="7.00945" calcext:value-type="float">
            <text:p>7,00945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05893100000000000101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NR_M_ND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36857702.929136" calcext:value-type="float">
            <text:p>436857702,92913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167" calcext:value-type="float">
            <text:p>-73,908167</text:p>
          </table:table-cell>
          <table:table-cell office:value-type="float" office:value="7.00945" calcext:value-type="float">
            <text:p>7,00945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05893100000000000101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D_PL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6571842.3107584" calcext:value-type="float">
            <text:p>56571842,310758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154" calcext:value-type="float">
            <text:p>-73,908154</text:p>
          </table:table-cell>
          <table:table-cell office:value-type="float" office:value="7.009087" calcext:value-type="float">
            <text:p>7,009087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05893100000000000101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NR_M_ND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9715526.932275" calcext:value-type="float">
            <text:p>169715526,93227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154" calcext:value-type="float">
            <text:p>-73,908154</text:p>
          </table:table-cell>
          <table:table-cell office:value-type="float" office:value="7.009087" calcext:value-type="float">
            <text:p>7,009087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0589310000000000010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R_PRMM_DB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35088195.228335" calcext:value-type="float">
            <text:p>235088195,2283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284" calcext:value-type="float">
            <text:p>-73,908284</text:p>
          </table:table-cell>
          <table:table-cell office:value-type="float" office:value="7.008439" calcext:value-type="float">
            <text:p>7,008439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0589310000000000010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9439280.489753" calcext:value-type="float">
            <text:p>149439280,48975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284" calcext:value-type="float">
            <text:p>-73,908284</text:p>
          </table:table-cell>
          <table:table-cell office:value-type="float" office:value="7.008439" calcext:value-type="float">
            <text:p>7,008439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0589310000000000010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C_M_DM_H: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96635682.938515" calcext:value-type="float">
            <text:p>896635682,93851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284" calcext:value-type="float">
            <text:p>-73,908284</text:p>
          </table:table-cell>
          <table:table-cell office:value-type="float" office:value="7.008439" calcext:value-type="float">
            <text:p>7,008439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0589310000000000010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NR_M_ND_H: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3571410800.92816" calcext:value-type="float">
            <text:p>3571410800,9281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284" calcext:value-type="float">
            <text:p>-73,908284</text:p>
          </table:table-cell>
          <table:table-cell office:value-type="float" office:value="7.008439" calcext:value-type="float">
            <text:p>7,008439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0589310000000000010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NR_M_ND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1616076.23567" calcext:value-type="float">
            <text:p>171616076,2356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284" calcext:value-type="float">
            <text:p>-73,908284</text:p>
          </table:table-cell>
          <table:table-cell office:value-type="float" office:value="7.008439" calcext:value-type="float">
            <text:p>7,008439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05893100000000000101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7331004.099766" calcext:value-type="float">
            <text:p>127331004,09976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468" calcext:value-type="float">
            <text:p>-73,908468</text:p>
          </table:table-cell>
          <table:table-cell office:value-type="float" office:value="7.009075" calcext:value-type="float">
            <text:p>7,009075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05893100000000000101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C_M_DB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87013995.036476" calcext:value-type="float">
            <text:p>187013995,03647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468" calcext:value-type="float">
            <text:p>-73,908468</text:p>
          </table:table-cell>
          <table:table-cell office:value-type="float" office:value="7.009075" calcext:value-type="float">
            <text:p>7,009075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05893100000000000101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NR_M_ND_H: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88359543.00821" calcext:value-type="float">
            <text:p>688359543,0082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468" calcext:value-type="float">
            <text:p>-73,908468</text:p>
          </table:table-cell>
          <table:table-cell office:value-type="float" office:value="7.009075" calcext:value-type="float">
            <text:p>7,009075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05893100000000000101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NR_M_ND_H: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05089138.037488" calcext:value-type="float">
            <text:p>405089138,03748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468" calcext:value-type="float">
            <text:p>-73,908468</text:p>
          </table:table-cell>
          <table:table-cell office:value-type="float" office:value="7.009075" calcext:value-type="float">
            <text:p>7,009075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05893100000000000101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R_PRMM_DB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5490568.628302" calcext:value-type="float">
            <text:p>235490568,62830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503" calcext:value-type="float">
            <text:p>-73,908503</text:p>
          </table:table-cell>
          <table:table-cell office:value-type="float" office:value="7.009411" calcext:value-type="float">
            <text:p>7,009411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05893100000000000101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C_M_DM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40000883.028045" calcext:value-type="float">
            <text:p>240000883,02804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503" calcext:value-type="float">
            <text:p>-73,908503</text:p>
          </table:table-cell>
          <table:table-cell office:value-type="float" office:value="7.009411" calcext:value-type="float">
            <text:p>7,009411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05893100000000000101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NR_M_ND_H: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908222074.674889" calcext:value-type="float">
            <text:p>908222074,67488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503" calcext:value-type="float">
            <text:p>-73,908503</text:p>
          </table:table-cell>
          <table:table-cell office:value-type="float" office:value="7.009411" calcext:value-type="float">
            <text:p>7,009411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05893100000000000101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R_PRMM_DB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00398843.588024" calcext:value-type="float">
            <text:p>300398843,58802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56" calcext:value-type="float">
            <text:p>-73,90856</text:p>
          </table:table-cell>
          <table:table-cell office:value-type="float" office:value="7.009745" calcext:value-type="float">
            <text:p>7,009745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05893100000000000101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C_M_DM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99418992.291972" calcext:value-type="float">
            <text:p>199418992,29197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56" calcext:value-type="float">
            <text:p>-73,90856</text:p>
          </table:table-cell>
          <table:table-cell office:value-type="float" office:value="7.009745" calcext:value-type="float">
            <text:p>7,009745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05893100000000000101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NR_M_ND_H: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62457450.15066" calcext:value-type="float">
            <text:p>862457450,1506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56" calcext:value-type="float">
            <text:p>-73,90856</text:p>
          </table:table-cell>
          <table:table-cell office:value-type="float" office:value="7.009745" calcext:value-type="float">
            <text:p>7,009745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05893100000000000101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NR_M_ND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82255157.429909" calcext:value-type="float">
            <text:p>282255157,42990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56" calcext:value-type="float">
            <text:p>-73,90856</text:p>
          </table:table-cell>
          <table:table-cell office:value-type="float" office:value="7.009745" calcext:value-type="float">
            <text:p>7,009745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05893100000000000101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C_M_DM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79936767.261741" calcext:value-type="float">
            <text:p>379936767,26174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244" calcext:value-type="float">
            <text:p>-73,908244</text:p>
          </table:table-cell>
          <table:table-cell office:value-type="float" office:value="7.01053" calcext:value-type="float">
            <text:p>7,01053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05893100000000000101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D_PL_DB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73861658.264464" calcext:value-type="float">
            <text:p>273861658,26446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244" calcext:value-type="float">
            <text:p>-73,908244</text:p>
          </table:table-cell>
          <table:table-cell office:value-type="float" office:value="7.01053" calcext:value-type="float">
            <text:p>7,01053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05893100000000000101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NR_M_ND_H: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506239120.45455" calcext:value-type="float">
            <text:p>1506239120,454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244" calcext:value-type="float">
            <text:p>-73,908244</text:p>
          </table:table-cell>
          <table:table-cell office:value-type="float" office:value="7.01053" calcext:value-type="float">
            <text:p>7,01053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05893100000000000101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R_PRMM_DB_H: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39361947.956772" calcext:value-type="float">
            <text:p>639361947,95677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673" calcext:value-type="float">
            <text:p>-73,908673</text:p>
          </table:table-cell>
          <table:table-cell office:value-type="float" office:value="7.010589" calcext:value-type="float">
            <text:p>7,010589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05893100000000000101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9385916.578443" calcext:value-type="float">
            <text:p>169385916,5784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673" calcext:value-type="float">
            <text:p>-73,908673</text:p>
          </table:table-cell>
          <table:table-cell office:value-type="float" office:value="7.010589" calcext:value-type="float">
            <text:p>7,010589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05893100000000000101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C_M_DM_H: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16315499.47066" calcext:value-type="float">
            <text:p>1016315499,4706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673" calcext:value-type="float">
            <text:p>-73,908673</text:p>
          </table:table-cell>
          <table:table-cell office:value-type="float" office:value="7.010589" calcext:value-type="float">
            <text:p>7,010589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05893100000000000101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NR_M_ND_H: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4212270998.57307" calcext:value-type="float">
            <text:p>4212270998,5730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673" calcext:value-type="float">
            <text:p>-73,908673</text:p>
          </table:table-cell>
          <table:table-cell office:value-type="float" office:value="7.010589" calcext:value-type="float">
            <text:p>7,010589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05893100000000000101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NR_M_ND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00372673.076473" calcext:value-type="float">
            <text:p>300372673,07647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673" calcext:value-type="float">
            <text:p>-73,908673</text:p>
          </table:table-cell>
          <table:table-cell office:value-type="float" office:value="7.010589" calcext:value-type="float">
            <text:p>7,010589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05893100000000000101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7740055.170613" calcext:value-type="float">
            <text:p>137740055,17061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7252" calcext:value-type="float">
            <text:p>-73,907252</text:p>
          </table:table-cell>
          <table:table-cell office:value-type="float" office:value="7.010643" calcext:value-type="float">
            <text:p>7,010643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05893100000000000101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C_M_DM_H: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88700275.853064" calcext:value-type="float">
            <text:p>688700275,85306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7252" calcext:value-type="float">
            <text:p>-73,907252</text:p>
          </table:table-cell>
          <table:table-cell office:value-type="float" office:value="7.010643" calcext:value-type="float">
            <text:p>7,010643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05893100000000000101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D_PL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8926307.620852" calcext:value-type="float">
            <text:p>148926307,62085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7252" calcext:value-type="float">
            <text:p>-73,907252</text:p>
          </table:table-cell>
          <table:table-cell office:value-type="float" office:value="7.010643" calcext:value-type="float">
            <text:p>7,010643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05893100000000000101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NR_M_ND_H: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382820921.93363" calcext:value-type="float">
            <text:p>2382820921,9336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7252" calcext:value-type="float">
            <text:p>-73,907252</text:p>
          </table:table-cell>
          <table:table-cell office:value-type="float" office:value="7.010643" calcext:value-type="float">
            <text:p>7,010643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05893100000000000101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C_M_DM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38771833.156886" calcext:value-type="float">
            <text:p>338771833,15688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7812" calcext:value-type="float">
            <text:p>-73,907812</text:p>
          </table:table-cell>
          <table:table-cell office:value-type="float" office:value="7.011203" calcext:value-type="float">
            <text:p>7,011203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05893100000000000101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NR_M_ND_H: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281995521.30485" calcext:value-type="float">
            <text:p>1281995521,3048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7812" calcext:value-type="float">
            <text:p>-73,907812</text:p>
          </table:table-cell>
          <table:table-cell office:value-type="float" office:value="7.011203" calcext:value-type="float">
            <text:p>7,011203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05893100000000000101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3379206.12251" calcext:value-type="float">
            <text:p>163379206,1225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325" calcext:value-type="float">
            <text:p>-73,908325</text:p>
          </table:table-cell>
          <table:table-cell office:value-type="float" office:value="7.011249" calcext:value-type="float">
            <text:p>7,011249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05893100000000000101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NR_M_ND_H: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83238426.168525" calcext:value-type="float">
            <text:p>883238426,1685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325" calcext:value-type="float">
            <text:p>-73,908325</text:p>
          </table:table-cell>
          <table:table-cell office:value-type="float" office:value="7.011249" calcext:value-type="float">
            <text:p>7,011249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05893100000000000101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R_PRMM_DB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87223441.359218" calcext:value-type="float">
            <text:p>287223441,35921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7413" calcext:value-type="float">
            <text:p>-73,907413</text:p>
          </table:table-cell>
          <table:table-cell office:value-type="float" office:value="7.012403" calcext:value-type="float">
            <text:p>7,012403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05893100000000000101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9385916.578443" calcext:value-type="float">
            <text:p>169385916,5784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7413" calcext:value-type="float">
            <text:p>-73,907413</text:p>
          </table:table-cell>
          <table:table-cell office:value-type="float" office:value="7.012403" calcext:value-type="float">
            <text:p>7,012403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05893100000000000101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C_M_DM_H: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185701416.0491" calcext:value-type="float">
            <text:p>1185701416,049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7413" calcext:value-type="float">
            <text:p>-73,907413</text:p>
          </table:table-cell>
          <table:table-cell office:value-type="float" office:value="7.012403" calcext:value-type="float">
            <text:p>7,012403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05893100000000000101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NR_M_ND_H: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4578555433.2316" calcext:value-type="float">
            <text:p>4578555433,231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7413" calcext:value-type="float">
            <text:p>-73,907413</text:p>
          </table:table-cell>
          <table:table-cell office:value-type="float" office:value="7.012403" calcext:value-type="float">
            <text:p>7,012403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0589310000000000010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C_M_DM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38771833.156886" calcext:value-type="float">
            <text:p>338771833,15688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6933" calcext:value-type="float">
            <text:p>-73,906933</text:p>
          </table:table-cell>
          <table:table-cell office:value-type="float" office:value="7.008611" calcext:value-type="float">
            <text:p>7,008611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0589310000000000010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NR_M_ND_H: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648279955.96338" calcext:value-type="float">
            <text:p>1648279955,9633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6933" calcext:value-type="float">
            <text:p>-73,906933</text:p>
          </table:table-cell>
          <table:table-cell office:value-type="float" office:value="7.008611" calcext:value-type="float">
            <text:p>7,008611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05893100000000000102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_PRMM_DB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5986230.857593" calcext:value-type="float">
            <text:p>215986230,8575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206" calcext:value-type="float">
            <text:p>-73,910206</text:p>
          </table:table-cell>
          <table:table-cell office:value-type="float" office:value="7.010094" calcext:value-type="float">
            <text:p>7,010094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05893100000000000102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_M_DM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48317841.469258" calcext:value-type="float">
            <text:p>448317841,4692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206" calcext:value-type="float">
            <text:p>-73,910206</text:p>
          </table:table-cell>
          <table:table-cell office:value-type="float" office:value="7.010094" calcext:value-type="float">
            <text:p>7,010094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05893100000000000102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NR_M_ND_H: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587293689.3014" calcext:value-type="float">
            <text:p>1587293689,30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206" calcext:value-type="float">
            <text:p>-73,910206</text:p>
          </table:table-cell>
          <table:table-cell office:value-type="float" office:value="7.010094" calcext:value-type="float">
            <text:p>7,010094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05893100000000000102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NR_M_ND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7671504.622807" calcext:value-type="float">
            <text:p>157671504,62280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206" calcext:value-type="float">
            <text:p>-73,910206</text:p>
          </table:table-cell>
          <table:table-cell office:value-type="float" office:value="7.010094" calcext:value-type="float">
            <text:p>7,010094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05893100000000000102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_PRMM_DB_H: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22649049.378242" calcext:value-type="float">
            <text:p>422649049,37824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861" calcext:value-type="float">
            <text:p>-73,910861</text:p>
          </table:table-cell>
          <table:table-cell office:value-type="float" office:value="7.009933" calcext:value-type="float">
            <text:p>7,009933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05893100000000000102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_M_DM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48317841.469258" calcext:value-type="float">
            <text:p>448317841,4692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861" calcext:value-type="float">
            <text:p>-73,910861</text:p>
          </table:table-cell>
          <table:table-cell office:value-type="float" office:value="7.009933" calcext:value-type="float">
            <text:p>7,009933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05893100000000000102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D_PL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8411711.162675" calcext:value-type="float">
            <text:p>198411711,16267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861" calcext:value-type="float">
            <text:p>-73,910861</text:p>
          </table:table-cell>
          <table:table-cell office:value-type="float" office:value="7.009933" calcext:value-type="float">
            <text:p>7,009933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05893100000000000102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NR_M_ND_H: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984117111.62675" calcext:value-type="float">
            <text:p>1984117111,6267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861" calcext:value-type="float">
            <text:p>-73,910861</text:p>
          </table:table-cell>
          <table:table-cell office:value-type="float" office:value="7.009933" calcext:value-type="float">
            <text:p>7,009933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05893100000000000102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NR_M_ND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4268425.534043" calcext:value-type="float">
            <text:p>154268425,5340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861" calcext:value-type="float">
            <text:p>-73,910861</text:p>
          </table:table-cell>
          <table:table-cell office:value-type="float" office:value="7.009933" calcext:value-type="float">
            <text:p>7,009933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05893100000000000102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0892242.174397" calcext:value-type="float">
            <text:p>120892242,17439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396" calcext:value-type="float">
            <text:p>-73,910396</text:p>
          </table:table-cell>
          <table:table-cell office:value-type="float" office:value="7.009347" calcext:value-type="float">
            <text:p>7,009347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05893100000000000102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C_M_DM_H: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83568968.697586" calcext:value-type="float">
            <text:p>483568968,69758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396" calcext:value-type="float">
            <text:p>-73,910396</text:p>
          </table:table-cell>
          <table:table-cell office:value-type="float" office:value="7.009347" calcext:value-type="float">
            <text:p>7,009347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05893100000000000102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NR_M_ND_H: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829943317.1152" calcext:value-type="float">
            <text:p>1829943317,115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396" calcext:value-type="float">
            <text:p>-73,910396</text:p>
          </table:table-cell>
          <table:table-cell office:value-type="float" office:value="7.009347" calcext:value-type="float">
            <text:p>7,009347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05893100000000000102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_PRMM_DB_H: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39361947.956772" calcext:value-type="float">
            <text:p>639361947,95677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256" calcext:value-type="float">
            <text:p>-73,910256</text:p>
          </table:table-cell>
          <table:table-cell office:value-type="float" office:value="7.008709" calcext:value-type="float">
            <text:p>7,008709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05893100000000000102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C_M_DM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28549848.036903" calcext:value-type="float">
            <text:p>328549848,03690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256" calcext:value-type="float">
            <text:p>-73,910256</text:p>
          </table:table-cell>
          <table:table-cell office:value-type="float" office:value="7.008709" calcext:value-type="float">
            <text:p>7,008709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05893100000000000102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D_PL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7616146.867812" calcext:value-type="float">
            <text:p>177616146,86781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256" calcext:value-type="float">
            <text:p>-73,910256</text:p>
          </table:table-cell>
          <table:table-cell office:value-type="float" office:value="7.008709" calcext:value-type="float">
            <text:p>7,008709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05893100000000000102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NR_M_ND_H: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420929174.94249" calcext:value-type="float">
            <text:p>1420929174,9424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256" calcext:value-type="float">
            <text:p>-73,910256</text:p>
          </table:table-cell>
          <table:table-cell office:value-type="float" office:value="7.008709" calcext:value-type="float">
            <text:p>7,008709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05893100000000000102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NR_M_ND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00372673.076473" calcext:value-type="float">
            <text:p>300372673,07647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256" calcext:value-type="float">
            <text:p>-73,910256</text:p>
          </table:table-cell>
          <table:table-cell office:value-type="float" office:value="7.008709" calcext:value-type="float">
            <text:p>7,008709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05893100000000000102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5985718.059049" calcext:value-type="float">
            <text:p>85985718,05904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16" calcext:value-type="float">
            <text:p>-73,91016</text:p>
          </table:table-cell>
          <table:table-cell office:value-type="float" office:value="7.008376" calcext:value-type="float">
            <text:p>7,008376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05893100000000000102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NR_M_ND_H: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56655663.751464" calcext:value-type="float">
            <text:p>456655663,75146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16" calcext:value-type="float">
            <text:p>-73,91016</text:p>
          </table:table-cell>
          <table:table-cell office:value-type="float" office:value="7.008376" calcext:value-type="float">
            <text:p>7,008376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05893100000000000102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_PRMM_DM_H: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16972476.877238" calcext:value-type="float">
            <text:p>416972476,87723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406" calcext:value-type="float">
            <text:p>-73,910406</text:p>
          </table:table-cell>
          <table:table-cell office:value-type="float" office:value="7.007989" calcext:value-type="float">
            <text:p>7,007989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05893100000000000102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C_M_DM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48317841.469258" calcext:value-type="float">
            <text:p>448317841,4692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406" calcext:value-type="float">
            <text:p>-73,910406</text:p>
          </table:table-cell>
          <table:table-cell office:value-type="float" office:value="7.007989" calcext:value-type="float">
            <text:p>7,007989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05893100000000000102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NR_M_ND_H: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587293689.3014" calcext:value-type="float">
            <text:p>1587293689,30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406" calcext:value-type="float">
            <text:p>-73,910406</text:p>
          </table:table-cell>
          <table:table-cell office:value-type="float" office:value="7.007989" calcext:value-type="float">
            <text:p>7,007989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05893100000000000102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R_PRMM_DB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0164769.799276" calcext:value-type="float">
            <text:p>130164769,79927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04" calcext:value-type="float">
            <text:p>-73,91104</text:p>
          </table:table-cell>
          <table:table-cell office:value-type="float" office:value="7.008844" calcext:value-type="float">
            <text:p>7,008844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05893100000000000102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8496924.494575" calcext:value-type="float">
            <text:p>118496924,49457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04" calcext:value-type="float">
            <text:p>-73,91104</text:p>
          </table:table-cell>
          <table:table-cell office:value-type="float" office:value="7.008844" calcext:value-type="float">
            <text:p>7,008844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05893100000000000102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C_M_DM_H: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92484622.472877" calcext:value-type="float">
            <text:p>592484622,47287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04" calcext:value-type="float">
            <text:p>-73,91104</text:p>
          </table:table-cell>
          <table:table-cell office:value-type="float" office:value="7.008844" calcext:value-type="float">
            <text:p>7,008844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05893100000000000102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D_PL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8120388.855261" calcext:value-type="float">
            <text:p>128120388,8552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04" calcext:value-type="float">
            <text:p>-73,91104</text:p>
          </table:table-cell>
          <table:table-cell office:value-type="float" office:value="7.008844" calcext:value-type="float">
            <text:p>7,008844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05893100000000000102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NR_M_ND_H: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178046610.53944" calcext:value-type="float">
            <text:p>2178046610,5394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04" calcext:value-type="float">
            <text:p>-73,91104</text:p>
          </table:table-cell>
          <table:table-cell office:value-type="float" office:value="7.008844" calcext:value-type="float">
            <text:p>7,008844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05893100000000000102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NR_M_ND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2302992.756884" calcext:value-type="float">
            <text:p>122302992,75688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04" calcext:value-type="float">
            <text:p>-73,91104</text:p>
          </table:table-cell>
          <table:table-cell office:value-type="float" office:value="7.008844" calcext:value-type="float">
            <text:p>7,008844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05893100000000000102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2331037.89454" calcext:value-type="float">
            <text:p>142331037,8945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04" calcext:value-type="float">
            <text:p>-73,91104</text:p>
          </table:table-cell>
          <table:table-cell office:value-type="float" office:value="7.008844" calcext:value-type="float">
            <text:p>7,008844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0589310000000000010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R_PRMM_DB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19680973.978386" calcext:value-type="float">
            <text:p>319680973,97838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68" calcext:value-type="float">
            <text:p>-73,91168</text:p>
          </table:table-cell>
          <table:table-cell office:value-type="float" office:value="7.009763" calcext:value-type="float">
            <text:p>7,009763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0589310000000000010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R_PRMM_DM_H: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39004185.410204" calcext:value-type="float">
            <text:p>339004185,41020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68" calcext:value-type="float">
            <text:p>-73,91168</text:p>
          </table:table-cell>
          <table:table-cell office:value-type="float" office:value="7.009763" calcext:value-type="float">
            <text:p>7,009763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0589310000000000010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9385916.578443" calcext:value-type="float">
            <text:p>169385916,5784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68" calcext:value-type="float">
            <text:p>-73,91168</text:p>
          </table:table-cell>
          <table:table-cell office:value-type="float" office:value="7.009763" calcext:value-type="float">
            <text:p>7,009763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0589310000000000010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C_M_DM_H: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77543666.313772" calcext:value-type="float">
            <text:p>677543666,31377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68" calcext:value-type="float">
            <text:p>-73,91168</text:p>
          </table:table-cell>
          <table:table-cell office:value-type="float" office:value="7.009763" calcext:value-type="float">
            <text:p>7,009763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0589310000000000010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D_PL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83142217.329264" calcext:value-type="float">
            <text:p>183142217,32926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68" calcext:value-type="float">
            <text:p>-73,91168</text:p>
          </table:table-cell>
          <table:table-cell office:value-type="float" office:value="7.009763" calcext:value-type="float">
            <text:p>7,009763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0589310000000000010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NR_M_ND_H: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014564390.62191" calcext:value-type="float">
            <text:p>2014564390,6219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68" calcext:value-type="float">
            <text:p>-73,91168</text:p>
          </table:table-cell>
          <table:table-cell office:value-type="float" office:value="7.009763" calcext:value-type="float">
            <text:p>7,009763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05893100000000000102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9439280.489753" calcext:value-type="float">
            <text:p>149439280,48975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251" calcext:value-type="float">
            <text:p>-73,911251</text:p>
          </table:table-cell>
          <table:table-cell office:value-type="float" office:value="7.009856" calcext:value-type="float">
            <text:p>7,009856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05893100000000000102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C_M_DM_H: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97757121.95901" calcext:value-type="float">
            <text:p>597757121,9590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251" calcext:value-type="float">
            <text:p>-73,911251</text:p>
          </table:table-cell>
          <table:table-cell office:value-type="float" office:value="7.009856" calcext:value-type="float">
            <text:p>7,009856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05893100000000000102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NR_M_ND_H: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2777763956.27746" calcext:value-type="float">
            <text:p>2777763956,2774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251" calcext:value-type="float">
            <text:p>-73,911251</text:p>
          </table:table-cell>
          <table:table-cell office:value-type="float" office:value="7.009856" calcext:value-type="float">
            <text:p>7,009856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05893100000000000102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R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21705713.767399" calcext:value-type="float">
            <text:p>221705713,76739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251" calcext:value-type="float">
            <text:p>-73,911251</text:p>
          </table:table-cell>
          <table:table-cell office:value-type="float" office:value="7.009856" calcext:value-type="float">
            <text:p>7,009856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05893100000000000102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2398220.457375" calcext:value-type="float">
            <text:p>92398220,45737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469" calcext:value-type="float">
            <text:p>-73,911469</text:p>
          </table:table-cell>
          <table:table-cell office:value-type="float" office:value="7.008747" calcext:value-type="float">
            <text:p>7,008747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05893100000000000102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D_PL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9902136.5746496" calcext:value-type="float">
            <text:p>99902136,574649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469" calcext:value-type="float">
            <text:p>-73,911469</text:p>
          </table:table-cell>
          <table:table-cell office:value-type="float" office:value="7.008747" calcext:value-type="float">
            <text:p>7,008747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05893100000000000102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NR_M_ND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99706409.723949" calcext:value-type="float">
            <text:p>299706409,72394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469" calcext:value-type="float">
            <text:p>-73,911469</text:p>
          </table:table-cell>
          <table:table-cell office:value-type="float" office:value="7.008747" calcext:value-type="float">
            <text:p>7,008747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05893100000000000102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R_PRMM_DB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83456160.221369" calcext:value-type="float">
            <text:p>283456160,22136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614" calcext:value-type="float">
            <text:p>-73,910614</text:p>
          </table:table-cell>
          <table:table-cell office:value-type="float" office:value="7.010325" calcext:value-type="float">
            <text:p>7,010325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05893100000000000102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2913596.885271" calcext:value-type="float">
            <text:p>102913596,88527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614" calcext:value-type="float">
            <text:p>-73,910614</text:p>
          </table:table-cell>
          <table:table-cell office:value-type="float" office:value="7.010325" calcext:value-type="float">
            <text:p>7,010325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05893100000000000102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NR_M_ND_H: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46556776.584922" calcext:value-type="float">
            <text:p>546556776,58492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614" calcext:value-type="float">
            <text:p>-73,910614</text:p>
          </table:table-cell>
          <table:table-cell office:value-type="float" office:value="7.010325" calcext:value-type="float">
            <text:p>7,010325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05893100000000000102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C_M_DM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84449311.997557" calcext:value-type="float">
            <text:p>184449311,99755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472" calcext:value-type="float">
            <text:p>-73,910472</text:p>
          </table:table-cell>
          <table:table-cell office:value-type="float" office:value="7.009685" calcext:value-type="float">
            <text:p>7,009685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05893100000000000102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NR_M_ND_H: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12237015.19901" calcext:value-type="float">
            <text:p>612237015,1990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472" calcext:value-type="float">
            <text:p>-73,910472</text:p>
          </table:table-cell>
          <table:table-cell office:value-type="float" office:value="7.009685" calcext:value-type="float">
            <text:p>7,009685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05893100000000000102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5669237.8077376" calcext:value-type="float">
            <text:p>85669237,807737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643" calcext:value-type="float">
            <text:p>-73,910643</text:p>
          </table:table-cell>
          <table:table-cell office:value-type="float" office:value="7.008953" calcext:value-type="float">
            <text:p>7,008953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05893100000000000102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NR_M_ND_H: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54974890.44993" calcext:value-type="float">
            <text:p>454974890,449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643" calcext:value-type="float">
            <text:p>-73,910643</text:p>
          </table:table-cell>
          <table:table-cell office:value-type="float" office:value="7.008953" calcext:value-type="float">
            <text:p>7,008953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05893100000000000102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NR_M_ND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66284434.658528" calcext:value-type="float">
            <text:p>366284434,65852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139" calcext:value-type="float">
            <text:p>-73,910139</text:p>
          </table:table-cell>
          <table:table-cell office:value-type="float" office:value="7.009064" calcext:value-type="float">
            <text:p>7,009064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05893100000000000102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NR_M_ND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9588511.267585" calcext:value-type="float">
            <text:p>149588511,26758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139" calcext:value-type="float">
            <text:p>-73,910139</text:p>
          </table:table-cell>
          <table:table-cell office:value-type="float" office:value="7.009064" calcext:value-type="float">
            <text:p>7,009064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05893100000000000102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R_PRMM_DB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1081644.6328" calcext:value-type="float">
            <text:p>151081644,632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9771" calcext:value-type="float">
            <text:p>-73,909771</text:p>
          </table:table-cell>
          <table:table-cell office:value-type="float" office:value="7.008131" calcext:value-type="float">
            <text:p>7,008131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05893100000000000102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C_M_DM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98878560.979505" calcext:value-type="float">
            <text:p>298878560,97950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9771" calcext:value-type="float">
            <text:p>-73,909771</text:p>
          </table:table-cell>
          <table:table-cell office:value-type="float" office:value="7.008131" calcext:value-type="float">
            <text:p>7,008131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05893100000000000102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NR_M_ND_H: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388881978.13873" calcext:value-type="float">
            <text:p>1388881978,1387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9771" calcext:value-type="float">
            <text:p>-73,909771</text:p>
          </table:table-cell>
          <table:table-cell office:value-type="float" office:value="7.008131" calcext:value-type="float">
            <text:p>7,008131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05893100000000000102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NR_M_ND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0290689.066415" calcext:value-type="float">
            <text:p>110290689,06641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9771" calcext:value-type="float">
            <text:p>-73,909771</text:p>
          </table:table-cell>
          <table:table-cell office:value-type="float" office:value="7.008131" calcext:value-type="float">
            <text:p>7,008131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05893100000000000102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R_PRMM_DB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7503675.976301" calcext:value-type="float">
            <text:p>117503675,97630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823" calcext:value-type="float">
            <text:p>-73,910823</text:p>
          </table:table-cell>
          <table:table-cell office:value-type="float" office:value="7.007895" calcext:value-type="float">
            <text:p>7,007895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05893100000000000102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5223153.180574" calcext:value-type="float">
            <text:p>145223153,18057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823" calcext:value-type="float">
            <text:p>-73,910823</text:p>
          </table:table-cell>
          <table:table-cell office:value-type="float" office:value="7.007895" calcext:value-type="float">
            <text:p>7,007895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05893100000000000102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C_M_DM_H: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80892612.722295" calcext:value-type="float">
            <text:p>580892612,7222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823" calcext:value-type="float">
            <text:p>-73,910823</text:p>
          </table:table-cell>
          <table:table-cell office:value-type="float" office:value="7.007895" calcext:value-type="float">
            <text:p>7,007895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05893100000000000102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NR_M_ND_H: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727188416.84768" calcext:value-type="float">
            <text:p>1727188416,8476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823" calcext:value-type="float">
            <text:p>-73,910823</text:p>
          </table:table-cell>
          <table:table-cell office:value-type="float" office:value="7.007895" calcext:value-type="float">
            <text:p>7,007895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05893100000000000102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R_PRMM_DB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19680973.978386" calcext:value-type="float">
            <text:p>319680973,97838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246" calcext:value-type="float">
            <text:p>-73,911246</text:p>
          </table:table-cell>
          <table:table-cell office:value-type="float" office:value="7.007801" calcext:value-type="float">
            <text:p>7,007801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05893100000000000102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2088291.375452" calcext:value-type="float">
            <text:p>162088291,37545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246" calcext:value-type="float">
            <text:p>-73,911246</text:p>
          </table:table-cell>
          <table:table-cell office:value-type="float" office:value="7.007801" calcext:value-type="float">
            <text:p>7,007801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05893100000000000102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C_M_DM_H: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48353165.501807" calcext:value-type="float">
            <text:p>648353165,50180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246" calcext:value-type="float">
            <text:p>-73,911246</text:p>
          </table:table-cell>
          <table:table-cell office:value-type="float" office:value="7.007801" calcext:value-type="float">
            <text:p>7,007801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05893100000000000102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NR_M_ND_H: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2453527044.00373" calcext:value-type="float">
            <text:p>2453527044,0037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246" calcext:value-type="float">
            <text:p>-73,911246</text:p>
          </table:table-cell>
          <table:table-cell office:value-type="float" office:value="7.007801" calcext:value-type="float">
            <text:p>7,007801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05893100000000000102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R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4690240.61529" calcext:value-type="float">
            <text:p>194690240,6152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246" calcext:value-type="float">
            <text:p>-73,911246</text:p>
          </table:table-cell>
          <table:table-cell office:value-type="float" office:value="7.007801" calcext:value-type="float">
            <text:p>7,007801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05893100000000000102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9439280.489753" calcext:value-type="float">
            <text:p>149439280,48975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007" calcext:value-type="float">
            <text:p>-73,910007</text:p>
          </table:table-cell>
          <table:table-cell office:value-type="float" office:value="7.007715" calcext:value-type="float">
            <text:p>7,007715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05893100000000000102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NR_M_ND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95235133.488026" calcext:value-type="float">
            <text:p>595235133,48802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007" calcext:value-type="float">
            <text:p>-73,910007</text:p>
          </table:table-cell>
          <table:table-cell office:value-type="float" office:value="7.007715" calcext:value-type="float">
            <text:p>7,007715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05893100000000000103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0025229.971319" calcext:value-type="float">
            <text:p>110025229,97131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678" calcext:value-type="float">
            <text:p>-73,908678</text:p>
          </table:table-cell>
          <table:table-cell office:value-type="float" office:value="7.007504" calcext:value-type="float">
            <text:p>7,007504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05893100000000000103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NR_M_ND_H: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730406827.379405" calcext:value-type="float">
            <text:p>730406827,37940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678" calcext:value-type="float">
            <text:p>-73,908678</text:p>
          </table:table-cell>
          <table:table-cell office:value-type="float" office:value="7.007504" calcext:value-type="float">
            <text:p>7,007504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05893100000000000103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9385916.578443" calcext:value-type="float">
            <text:p>169385916,5784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9482" calcext:value-type="float">
            <text:p>-73,909482</text:p>
          </table:table-cell>
          <table:table-cell office:value-type="float" office:value="7.005957" calcext:value-type="float">
            <text:p>7,005957</text:p>
          </table:table-cell>
          <table:table-cell office:value-type="float" office:value="-73.912762" calcext:value-type="float">
            <text:p>-73,912762</text:p>
          </table:table-cell>
          <table:table-cell office:value-type="float" office:value="7.002791" calcext:value-type="float">
            <text:p>7,002791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C05893100000000000103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NR_M_ND_H: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915711086.646321" calcext:value-type="float">
            <text:p>915711086,64632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9482" calcext:value-type="float">
            <text:p>-73,909482</text:p>
          </table:table-cell>
          <table:table-cell office:value-type="float" office:value="7.005957" calcext:value-type="float">
            <text:p>7,005957</text:p>
          </table:table-cell>
          <table:table-cell office:value-type="float" office:value="-73.912762" calcext:value-type="float">
            <text:p>-73,912762</text:p>
          </table:table-cell>
          <table:table-cell office:value-type="float" office:value="7.002791" calcext:value-type="float">
            <text:p>7,002791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05893100000000000103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9439280.489753" calcext:value-type="float">
            <text:p>149439280,48975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993" calcext:value-type="float">
            <text:p>-73,910993</text:p>
          </table:table-cell>
          <table:table-cell office:value-type="float" office:value="7.004961" calcext:value-type="float">
            <text:p>7,004961</text:p>
          </table:table-cell>
          <table:table-cell office:value-type="float" office:value="-73.912762" calcext:value-type="float">
            <text:p>-73,912762</text:p>
          </table:table-cell>
          <table:table-cell office:value-type="float" office:value="7.002791" calcext:value-type="float">
            <text:p>7,002791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05893100000000000103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D_PL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8411711.162675" calcext:value-type="float">
            <text:p>198411711,16267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993" calcext:value-type="float">
            <text:p>-73,910993</text:p>
          </table:table-cell>
          <table:table-cell office:value-type="float" office:value="7.004961" calcext:value-type="float">
            <text:p>7,004961</text:p>
          </table:table-cell>
          <table:table-cell office:value-type="float" office:value="-73.912762" calcext:value-type="float">
            <text:p>-73,912762</text:p>
          </table:table-cell>
          <table:table-cell office:value-type="float" office:value="7.002791" calcext:value-type="float">
            <text:p>7,002791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05893100000000000103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NR_M_ND_H: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992058555.813377" calcext:value-type="float">
            <text:p>992058555,81337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993" calcext:value-type="float">
            <text:p>-73,910993</text:p>
          </table:table-cell>
          <table:table-cell office:value-type="float" office:value="7.004961" calcext:value-type="float">
            <text:p>7,004961</text:p>
          </table:table-cell>
          <table:table-cell office:value-type="float" office:value="-73.912762" calcext:value-type="float">
            <text:p>-73,912762</text:p>
          </table:table-cell>
          <table:table-cell office:value-type="float" office:value="7.002791" calcext:value-type="float">
            <text:p>7,002791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05893100000000000103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21705713.767399" calcext:value-type="float">
            <text:p>221705713,76739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993" calcext:value-type="float">
            <text:p>-73,910993</text:p>
          </table:table-cell>
          <table:table-cell office:value-type="float" office:value="7.004961" calcext:value-type="float">
            <text:p>7,004961</text:p>
          </table:table-cell>
          <table:table-cell office:value-type="float" office:value="-73.912762" calcext:value-type="float">
            <text:p>-73,912762</text:p>
          </table:table-cell>
          <table:table-cell office:value-type="float" office:value="7.002791" calcext:value-type="float">
            <text:p>7,002791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05893100000000000103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2014292.343178" calcext:value-type="float">
            <text:p>132014292,34317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45" calcext:value-type="float">
            <text:p>-73,91145</text:p>
          </table:table-cell>
          <table:table-cell office:value-type="float" office:value="7.004855" calcext:value-type="float">
            <text:p>7,004855</text:p>
          </table:table-cell>
          <table:table-cell office:value-type="float" office:value="-73.912762" calcext:value-type="float">
            <text:p>-73,912762</text:p>
          </table:table-cell>
          <table:table-cell office:value-type="float" office:value="7.002791" calcext:value-type="float">
            <text:p>7,002791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05893100000000000103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NR_M_ND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25829250.968637" calcext:value-type="float">
            <text:p>525829250,96863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45" calcext:value-type="float">
            <text:p>-73,91145</text:p>
          </table:table-cell>
          <table:table-cell office:value-type="float" office:value="7.004855" calcext:value-type="float">
            <text:p>7,004855</text:p>
          </table:table-cell>
          <table:table-cell office:value-type="float" office:value="-73.912762" calcext:value-type="float">
            <text:p>-73,912762</text:p>
          </table:table-cell>
          <table:table-cell office:value-type="float" office:value="7.002791" calcext:value-type="float">
            <text:p>7,002791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05893100000000000103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C_M_DM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21855237.916911" calcext:value-type="float">
            <text:p>221855237,9169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248" calcext:value-type="float">
            <text:p>-73,911248</text:p>
          </table:table-cell>
          <table:table-cell office:value-type="float" office:value="7.004016" calcext:value-type="float">
            <text:p>7,004016</text:p>
          </table:table-cell>
          <table:table-cell office:value-type="float" office:value="-73.912762" calcext:value-type="float">
            <text:p>-73,912762</text:p>
          </table:table-cell>
          <table:table-cell office:value-type="float" office:value="7.002791" calcext:value-type="float">
            <text:p>7,002791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C05893100000000000103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NR_M_ND_H: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325515270.0519" calcext:value-type="float">
            <text:p>1325515270,051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248" calcext:value-type="float">
            <text:p>-73,911248</text:p>
          </table:table-cell>
          <table:table-cell office:value-type="float" office:value="7.004016" calcext:value-type="float">
            <text:p>7,004016</text:p>
          </table:table-cell>
          <table:table-cell office:value-type="float" office:value="-73.912762" calcext:value-type="float">
            <text:p>-73,912762</text:p>
          </table:table-cell>
          <table:table-cell office:value-type="float" office:value="7.002791" calcext:value-type="float">
            <text:p>7,002791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05893100000000000103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C_M_DM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17020845.218059" calcext:value-type="float">
            <text:p>217020845,21805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831" calcext:value-type="float">
            <text:p>-73,910831</text:p>
          </table:table-cell>
          <table:table-cell office:value-type="float" office:value="7.004101" calcext:value-type="float">
            <text:p>7,004101</text:p>
          </table:table-cell>
          <table:table-cell office:value-type="float" office:value="-73.912762" calcext:value-type="float">
            <text:p>-73,912762</text:p>
          </table:table-cell>
          <table:table-cell office:value-type="float" office:value="7.002791" calcext:value-type="float">
            <text:p>7,002791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05893100000000000103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NR_M_ND_H: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008491006.56793" calcext:value-type="float">
            <text:p>1008491006,567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831" calcext:value-type="float">
            <text:p>-73,910831</text:p>
          </table:table-cell>
          <table:table-cell office:value-type="float" office:value="7.004101" calcext:value-type="float">
            <text:p>7,004101</text:p>
          </table:table-cell>
          <table:table-cell office:value-type="float" office:value="-73.912762" calcext:value-type="float">
            <text:p>-73,912762</text:p>
          </table:table-cell>
          <table:table-cell office:value-type="float" office:value="7.002791" calcext:value-type="float">
            <text:p>7,002791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05893100000000000103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C_M_DM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98878560.979505" calcext:value-type="float">
            <text:p>298878560,97950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728" calcext:value-type="float">
            <text:p>-73,911728</text:p>
          </table:table-cell>
          <table:table-cell office:value-type="float" office:value="7.004364" calcext:value-type="float">
            <text:p>7,004364</text:p>
          </table:table-cell>
          <table:table-cell office:value-type="float" office:value="-73.912762" calcext:value-type="float">
            <text:p>-73,912762</text:p>
          </table:table-cell>
          <table:table-cell office:value-type="float" office:value="7.002791" calcext:value-type="float">
            <text:p>7,002791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05893100000000000103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NR_M_ND_H: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388881978.13873" calcext:value-type="float">
            <text:p>1388881978,1387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728" calcext:value-type="float">
            <text:p>-73,911728</text:p>
          </table:table-cell>
          <table:table-cell office:value-type="float" office:value="7.004364" calcext:value-type="float">
            <text:p>7,004364</text:p>
          </table:table-cell>
          <table:table-cell office:value-type="float" office:value="-73.912762" calcext:value-type="float">
            <text:p>-73,912762</text:p>
          </table:table-cell>
          <table:table-cell office:value-type="float" office:value="7.002791" calcext:value-type="float">
            <text:p>7,002791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05893100000000000103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C_M_DM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5109427.207874" calcext:value-type="float">
            <text:p>125109427,20787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195" calcext:value-type="float">
            <text:p>-73,912195</text:p>
          </table:table-cell>
          <table:table-cell office:value-type="float" office:value="7.006317" calcext:value-type="float">
            <text:p>7,006317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05893100000000000103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D_PL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634955.6399903" calcext:value-type="float">
            <text:p>67634955,639990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195" calcext:value-type="float">
            <text:p>-73,912195</text:p>
          </table:table-cell>
          <table:table-cell office:value-type="float" office:value="7.006317" calcext:value-type="float">
            <text:p>7,006317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05893100000000000103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NR_M_ND_H: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43984512.039894" calcext:value-type="float">
            <text:p>743984512,03989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195" calcext:value-type="float">
            <text:p>-73,912195</text:p>
          </table:table-cell>
          <table:table-cell office:value-type="float" office:value="7.006317" calcext:value-type="float">
            <text:p>7,006317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05893100000000000103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9385916.578443" calcext:value-type="float">
            <text:p>169385916,5784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924" calcext:value-type="float">
            <text:p>-73,911924</text:p>
          </table:table-cell>
          <table:table-cell office:value-type="float" office:value="7.008649" calcext:value-type="float">
            <text:p>7,008649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05893100000000000103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C_M_DM_H: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77543666.313772" calcext:value-type="float">
            <text:p>677543666,31377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924" calcext:value-type="float">
            <text:p>-73,911924</text:p>
          </table:table-cell>
          <table:table-cell office:value-type="float" office:value="7.008649" calcext:value-type="float">
            <text:p>7,008649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05893100000000000103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NR_M_ND_H: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2563991042.6097" calcext:value-type="float">
            <text:p>2563991042,609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924" calcext:value-type="float">
            <text:p>-73,911924</text:p>
          </table:table-cell>
          <table:table-cell office:value-type="float" office:value="7.008649" calcext:value-type="float">
            <text:p>7,008649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05893100000000000103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R_PRMM_DB_H: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88002705.495516" calcext:value-type="float">
            <text:p>888002705,49551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365" calcext:value-type="float">
            <text:p>-73,912365</text:p>
          </table:table-cell>
          <table:table-cell office:value-type="float" office:value="7.008533" calcext:value-type="float">
            <text:p>7,008533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05893100000000000103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2591514.137618" calcext:value-type="float">
            <text:p>122591514,13761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365" calcext:value-type="float">
            <text:p>-73,912365</text:p>
          </table:table-cell>
          <table:table-cell office:value-type="float" office:value="7.008533" calcext:value-type="float">
            <text:p>7,008533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C05893100000000000103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C_M_DM_H: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90366056.55047" calcext:value-type="float">
            <text:p>490366056,5504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365" calcext:value-type="float">
            <text:p>-73,912365</text:p>
          </table:table-cell>
          <table:table-cell office:value-type="float" office:value="7.008533" calcext:value-type="float">
            <text:p>7,008533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05893100000000000103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NR_M_ND_H: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441485800.89048" calcext:value-type="float">
            <text:p>2441485800,8904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365" calcext:value-type="float">
            <text:p>-73,912365</text:p>
          </table:table-cell>
          <table:table-cell office:value-type="float" office:value="7.008533" calcext:value-type="float">
            <text:p>7,008533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05893100000000000103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NR_M_ND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24124186.362872" calcext:value-type="float">
            <text:p>324124186,36287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365" calcext:value-type="float">
            <text:p>-73,912365</text:p>
          </table:table-cell>
          <table:table-cell office:value-type="float" office:value="7.008533" calcext:value-type="float">
            <text:p>7,008533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05893100000000000103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R_PRMM_DB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30496986.370114" calcext:value-type="float">
            <text:p>330496986,3701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686" calcext:value-type="float">
            <text:p>-73,912686</text:p>
          </table:table-cell>
          <table:table-cell office:value-type="float" office:value="7.00847" calcext:value-type="float">
            <text:p>7,00847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05893100000000000103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C_M_DM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81913179.115713" calcext:value-type="float">
            <text:p>281913179,11571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686" calcext:value-type="float">
            <text:p>-73,912686</text:p>
          </table:table-cell>
          <table:table-cell office:value-type="float" office:value="7.00847" calcext:value-type="float">
            <text:p>7,00847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C05893100000000000103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NR_M_ND_H: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935745877.59565" calcext:value-type="float">
            <text:p>935745877,5956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686" calcext:value-type="float">
            <text:p>-73,912686</text:p>
          </table:table-cell>
          <table:table-cell office:value-type="float" office:value="7.00847" calcext:value-type="float">
            <text:p>7,00847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05893100000000000103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NR_M_ND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41265181.15239" calcext:value-type="float">
            <text:p>241265181,1523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686" calcext:value-type="float">
            <text:p>-73,912686</text:p>
          </table:table-cell>
          <table:table-cell office:value-type="float" office:value="7.00847" calcext:value-type="float">
            <text:p>7,00847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05893100000000000103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C_M_DM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92514975.094445" calcext:value-type="float">
            <text:p>292514975,09444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885" calcext:value-type="float">
            <text:p>-73,912885</text:p>
          </table:table-cell>
          <table:table-cell office:value-type="float" office:value="7.009505" calcext:value-type="float">
            <text:p>7,009505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05893100000000000103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D_PL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8135464.337739" calcext:value-type="float">
            <text:p>158135464,33773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885" calcext:value-type="float">
            <text:p>-73,912885</text:p>
          </table:table-cell>
          <table:table-cell office:value-type="float" office:value="7.009505" calcext:value-type="float">
            <text:p>7,009505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C05893100000000000103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NR_M_ND_H: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265083714.70191" calcext:value-type="float">
            <text:p>1265083714,7019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885" calcext:value-type="float">
            <text:p>-73,912885</text:p>
          </table:table-cell>
          <table:table-cell office:value-type="float" office:value="7.009505" calcext:value-type="float">
            <text:p>7,009505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05893100000000000103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9022477.644033" calcext:value-type="float">
            <text:p>139022477,64403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533" calcext:value-type="float">
            <text:p>-73,912533</text:p>
          </table:table-cell>
          <table:table-cell office:value-type="float" office:value="7.009557" calcext:value-type="float">
            <text:p>7,009557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C05893100000000000103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C_M_DM_H: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95112388.220166" calcext:value-type="float">
            <text:p>695112388,22016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533" calcext:value-type="float">
            <text:p>-73,912533</text:p>
          </table:table-cell>
          <table:table-cell office:value-type="float" office:value="7.009557" calcext:value-type="float">
            <text:p>7,009557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05893100000000000103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D_PL_DB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00625758.370476" calcext:value-type="float">
            <text:p>300625758,37047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533" calcext:value-type="float">
            <text:p>-73,912533</text:p>
          </table:table-cell>
          <table:table-cell office:value-type="float" office:value="7.009557" calcext:value-type="float">
            <text:p>7,009557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C05893100000000000103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NR_M_ND_H: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2555318946.14905" calcext:value-type="float">
            <text:p>2555318946,1490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533" calcext:value-type="float">
            <text:p>-73,912533</text:p>
          </table:table-cell>
          <table:table-cell office:value-type="float" office:value="7.009557" calcext:value-type="float">
            <text:p>7,009557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0589310000000000010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3615094.162993" calcext:value-type="float">
            <text:p>123615094,1629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113" calcext:value-type="float">
            <text:p>-73,912113</text:p>
          </table:table-cell>
          <table:table-cell office:value-type="float" office:value="7.009651" calcext:value-type="float">
            <text:p>7,009651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C0589310000000000010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C_M_DM_H: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18075470.814963" calcext:value-type="float">
            <text:p>618075470,81496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113" calcext:value-type="float">
            <text:p>-73,912113</text:p>
          </table:table-cell>
          <table:table-cell office:value-type="float" office:value="7.009651" calcext:value-type="float">
            <text:p>7,009651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C0589310000000000010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D_PL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3654219.298049" calcext:value-type="float">
            <text:p>133654219,29804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113" calcext:value-type="float">
            <text:p>-73,912113</text:p>
          </table:table-cell>
          <table:table-cell office:value-type="float" office:value="7.009651" calcext:value-type="float">
            <text:p>7,009651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0589310000000000010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NR_M_ND_H: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2138467508.76878" calcext:value-type="float">
            <text:p>2138467508,7687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113" calcext:value-type="float">
            <text:p>-73,912113</text:p>
          </table:table-cell>
          <table:table-cell office:value-type="float" office:value="7.009651" calcext:value-type="float">
            <text:p>7,009651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C05893100000000000103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C_M_DM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95565427.047936" calcext:value-type="float">
            <text:p>295565427,04793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869" calcext:value-type="float">
            <text:p>-73,911869</text:p>
          </table:table-cell>
          <table:table-cell office:value-type="float" office:value="7.006417" calcext:value-type="float">
            <text:p>7,006417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C05893100000000000103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D_PL_DB_H: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26092155.072896" calcext:value-type="float">
            <text:p>426092155,07289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869" calcext:value-type="float">
            <text:p>-73,911869</text:p>
          </table:table-cell>
          <table:table-cell office:value-type="float" office:value="7.006417" calcext:value-type="float">
            <text:p>7,006417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05893100000000000103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NR_M_ND_H: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704368620.29158" calcext:value-type="float">
            <text:p>1704368620,291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869" calcext:value-type="float">
            <text:p>-73,911869</text:p>
          </table:table-cell>
          <table:table-cell office:value-type="float" office:value="7.006417" calcext:value-type="float">
            <text:p>7,006417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05893100000000000103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R_M_DB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36676376.071412" calcext:value-type="float">
            <text:p>236676376,07141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869" calcext:value-type="float">
            <text:p>-73,911869</text:p>
          </table:table-cell>
          <table:table-cell office:value-type="float" office:value="7.006417" calcext:value-type="float">
            <text:p>7,006417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C05893100000000000103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R_PRMM_DB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19680973.978386" calcext:value-type="float">
            <text:p>319680973,97838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477" calcext:value-type="float">
            <text:p>-73,911477</text:p>
          </table:table-cell>
          <table:table-cell office:value-type="float" office:value="7.006557" calcext:value-type="float">
            <text:p>7,006557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C05893100000000000103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1868350.43721" calcext:value-type="float">
            <text:p>131868350,4372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477" calcext:value-type="float">
            <text:p>-73,911477</text:p>
          </table:table-cell>
          <table:table-cell office:value-type="float" office:value="7.006557" calcext:value-type="float">
            <text:p>7,006557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C05893100000000000103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C_M_DM_H: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27473401.74884" calcext:value-type="float">
            <text:p>527473401,7488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477" calcext:value-type="float">
            <text:p>-73,911477</text:p>
          </table:table-cell>
          <table:table-cell office:value-type="float" office:value="7.006557" calcext:value-type="float">
            <text:p>7,006557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C05893100000000000103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D_PL_DB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5155490.875049" calcext:value-type="float">
            <text:p>285155490,87504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477" calcext:value-type="float">
            <text:p>-73,911477</text:p>
          </table:table-cell>
          <table:table-cell office:value-type="float" office:value="7.006557" calcext:value-type="float">
            <text:p>7,006557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C05893100000000000103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NR_M_ND_H: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853510690.68782" calcext:value-type="float">
            <text:p>1853510690,6878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477" calcext:value-type="float">
            <text:p>-73,911477</text:p>
          </table:table-cell>
          <table:table-cell office:value-type="float" office:value="7.006557" calcext:value-type="float">
            <text:p>7,006557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C05893100000000000103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NR_M_ND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00372673.076473" calcext:value-type="float">
            <text:p>300372673,07647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477" calcext:value-type="float">
            <text:p>-73,911477</text:p>
          </table:table-cell>
          <table:table-cell office:value-type="float" office:value="7.006557" calcext:value-type="float">
            <text:p>7,006557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C05893100000000000104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C_M_DM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28795953.358942" calcext:value-type="float">
            <text:p>328795953,35894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7102" calcext:value-type="float">
            <text:p>-73,907102</text:p>
          </table:table-cell>
          <table:table-cell office:value-type="float" office:value="7.007624" calcext:value-type="float">
            <text:p>7,007624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461" calcext:value-type="float">
            <text:p>7,009461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C05893100000000000104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NR_M_ND_H: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303494081.83286" calcext:value-type="float">
            <text:p>1303494081,83286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7102" calcext:value-type="float">
            <text:p>-73,907102</text:p>
          </table:table-cell>
          <table:table-cell office:value-type="float" office:value="7.007624" calcext:value-type="float">
            <text:p>7,007624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461" calcext:value-type="float">
            <text:p>7,009461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05893100000000000104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_PRMM_DB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1466513.736602" calcext:value-type="float">
            <text:p>141466513,73660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7877" calcext:value-type="float">
            <text:p>-73,907877</text:p>
          </table:table-cell>
          <table:table-cell office:value-type="float" office:value="7.007603" calcext:value-type="float">
            <text:p>7,007603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461" calcext:value-type="float">
            <text:p>7,009461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C05893100000000000104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7429213.174319" calcext:value-type="float">
            <text:p>137429213,17431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7877" calcext:value-type="float">
            <text:p>-73,907877</text:p>
          </table:table-cell>
          <table:table-cell office:value-type="float" office:value="7.007603" calcext:value-type="float">
            <text:p>7,007603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461" calcext:value-type="float">
            <text:p>7,009461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C05893100000000000104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C_M_DM_H: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87146065.871594" calcext:value-type="float">
            <text:p>687146065,87159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7877" calcext:value-type="float">
            <text:p>-73,907877</text:p>
          </table:table-cell>
          <table:table-cell office:value-type="float" office:value="7.007603" calcext:value-type="float">
            <text:p>7,007603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461" calcext:value-type="float">
            <text:p>7,009461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05893100000000000104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NR_M_ND_H: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2377443540.52292" calcext:value-type="float">
            <text:p>2377443540,5229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7877" calcext:value-type="float">
            <text:p>-73,907877</text:p>
          </table:table-cell>
          <table:table-cell office:value-type="float" office:value="7.007603" calcext:value-type="float">
            <text:p>7,007603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461" calcext:value-type="float">
            <text:p>7,009461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C05893100000000000104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NR_M_ND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2922126.559668" calcext:value-type="float">
            <text:p>132922126,559668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7877" calcext:value-type="float">
            <text:p>-73,907877</text:p>
          </table:table-cell>
          <table:table-cell office:value-type="float" office:value="7.007603" calcext:value-type="float">
            <text:p>7,007603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461" calcext:value-type="float">
            <text:p>7,009461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C05893100000000000104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R_PRMM_DB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19680973.978386" calcext:value-type="float">
            <text:p>319680973,978386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78" calcext:value-type="float">
            <text:p>-73,9078</text:p>
          </table:table-cell>
          <table:table-cell office:value-type="float" office:value="7.007137" calcext:value-type="float">
            <text:p>7,007137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461" calcext:value-type="float">
            <text:p>7,009461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05893100000000000104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C_M_DM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82552197.762332" calcext:value-type="float">
            <text:p>482552197,76233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78" calcext:value-type="float">
            <text:p>-73,9078</text:p>
          </table:table-cell>
          <table:table-cell office:value-type="float" office:value="7.007137" calcext:value-type="float">
            <text:p>7,007137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461" calcext:value-type="float">
            <text:p>7,009461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05893100000000000104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D_PL_DB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47827734.680158" calcext:value-type="float">
            <text:p>347827734,680158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78" calcext:value-type="float">
            <text:p>-73,9078</text:p>
          </table:table-cell>
          <table:table-cell office:value-type="float" office:value="7.007137" calcext:value-type="float">
            <text:p>7,007137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461" calcext:value-type="float">
            <text:p>7,009461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05893100000000000104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NR_M_ND_H: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565224806.06071" calcext:value-type="float">
            <text:p>1565224806,0607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78" calcext:value-type="float">
            <text:p>-73,9078</text:p>
          </table:table-cell>
          <table:table-cell office:value-type="float" office:value="7.007137" calcext:value-type="float">
            <text:p>7,007137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461" calcext:value-type="float">
            <text:p>7,009461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05893100000000000104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9818824.392851" calcext:value-type="float">
            <text:p>139818824,39285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7762" calcext:value-type="float">
            <text:p>-73,907762</text:p>
          </table:table-cell>
          <table:table-cell office:value-type="float" office:value="7.006719" calcext:value-type="float">
            <text:p>7,006719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461" calcext:value-type="float">
            <text:p>7,009461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C05893100000000000104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C_M_DM_H: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59275297.571403" calcext:value-type="float">
            <text:p>559275297,57140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7762" calcext:value-type="float">
            <text:p>-73,907762</text:p>
          </table:table-cell>
          <table:table-cell office:value-type="float" office:value="7.006719" calcext:value-type="float">
            <text:p>7,006719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461" calcext:value-type="float">
            <text:p>7,009461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05893100000000000104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NR_M_ND_H: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814086793.58434" calcext:value-type="float">
            <text:p>1814086793,5843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7762" calcext:value-type="float">
            <text:p>-73,907762</text:p>
          </table:table-cell>
          <table:table-cell office:value-type="float" office:value="7.006719" calcext:value-type="float">
            <text:p>7,006719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461" calcext:value-type="float">
            <text:p>7,009461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05893100000000000104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C_M_DM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06616704.983613" calcext:value-type="float">
            <text:p>306616704,98361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7102" calcext:value-type="float">
            <text:p>-73,907102</text:p>
          </table:table-cell>
          <table:table-cell office:value-type="float" office:value="7.007173" calcext:value-type="float">
            <text:p>7,007173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461" calcext:value-type="float">
            <text:p>7,009461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C05893100000000000104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D_PL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5758949.608087" calcext:value-type="float">
            <text:p>165758949,60808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7102" calcext:value-type="float">
            <text:p>-73,907102</text:p>
          </table:table-cell>
          <table:table-cell office:value-type="float" office:value="7.007173" calcext:value-type="float">
            <text:p>7,007173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461" calcext:value-type="float">
            <text:p>7,009461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05893100000000000104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NR_M_ND_H: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491830546.47279" calcext:value-type="float">
            <text:p>1491830546,4727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7102" calcext:value-type="float">
            <text:p>-73,907102</text:p>
          </table:table-cell>
          <table:table-cell office:value-type="float" office:value="7.007173" calcext:value-type="float">
            <text:p>7,007173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461" calcext:value-type="float">
            <text:p>7,009461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C05893100000000000104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C_M_DM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26696290.453111" calcext:value-type="float">
            <text:p>226696290,45311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7106" calcext:value-type="float">
            <text:p>-73,907106</text:p>
          </table:table-cell>
          <table:table-cell office:value-type="float" office:value="7.00672" calcext:value-type="float">
            <text:p>7,00672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461" calcext:value-type="float">
            <text:p>7,009461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C05893100000000000104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D_PL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2553462.922269" calcext:value-type="float">
            <text:p>122553462,92226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7106" calcext:value-type="float">
            <text:p>-73,907106</text:p>
          </table:table-cell>
          <table:table-cell office:value-type="float" office:value="7.00672" calcext:value-type="float">
            <text:p>7,00672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461" calcext:value-type="float">
            <text:p>7,009461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C05893100000000000104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NR_M_ND_H: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57874240.455884" calcext:value-type="float">
            <text:p>857874240,45588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7106" calcext:value-type="float">
            <text:p>-73,907106</text:p>
          </table:table-cell>
          <table:table-cell office:value-type="float" office:value="7.00672" calcext:value-type="float">
            <text:p>7,00672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461" calcext:value-type="float">
            <text:p>7,009461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C05893100000000000104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3082706.125504" calcext:value-type="float">
            <text:p>113082706,12550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7712" calcext:value-type="float">
            <text:p>-73,907712</text:p>
          </table:table-cell>
          <table:table-cell office:value-type="float" office:value="7.00582" calcext:value-type="float">
            <text:p>7,00582</text:p>
          </table:table-cell>
          <table:table-cell office:value-type="float" office:value="-73.905974" calcext:value-type="float">
            <text:p>-73,905974</text:p>
          </table:table-cell>
          <table:table-cell office:value-type="float" office:value="7.00268" calcext:value-type="float">
            <text:p>7,00268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C05893100000000000104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C_M_DM_H: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78496236.753025" calcext:value-type="float">
            <text:p>678496236,75302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7712" calcext:value-type="float">
            <text:p>-73,907712</text:p>
          </table:table-cell>
          <table:table-cell office:value-type="float" office:value="7.00582" calcext:value-type="float">
            <text:p>7,00582</text:p>
          </table:table-cell>
          <table:table-cell office:value-type="float" office:value="-73.905974" calcext:value-type="float">
            <text:p>-73,905974</text:p>
          </table:table-cell>
          <table:table-cell office:value-type="float" office:value="7.00268" calcext:value-type="float">
            <text:p>7,00268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C05893100000000000104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NR_M_ND_H: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200796401.94227" calcext:value-type="float">
            <text:p>2200796401,9422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7712" calcext:value-type="float">
            <text:p>-73,907712</text:p>
          </table:table-cell>
          <table:table-cell office:value-type="float" office:value="7.00582" calcext:value-type="float">
            <text:p>7,00582</text:p>
          </table:table-cell>
          <table:table-cell office:value-type="float" office:value="-73.905974" calcext:value-type="float">
            <text:p>-73,905974</text:p>
          </table:table-cell>
          <table:table-cell office:value-type="float" office:value="7.00268" calcext:value-type="float">
            <text:p>7,00268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C05893100000000000104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9535732.3710031" calcext:value-type="float">
            <text:p>79535732,371003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7231" calcext:value-type="float">
            <text:p>-73,907231</text:p>
          </table:table-cell>
          <table:table-cell office:value-type="float" office:value="7.005136" calcext:value-type="float">
            <text:p>7,005136</text:p>
          </table:table-cell>
          <table:table-cell office:value-type="float" office:value="-73.905974" calcext:value-type="float">
            <text:p>-73,905974</text:p>
          </table:table-cell>
          <table:table-cell office:value-type="float" office:value="7.00268" calcext:value-type="float">
            <text:p>7,00268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C05893100000000000104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C_M_DM_H: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97678661.855016" calcext:value-type="float">
            <text:p>397678661,855016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7231" calcext:value-type="float">
            <text:p>-73,907231</text:p>
          </table:table-cell>
          <table:table-cell office:value-type="float" office:value="7.005136" calcext:value-type="float">
            <text:p>7,005136</text:p>
          </table:table-cell>
          <table:table-cell office:value-type="float" office:value="-73.905974" calcext:value-type="float">
            <text:p>-73,905974</text:p>
          </table:table-cell>
          <table:table-cell office:value-type="float" office:value="7.00268" calcext:value-type="float">
            <text:p>7,00268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C05893100000000000104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NR_M_ND_H: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375920801.6883" calcext:value-type="float">
            <text:p>1375920801,68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7231" calcext:value-type="float">
            <text:p>-73,907231</text:p>
          </table:table-cell>
          <table:table-cell office:value-type="float" office:value="7.005136" calcext:value-type="float">
            <text:p>7,005136</text:p>
          </table:table-cell>
          <table:table-cell office:value-type="float" office:value="-73.905974" calcext:value-type="float">
            <text:p>-73,905974</text:p>
          </table:table-cell>
          <table:table-cell office:value-type="float" office:value="7.00268" calcext:value-type="float">
            <text:p>7,00268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C05893100000000000104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C_M_DM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18956805.41293" calcext:value-type="float">
            <text:p>418956805,4129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6961" calcext:value-type="float">
            <text:p>-73,906961</text:p>
          </table:table-cell>
          <table:table-cell office:value-type="float" office:value="7.005992" calcext:value-type="float">
            <text:p>7,005992</text:p>
          </table:table-cell>
          <table:table-cell office:value-type="float" office:value="-73.905974" calcext:value-type="float">
            <text:p>-73,905974</text:p>
          </table:table-cell>
          <table:table-cell office:value-type="float" office:value="7.00268" calcext:value-type="float">
            <text:p>7,00268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C05893100000000000104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NR_M_ND_H: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358944353.6702" calcext:value-type="float">
            <text:p>1358944353,670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6961" calcext:value-type="float">
            <text:p>-73,906961</text:p>
          </table:table-cell>
          <table:table-cell office:value-type="float" office:value="7.005992" calcext:value-type="float">
            <text:p>7,005992</text:p>
          </table:table-cell>
          <table:table-cell office:value-type="float" office:value="-73.905974" calcext:value-type="float">
            <text:p>-73,905974</text:p>
          </table:table-cell>
          <table:table-cell office:value-type="float" office:value="7.00268" calcext:value-type="float">
            <text:p>7,00268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C05893100000000000104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C_M_DM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34946783.094002" calcext:value-type="float">
            <text:p>434946783,09400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6442" calcext:value-type="float">
            <text:p>-73,906442</text:p>
          </table:table-cell>
          <table:table-cell office:value-type="float" office:value="7.007317" calcext:value-type="float">
            <text:p>7,007317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461" calcext:value-type="float">
            <text:p>7,009461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C05893100000000000104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D_PL_DB_H: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940540038.807495" calcext:value-type="float">
            <text:p>940540038,80749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6442" calcext:value-type="float">
            <text:p>-73,906442</text:p>
          </table:table-cell>
          <table:table-cell office:value-type="float" office:value="7.007317" calcext:value-type="float">
            <text:p>7,007317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461" calcext:value-type="float">
            <text:p>7,009461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05893100000000000104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NR_M_ND_H: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724323404.48041" calcext:value-type="float">
            <text:p>1724323404,4804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6442" calcext:value-type="float">
            <text:p>-73,906442</text:p>
          </table:table-cell>
          <table:table-cell office:value-type="float" office:value="7.007317" calcext:value-type="float">
            <text:p>7,007317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461" calcext:value-type="float">
            <text:p>7,009461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C058931000000000001042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8976057.038847" calcext:value-type="float">
            <text:p>108976057,03884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6154" calcext:value-type="float">
            <text:p>-73,906154</text:p>
          </table:table-cell>
          <table:table-cell office:value-type="float" office:value="7.006772" calcext:value-type="float">
            <text:p>7,006772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C058931000000000001042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C_M_DM_H: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44880285.194237" calcext:value-type="float">
            <text:p>544880285,19423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6154" calcext:value-type="float">
            <text:p>-73,906154</text:p>
          </table:table-cell>
          <table:table-cell office:value-type="float" office:value="7.006772" calcext:value-type="float">
            <text:p>7,006772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C058931000000000001042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D_PL_DB_H: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71305221.237852" calcext:value-type="float">
            <text:p>471305221,23785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6154" calcext:value-type="float">
            <text:p>-73,906154</text:p>
          </table:table-cell>
          <table:table-cell office:value-type="float" office:value="7.006772" calcext:value-type="float">
            <text:p>7,006772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C058931000000000001042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NR_M_ND_H: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885220884.95141" calcext:value-type="float">
            <text:p>1885220884,9514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6154" calcext:value-type="float">
            <text:p>-73,906154</text:p>
          </table:table-cell>
          <table:table-cell office:value-type="float" office:value="7.006772" calcext:value-type="float">
            <text:p>7,006772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C05893100000000000104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427894.2463477" calcext:value-type="float">
            <text:p>90427894,246347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533" calcext:value-type="float">
            <text:p>-73,90533</text:p>
          </table:table-cell>
          <table:table-cell office:value-type="float" office:value="7.006649" calcext:value-type="float">
            <text:p>7,006649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C05893100000000000104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D_PL_DB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93315384.098467" calcext:value-type="float">
            <text:p>293315384,09846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533" calcext:value-type="float">
            <text:p>-73,90533</text:p>
          </table:table-cell>
          <table:table-cell office:value-type="float" office:value="7.006649" calcext:value-type="float">
            <text:p>7,006649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C05893100000000000104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NR_M_ND_H: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88858973.497446" calcext:value-type="float">
            <text:p>488858973,49744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533" calcext:value-type="float">
            <text:p>-73,90533</text:p>
          </table:table-cell>
          <table:table-cell office:value-type="float" office:value="7.006649" calcext:value-type="float">
            <text:p>7,006649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C05893100000000000104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C_M_DM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28316432.333166" calcext:value-type="float">
            <text:p>228316432,33316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4417" calcext:value-type="float">
            <text:p>-73,904417</text:p>
          </table:table-cell>
          <table:table-cell office:value-type="float" office:value="7.005929" calcext:value-type="float">
            <text:p>7,005929</text:p>
          </table:table-cell>
          <table:table-cell office:value-type="float" office:value="-73.905974" calcext:value-type="float">
            <text:p>-73,905974</text:p>
          </table:table-cell>
          <table:table-cell office:value-type="float" office:value="7.002788" calcext:value-type="float">
            <text:p>7,002788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C05893100000000000104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NR_M_ND_H: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17146609.86645" calcext:value-type="float">
            <text:p>617146609,8664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4417" calcext:value-type="float">
            <text:p>-73,904417</text:p>
          </table:table-cell>
          <table:table-cell office:value-type="float" office:value="7.005929" calcext:value-type="float">
            <text:p>7,005929</text:p>
          </table:table-cell>
          <table:table-cell office:value-type="float" office:value="-73.905974" calcext:value-type="float">
            <text:p>-73,905974</text:p>
          </table:table-cell>
          <table:table-cell office:value-type="float" office:value="7.002788" calcext:value-type="float">
            <text:p>7,002788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C05893100000000000104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C_M_DM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66799793.143193" calcext:value-type="float">
            <text:p>266799793,1431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5165" calcext:value-type="float">
            <text:p>-73,905165</text:p>
          </table:table-cell>
          <table:table-cell office:value-type="float" office:value="7.006054" calcext:value-type="float">
            <text:p>7,006054</text:p>
          </table:table-cell>
          <table:table-cell office:value-type="float" office:value="-73.905974" calcext:value-type="float">
            <text:p>-73,905974</text:p>
          </table:table-cell>
          <table:table-cell office:value-type="float" office:value="7.002788" calcext:value-type="float">
            <text:p>7,002788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05893100000000000104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D_PL_DB_H: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153869381.49855" calcext:value-type="float">
            <text:p>1153869381,498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5165" calcext:value-type="float">
            <text:p>-73,905165</text:p>
          </table:table-cell>
          <table:table-cell office:value-type="float" office:value="7.006054" calcext:value-type="float">
            <text:p>7,006054</text:p>
          </table:table-cell>
          <table:table-cell office:value-type="float" office:value="-73.905974" calcext:value-type="float">
            <text:p>-73,905974</text:p>
          </table:table-cell>
          <table:table-cell office:value-type="float" office:value="7.002788" calcext:value-type="float">
            <text:p>7,002788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C05893100000000000104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NR_M_ND_H: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298103054.18587" calcext:value-type="float">
            <text:p>1298103054,1858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5165" calcext:value-type="float">
            <text:p>-73,905165</text:p>
          </table:table-cell>
          <table:table-cell office:value-type="float" office:value="7.006054" calcext:value-type="float">
            <text:p>7,006054</text:p>
          </table:table-cell>
          <table:table-cell office:value-type="float" office:value="-73.905974" calcext:value-type="float">
            <text:p>-73,905974</text:p>
          </table:table-cell>
          <table:table-cell office:value-type="float" office:value="7.002788" calcext:value-type="float">
            <text:p>7,002788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C05893100000000000104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R_PRMM_DM_H: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6590342.284418" calcext:value-type="float">
            <text:p>156590342,28441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6117" calcext:value-type="float">
            <text:p>-73,906117</text:p>
          </table:table-cell>
          <table:table-cell office:value-type="float" office:value="7.006083" calcext:value-type="float">
            <text:p>7,006083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C05893100000000000104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1154404.097439" calcext:value-type="float">
            <text:p>111154404,09743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6117" calcext:value-type="float">
            <text:p>-73,906117</text:p>
          </table:table-cell>
          <table:table-cell office:value-type="float" office:value="7.006083" calcext:value-type="float">
            <text:p>7,006083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C05893100000000000104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C_M_DM_H: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44617616.389757" calcext:value-type="float">
            <text:p>444617616,38975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6117" calcext:value-type="float">
            <text:p>-73,906117</text:p>
          </table:table-cell>
          <table:table-cell office:value-type="float" office:value="7.006083" calcext:value-type="float">
            <text:p>7,006083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C05893100000000000104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D_PL_DB_H: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41270933.880943" calcext:value-type="float">
            <text:p>841270933,8809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6117" calcext:value-type="float">
            <text:p>-73,906117</text:p>
          </table:table-cell>
          <table:table-cell office:value-type="float" office:value="7.006083" calcext:value-type="float">
            <text:p>7,006083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C05893100000000000104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NR_M_ND_H: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562360305.7789" calcext:value-type="float">
            <text:p>1562360305,778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6117" calcext:value-type="float">
            <text:p>-73,906117</text:p>
          </table:table-cell>
          <table:table-cell office:value-type="float" office:value="7.006083" calcext:value-type="float">
            <text:p>7,006083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C05893100000000000104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C_M_DM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29573827.511592" calcext:value-type="float">
            <text:p>329573827,51159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6118" calcext:value-type="float">
            <text:p>-73,906118</text:p>
          </table:table-cell>
          <table:table-cell office:value-type="float" office:value="7.005364" calcext:value-type="float">
            <text:p>7,005364</text:p>
          </table:table-cell>
          <table:table-cell office:value-type="float" office:value="-73.905974" calcext:value-type="float">
            <text:p>-73,905974</text:p>
          </table:table-cell>
          <table:table-cell office:value-type="float" office:value="7.00268" calcext:value-type="float">
            <text:p>7,00268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C05893100000000000104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D_PL_DB_H: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187798111.4251" calcext:value-type="float">
            <text:p>1187798111,425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6118" calcext:value-type="float">
            <text:p>-73,906118</text:p>
          </table:table-cell>
          <table:table-cell office:value-type="float" office:value="7.005364" calcext:value-type="float">
            <text:p>7,005364</text:p>
          </table:table-cell>
          <table:table-cell office:value-type="float" office:value="-73.905974" calcext:value-type="float">
            <text:p>-73,905974</text:p>
          </table:table-cell>
          <table:table-cell office:value-type="float" office:value="7.00268" calcext:value-type="float">
            <text:p>7,00268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05893100000000000104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NR_M_ND_H: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187798111.4251" calcext:value-type="float">
            <text:p>1187798111,425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6118" calcext:value-type="float">
            <text:p>-73,906118</text:p>
          </table:table-cell>
          <table:table-cell office:value-type="float" office:value="7.005364" calcext:value-type="float">
            <text:p>7,005364</text:p>
          </table:table-cell>
          <table:table-cell office:value-type="float" office:value="-73.905974" calcext:value-type="float">
            <text:p>-73,905974</text:p>
          </table:table-cell>
          <table:table-cell office:value-type="float" office:value="7.00268" calcext:value-type="float">
            <text:p>7,00268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C05893100000000000104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C_M_DM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7154832.382517" calcext:value-type="float">
            <text:p>137154832,38251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517" calcext:value-type="float">
            <text:p>-73,90517</text:p>
          </table:table-cell>
          <table:table-cell office:value-type="float" office:value="7.005343" calcext:value-type="float">
            <text:p>7,005343</text:p>
          </table:table-cell>
          <table:table-cell office:value-type="float" office:value="-73.905974" calcext:value-type="float">
            <text:p>-73,905974</text:p>
          </table:table-cell>
          <table:table-cell office:value-type="float" office:value="7.00268" calcext:value-type="float">
            <text:p>7,00268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C05893100000000000104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NR_M_ND_H: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67321007.691113" calcext:value-type="float">
            <text:p>667321007,69111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517" calcext:value-type="float">
            <text:p>-73,90517</text:p>
          </table:table-cell>
          <table:table-cell office:value-type="float" office:value="7.005343" calcext:value-type="float">
            <text:p>7,005343</text:p>
          </table:table-cell>
          <table:table-cell office:value-type="float" office:value="-73.905974" calcext:value-type="float">
            <text:p>-73,905974</text:p>
          </table:table-cell>
          <table:table-cell office:value-type="float" office:value="7.00268" calcext:value-type="float">
            <text:p>7,00268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C05893100000000000104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C_M_DM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65384140.40592" calcext:value-type="float">
            <text:p>465384140,4059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4149" calcext:value-type="float">
            <text:p>-73,904149</text:p>
          </table:table-cell>
          <table:table-cell office:value-type="float" office:value="7.005322" calcext:value-type="float">
            <text:p>7,005322</text:p>
          </table:table-cell>
          <table:table-cell office:value-type="float" office:value="-73.905974" calcext:value-type="float">
            <text:p>-73,905974</text:p>
          </table:table-cell>
          <table:table-cell office:value-type="float" office:value="7.00268" calcext:value-type="float">
            <text:p>7,00268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C05893100000000000104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D_PL_DB_H: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38632131.73671" calcext:value-type="float">
            <text:p>838632131,7367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4149" calcext:value-type="float">
            <text:p>-73,904149</text:p>
          </table:table-cell>
          <table:table-cell office:value-type="float" office:value="7.005322" calcext:value-type="float">
            <text:p>7,005322</text:p>
          </table:table-cell>
          <table:table-cell office:value-type="float" office:value="-73.905974" calcext:value-type="float">
            <text:p>-73,905974</text:p>
          </table:table-cell>
          <table:table-cell office:value-type="float" office:value="7.00268" calcext:value-type="float">
            <text:p>7,00268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C05893100000000000104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NR_M_ND_H: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844990689.82076" calcext:value-type="float">
            <text:p>1844990689,82076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4149" calcext:value-type="float">
            <text:p>-73,904149</text:p>
          </table:table-cell>
          <table:table-cell office:value-type="float" office:value="7.005322" calcext:value-type="float">
            <text:p>7,005322</text:p>
          </table:table-cell>
          <table:table-cell office:value-type="float" office:value="-73.905974" calcext:value-type="float">
            <text:p>-73,905974</text:p>
          </table:table-cell>
          <table:table-cell office:value-type="float" office:value="7.00268" calcext:value-type="float">
            <text:p>7,00268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C05893100000000000104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1614022.407403" calcext:value-type="float">
            <text:p>101614022,40740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4033" calcext:value-type="float">
            <text:p>-73,904033</text:p>
          </table:table-cell>
          <table:table-cell office:value-type="float" office:value="7.004622" calcext:value-type="float">
            <text:p>7,004622</text:p>
          </table:table-cell>
          <table:table-cell office:value-type="float" office:value="-73.905974" calcext:value-type="float">
            <text:p>-73,905974</text:p>
          </table:table-cell>
          <table:table-cell office:value-type="float" office:value="7.00268" calcext:value-type="float">
            <text:p>7,00268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C05893100000000000104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C_M_DM_H: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06456089.62961" calcext:value-type="float">
            <text:p>406456089,6296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4033" calcext:value-type="float">
            <text:p>-73,904033</text:p>
          </table:table-cell>
          <table:table-cell office:value-type="float" office:value="7.004622" calcext:value-type="float">
            <text:p>7,004622</text:p>
          </table:table-cell>
          <table:table-cell office:value-type="float" office:value="-73.905974" calcext:value-type="float">
            <text:p>-73,905974</text:p>
          </table:table-cell>
          <table:table-cell office:value-type="float" office:value="7.00268" calcext:value-type="float">
            <text:p>7,00268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C05893100000000000104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D_PL_DB_H: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98663793.97717" calcext:value-type="float">
            <text:p>1098663793,9771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4033" calcext:value-type="float">
            <text:p>-73,904033</text:p>
          </table:table-cell>
          <table:table-cell office:value-type="float" office:value="7.004622" calcext:value-type="float">
            <text:p>7,004622</text:p>
          </table:table-cell>
          <table:table-cell office:value-type="float" office:value="-73.905974" calcext:value-type="float">
            <text:p>-73,905974</text:p>
          </table:table-cell>
          <table:table-cell office:value-type="float" office:value="7.00268" calcext:value-type="float">
            <text:p>7,00268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C05893100000000000104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NR_M_ND_H: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428262932.17032" calcext:value-type="float">
            <text:p>1428262932,1703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4033" calcext:value-type="float">
            <text:p>-73,904033</text:p>
          </table:table-cell>
          <table:table-cell office:value-type="float" office:value="7.004622" calcext:value-type="float">
            <text:p>7,004622</text:p>
          </table:table-cell>
          <table:table-cell office:value-type="float" office:value="-73.905974" calcext:value-type="float">
            <text:p>-73,905974</text:p>
          </table:table-cell>
          <table:table-cell office:value-type="float" office:value="7.00268" calcext:value-type="float">
            <text:p>7,00268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C05893100000000000104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8109393.142239" calcext:value-type="float">
            <text:p>118109393,14223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5161" calcext:value-type="float">
            <text:p>-73,905161</text:p>
          </table:table-cell>
          <table:table-cell office:value-type="float" office:value="7.004636" calcext:value-type="float">
            <text:p>7,004636</text:p>
          </table:table-cell>
          <table:table-cell office:value-type="float" office:value="-73.905974" calcext:value-type="float">
            <text:p>-73,905974</text:p>
          </table:table-cell>
          <table:table-cell office:value-type="float" office:value="7.00268" calcext:value-type="float">
            <text:p>7,00268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C05893100000000000104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C_M_DM_H: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72437572.568955" calcext:value-type="float">
            <text:p>472437572,56895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5161" calcext:value-type="float">
            <text:p>-73,905161</text:p>
          </table:table-cell>
          <table:table-cell office:value-type="float" office:value="7.004636" calcext:value-type="float">
            <text:p>7,004636</text:p>
          </table:table-cell>
          <table:table-cell office:value-type="float" office:value="-73.905974" calcext:value-type="float">
            <text:p>-73,905974</text:p>
          </table:table-cell>
          <table:table-cell office:value-type="float" office:value="7.00268" calcext:value-type="float">
            <text:p>7,00268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C05893100000000000104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D_PL_DB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83104155.016325" calcext:value-type="float">
            <text:p>383104155,01632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5161" calcext:value-type="float">
            <text:p>-73,905161</text:p>
          </table:table-cell>
          <table:table-cell office:value-type="float" office:value="7.004636" calcext:value-type="float">
            <text:p>7,004636</text:p>
          </table:table-cell>
          <table:table-cell office:value-type="float" office:value="-73.905974" calcext:value-type="float">
            <text:p>-73,905974</text:p>
          </table:table-cell>
          <table:table-cell office:value-type="float" office:value="7.00268" calcext:value-type="float">
            <text:p>7,00268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C05893100000000000104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NR_M_ND_H: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043222160.08707" calcext:value-type="float">
            <text:p>2043222160,0870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5161" calcext:value-type="float">
            <text:p>-73,905161</text:p>
          </table:table-cell>
          <table:table-cell office:value-type="float" office:value="7.004636" calcext:value-type="float">
            <text:p>7,004636</text:p>
          </table:table-cell>
          <table:table-cell office:value-type="float" office:value="-73.905974" calcext:value-type="float">
            <text:p>-73,905974</text:p>
          </table:table-cell>
          <table:table-cell office:value-type="float" office:value="7.00268" calcext:value-type="float">
            <text:p>7,00268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058931000000000001043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5600951.907977" calcext:value-type="float">
            <text:p>105600951,90797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6357" calcext:value-type="float">
            <text:p>-73,906357</text:p>
          </table:table-cell>
          <table:table-cell office:value-type="float" office:value="7.004937" calcext:value-type="float">
            <text:p>7,004937</text:p>
          </table:table-cell>
          <table:table-cell office:value-type="float" office:value="-73.905974" calcext:value-type="float">
            <text:p>-73,905974</text:p>
          </table:table-cell>
          <table:table-cell office:value-type="float" office:value="7.00268" calcext:value-type="float">
            <text:p>7,00268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C058931000000000001043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C_M_DM_H: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39206663.355842" calcext:value-type="float">
            <text:p>739206663,35584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6357" calcext:value-type="float">
            <text:p>-73,906357</text:p>
          </table:table-cell>
          <table:table-cell office:value-type="float" office:value="7.004937" calcext:value-type="float">
            <text:p>7,004937</text:p>
          </table:table-cell>
          <table:table-cell office:value-type="float" office:value="-73.905974" calcext:value-type="float">
            <text:p>-73,905974</text:p>
          </table:table-cell>
          <table:table-cell office:value-type="float" office:value="7.00268" calcext:value-type="float">
            <text:p>7,00268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C058931000000000001043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D_PL_DB_H: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255948083.68302" calcext:value-type="float">
            <text:p>1255948083,6830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6357" calcext:value-type="float">
            <text:p>-73,906357</text:p>
          </table:table-cell>
          <table:table-cell office:value-type="float" office:value="7.004937" calcext:value-type="float">
            <text:p>7,004937</text:p>
          </table:table-cell>
          <table:table-cell office:value-type="float" office:value="-73.905974" calcext:value-type="float">
            <text:p>-73,905974</text:p>
          </table:table-cell>
          <table:table-cell office:value-type="float" office:value="7.00268" calcext:value-type="float">
            <text:p>7,00268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C058931000000000001043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NR_M_ND_H: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2626073265.88268" calcext:value-type="float">
            <text:p>2626073265,88268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6357" calcext:value-type="float">
            <text:p>-73,906357</text:p>
          </table:table-cell>
          <table:table-cell office:value-type="float" office:value="7.004937" calcext:value-type="float">
            <text:p>7,004937</text:p>
          </table:table-cell>
          <table:table-cell office:value-type="float" office:value="-73.905974" calcext:value-type="float">
            <text:p>-73,905974</text:p>
          </table:table-cell>
          <table:table-cell office:value-type="float" office:value="7.00268" calcext:value-type="float">
            <text:p>7,00268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C058931000000000001044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R_PRMM_DB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5490568.628302" calcext:value-type="float">
            <text:p>235490568,62830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7658" calcext:value-type="float">
            <text:p>-73,907658</text:p>
          </table:table-cell>
          <table:table-cell office:value-type="float" office:value="7.006378" calcext:value-type="float">
            <text:p>7,006378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461" calcext:value-type="float">
            <text:p>7,009461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C058931000000000001044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C_M_DM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97939156.621526" calcext:value-type="float">
            <text:p>297939156,621526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7658" calcext:value-type="float">
            <text:p>-73,907658</text:p>
          </table:table-cell>
          <table:table-cell office:value-type="float" office:value="7.006378" calcext:value-type="float">
            <text:p>7,006378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461" calcext:value-type="float">
            <text:p>7,009461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C058931000000000001044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NR_M_ND_H: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288542492.19965" calcext:value-type="float">
            <text:p>1288542492,1996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7658" calcext:value-type="float">
            <text:p>-73,907658</text:p>
          </table:table-cell>
          <table:table-cell office:value-type="float" office:value="7.006378" calcext:value-type="float">
            <text:p>7,006378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461" calcext:value-type="float">
            <text:p>7,009461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C058931000000000001044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NR_M_ND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21267254.985166" calcext:value-type="float">
            <text:p>221267254,985166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7658" calcext:value-type="float">
            <text:p>-73,907658</text:p>
          </table:table-cell>
          <table:table-cell office:value-type="float" office:value="7.006378" calcext:value-type="float">
            <text:p>7,006378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461" calcext:value-type="float">
            <text:p>7,009461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C058931000000000001044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6212621.262732" calcext:value-type="float">
            <text:p>106212621,26273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7316" calcext:value-type="float">
            <text:p>-73,907316</text:p>
          </table:table-cell>
          <table:table-cell office:value-type="float" office:value="7.005924" calcext:value-type="float">
            <text:p>7,005924</text:p>
          </table:table-cell>
          <table:table-cell office:value-type="float" office:value="-73.905974" calcext:value-type="float">
            <text:p>-73,905974</text:p>
          </table:table-cell>
          <table:table-cell office:value-type="float" office:value="7.00268" calcext:value-type="float">
            <text:p>7,00268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C058931000000000001044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C_M_DM_H: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31063106.313662" calcext:value-type="float">
            <text:p>531063106,31366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7316" calcext:value-type="float">
            <text:p>-73,907316</text:p>
          </table:table-cell>
          <table:table-cell office:value-type="float" office:value="7.005924" calcext:value-type="float">
            <text:p>7,005924</text:p>
          </table:table-cell>
          <table:table-cell office:value-type="float" office:value="-73.905974" calcext:value-type="float">
            <text:p>-73,905974</text:p>
          </table:table-cell>
          <table:table-cell office:value-type="float" office:value="7.00268" calcext:value-type="float">
            <text:p>7,00268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C058931000000000001044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NR_M_ND_H: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067091978.29463" calcext:value-type="float">
            <text:p>2067091978,2946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7316" calcext:value-type="float">
            <text:p>-73,907316</text:p>
          </table:table-cell>
          <table:table-cell office:value-type="float" office:value="7.005924" calcext:value-type="float">
            <text:p>7,005924</text:p>
          </table:table-cell>
          <table:table-cell office:value-type="float" office:value="-73.905974" calcext:value-type="float">
            <text:p>-73,905974</text:p>
          </table:table-cell>
          <table:table-cell office:value-type="float" office:value="7.00268" calcext:value-type="float">
            <text:p>7,00268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C058931000000000001044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R_PRMM_DB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73415398.43515" calcext:value-type="float">
            <text:p>273415398,4351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756" calcext:value-type="float">
            <text:p>-73,90756</text:p>
          </table:table-cell>
          <table:table-cell office:value-type="float" office:value="7.005064" calcext:value-type="float">
            <text:p>7,005064</text:p>
          </table:table-cell>
          <table:table-cell office:value-type="float" office:value="-73.905974" calcext:value-type="float">
            <text:p>-73,905974</text:p>
          </table:table-cell>
          <table:table-cell office:value-type="float" office:value="7.00268" calcext:value-type="float">
            <text:p>7,00268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C058931000000000001044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9042251.6097184" calcext:value-type="float">
            <text:p>99042251,609718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756" calcext:value-type="float">
            <text:p>-73,90756</text:p>
          </table:table-cell>
          <table:table-cell office:value-type="float" office:value="7.005064" calcext:value-type="float">
            <text:p>7,005064</text:p>
          </table:table-cell>
          <table:table-cell office:value-type="float" office:value="-73.905974" calcext:value-type="float">
            <text:p>-73,905974</text:p>
          </table:table-cell>
          <table:table-cell office:value-type="float" office:value="7.00268" calcext:value-type="float">
            <text:p>7,00268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C058931000000000001044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C_M_DM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97126754.829155" calcext:value-type="float">
            <text:p>297126754,82915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756" calcext:value-type="float">
            <text:p>-73,90756</text:p>
          </table:table-cell>
          <table:table-cell office:value-type="float" office:value="7.005064" calcext:value-type="float">
            <text:p>7,005064</text:p>
          </table:table-cell>
          <table:table-cell office:value-type="float" office:value="-73.905974" calcext:value-type="float">
            <text:p>-73,905974</text:p>
          </table:table-cell>
          <table:table-cell office:value-type="float" office:value="7.00268" calcext:value-type="float">
            <text:p>7,00268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C058931000000000001044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NR_M_ND_H: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177943227.4557" calcext:value-type="float">
            <text:p>1177943227,455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756" calcext:value-type="float">
            <text:p>-73,90756</text:p>
          </table:table-cell>
          <table:table-cell office:value-type="float" office:value="7.005064" calcext:value-type="float">
            <text:p>7,005064</text:p>
          </table:table-cell>
          <table:table-cell office:value-type="float" office:value="-73.905974" calcext:value-type="float">
            <text:p>-73,905974</text:p>
          </table:table-cell>
          <table:table-cell office:value-type="float" office:value="7.00268" calcext:value-type="float">
            <text:p>7,00268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C058931000000000001044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C_M_DM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10672668.992212" calcext:value-type="float">
            <text:p>310672668,99221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6931" calcext:value-type="float">
            <text:p>-73,906931</text:p>
          </table:table-cell>
          <table:table-cell office:value-type="float" office:value="7.004927" calcext:value-type="float">
            <text:p>7,004927</text:p>
          </table:table-cell>
          <table:table-cell office:value-type="float" office:value="-73.905974" calcext:value-type="float">
            <text:p>-73,905974</text:p>
          </table:table-cell>
          <table:table-cell office:value-type="float" office:value="7.00268" calcext:value-type="float">
            <text:p>7,00268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C058931000000000001044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NR_M_ND_H: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007709777.98178" calcext:value-type="float">
            <text:p>1007709777,98178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6931" calcext:value-type="float">
            <text:p>-73,906931</text:p>
          </table:table-cell>
          <table:table-cell office:value-type="float" office:value="7.004927" calcext:value-type="float">
            <text:p>7,004927</text:p>
          </table:table-cell>
          <table:table-cell office:value-type="float" office:value="-73.905974" calcext:value-type="float">
            <text:p>-73,905974</text:p>
          </table:table-cell>
          <table:table-cell office:value-type="float" office:value="7.00268" calcext:value-type="float">
            <text:p>7,00268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C05893100000000000104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D_PL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4839143.450582" calcext:value-type="float">
            <text:p>134839143,45058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3161" calcext:value-type="float">
            <text:p>-73,903161</text:p>
          </table:table-cell>
          <table:table-cell office:value-type="float" office:value="7.004577" calcext:value-type="float">
            <text:p>7,004577</text:p>
          </table:table-cell>
          <table:table-cell office:value-type="float" office:value="-73.905974" calcext:value-type="float">
            <text:p>-73,905974</text:p>
          </table:table-cell>
          <table:table-cell office:value-type="float" office:value="7.00268" calcext:value-type="float">
            <text:p>7,00268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C05893100000000000104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NR_M_ND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69678286.901164" calcext:value-type="float">
            <text:p>269678286,90116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</text:p>
          </table:table-cell>
          <table:table-cell office:value-type="float" office:value="-73.903161" calcext:value-type="float">
            <text:p>-73,903161</text:p>
          </table:table-cell>
          <table:table-cell office:value-type="float" office:value="7.004577" calcext:value-type="float">
            <text:p>7,004577</text:p>
          </table:table-cell>
          <table:table-cell office:value-type="float" office:value="-73.905974" calcext:value-type="float">
            <text:p>-73,905974</text:p>
          </table:table-cell>
          <table:table-cell office:value-type="float" office:value="7.00268" calcext:value-type="float">
            <text:p>7,00268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396" calcext:value-type="float">
            <text:p>7,00396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C05893100000000000105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_M_DM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9422030.999725" calcext:value-type="float">
            <text:p>249422030,9997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3149" calcext:value-type="float">
            <text:p>-73,913149</text:p>
          </table:table-cell>
          <table:table-cell office:value-type="float" office:value="7.004137" calcext:value-type="float">
            <text:p>7,004137</text:p>
          </table:table-cell>
          <table:table-cell office:value-type="float" office:value="-73.912762" calcext:value-type="float">
            <text:p>-73,912762</text:p>
          </table:table-cell>
          <table:table-cell office:value-type="float" office:value="7.002791" calcext:value-type="float">
            <text:p>7,002791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C05893100000000000105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_PL_DB_H: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39356573.802328" calcext:value-type="float">
            <text:p>539356573,80232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3149" calcext:value-type="float">
            <text:p>-73,913149</text:p>
          </table:table-cell>
          <table:table-cell office:value-type="float" office:value="7.004137" calcext:value-type="float">
            <text:p>7,004137</text:p>
          </table:table-cell>
          <table:table-cell office:value-type="float" office:value="-73.912762" calcext:value-type="float">
            <text:p>-73,912762</text:p>
          </table:table-cell>
          <table:table-cell office:value-type="float" office:value="7.002791" calcext:value-type="float">
            <text:p>7,002791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C05893100000000000105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NR_M_ND_H: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213552291.05524" calcext:value-type="float">
            <text:p>1213552291,0552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3149" calcext:value-type="float">
            <text:p>-73,913149</text:p>
          </table:table-cell>
          <table:table-cell office:value-type="float" office:value="7.004137" calcext:value-type="float">
            <text:p>7,004137</text:p>
          </table:table-cell>
          <table:table-cell office:value-type="float" office:value="-73.912762" calcext:value-type="float">
            <text:p>-73,912762</text:p>
          </table:table-cell>
          <table:table-cell office:value-type="float" office:value="7.002791" calcext:value-type="float">
            <text:p>7,002791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C05893100000000000105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C_M_DM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08157749.735329" calcext:value-type="float">
            <text:p>508157749,73532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4874" calcext:value-type="float">
            <text:p>-73,914874</text:p>
          </table:table-cell>
          <table:table-cell office:value-type="float" office:value="7.003743" calcext:value-type="float">
            <text:p>7,003743</text:p>
          </table:table-cell>
          <table:table-cell office:value-type="float" office:value="-73.912762" calcext:value-type="float">
            <text:p>-73,912762</text:p>
          </table:table-cell>
          <table:table-cell office:value-type="float" office:value="7.002791" calcext:value-type="float">
            <text:p>7,002791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C05893100000000000105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D_PL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83142217.329264" calcext:value-type="float">
            <text:p>183142217,32926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4874" calcext:value-type="float">
            <text:p>-73,914874</text:p>
          </table:table-cell>
          <table:table-cell office:value-type="float" office:value="7.003743" calcext:value-type="float">
            <text:p>7,003743</text:p>
          </table:table-cell>
          <table:table-cell office:value-type="float" office:value="-73.912762" calcext:value-type="float">
            <text:p>-73,912762</text:p>
          </table:table-cell>
          <table:table-cell office:value-type="float" office:value="7.002791" calcext:value-type="float">
            <text:p>7,002791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C05893100000000000105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NR_M_ND_H: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014564390.62191" calcext:value-type="float">
            <text:p>2014564390,6219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4874" calcext:value-type="float">
            <text:p>-73,914874</text:p>
          </table:table-cell>
          <table:table-cell office:value-type="float" office:value="7.003743" calcext:value-type="float">
            <text:p>7,003743</text:p>
          </table:table-cell>
          <table:table-cell office:value-type="float" office:value="-73.912762" calcext:value-type="float">
            <text:p>-73,912762</text:p>
          </table:table-cell>
          <table:table-cell office:value-type="float" office:value="7.002791" calcext:value-type="float">
            <text:p>7,002791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05893100000000000105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9385916.578443" calcext:value-type="float">
            <text:p>169385916,5784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9693" calcext:value-type="float">
            <text:p>-73,909693</text:p>
          </table:table-cell>
          <table:table-cell office:value-type="float" office:value="6.999572" calcext:value-type="float">
            <text:p>6,999572</text:p>
          </table:table-cell>
          <table:table-cell office:value-type="float" office:value="-73.912762" calcext:value-type="float">
            <text:p>-73,912762</text:p>
          </table:table-cell>
          <table:table-cell office:value-type="float" office:value="7.002791" calcext:value-type="float">
            <text:p>7,002791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C05893100000000000105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D_PL_DB_H: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32568869.317056" calcext:value-type="float">
            <text:p>732568869,3170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9693" calcext:value-type="float">
            <text:p>-73,909693</text:p>
          </table:table-cell>
          <table:table-cell office:value-type="float" office:value="6.999572" calcext:value-type="float">
            <text:p>6,999572</text:p>
          </table:table-cell>
          <table:table-cell office:value-type="float" office:value="-73.912762" calcext:value-type="float">
            <text:p>-73,912762</text:p>
          </table:table-cell>
          <table:table-cell office:value-type="float" office:value="7.002791" calcext:value-type="float">
            <text:p>7,002791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C05893100000000000105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NR_M_ND_H: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915711086.646321" calcext:value-type="float">
            <text:p>915711086,64632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9693" calcext:value-type="float">
            <text:p>-73,909693</text:p>
          </table:table-cell>
          <table:table-cell office:value-type="float" office:value="6.999572" calcext:value-type="float">
            <text:p>6,999572</text:p>
          </table:table-cell>
          <table:table-cell office:value-type="float" office:value="-73.912762" calcext:value-type="float">
            <text:p>-73,912762</text:p>
          </table:table-cell>
          <table:table-cell office:value-type="float" office:value="7.002791" calcext:value-type="float">
            <text:p>7,002791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C05893100000000000106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R_PRMM_DB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5047092.796762" calcext:value-type="float">
            <text:p>185047092,7967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765" calcext:value-type="float">
            <text:p>-73,908765</text:p>
          </table:table-cell>
          <table:table-cell office:value-type="float" office:value="7.00827" calcext:value-type="float">
            <text:p>7,00827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C05893100000000000106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9439280.489753" calcext:value-type="float">
            <text:p>149439280,48975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765" calcext:value-type="float">
            <text:p>-73,908765</text:p>
          </table:table-cell>
          <table:table-cell office:value-type="float" office:value="7.00827" calcext:value-type="float">
            <text:p>7,00827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C05893100000000000106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MC_M_DM_H: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97757121.95901" calcext:value-type="float">
            <text:p>597757121,9590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765" calcext:value-type="float">
            <text:p>-73,908765</text:p>
          </table:table-cell>
          <table:table-cell office:value-type="float" office:value="7.00827" calcext:value-type="float">
            <text:p>7,00827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C05893100000000000106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MNR_M_ND_H: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182528822.78943" calcext:value-type="float">
            <text:p>2182528822,789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765" calcext:value-type="float">
            <text:p>-73,908765</text:p>
          </table:table-cell>
          <table:table-cell office:value-type="float" office:value="7.00827" calcext:value-type="float">
            <text:p>7,00827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C05893100000000000106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MNR_M_ND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5085710.933947" calcext:value-type="float">
            <text:p>135085710,93394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765" calcext:value-type="float">
            <text:p>-73,908765</text:p>
          </table:table-cell>
          <table:table-cell office:value-type="float" office:value="7.00827" calcext:value-type="float">
            <text:p>7,00827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C058931000000000001060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2738774.1735903" calcext:value-type="float">
            <text:p>72738774,173590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9355" calcext:value-type="float">
            <text:p>-73,909355</text:p>
          </table:table-cell>
          <table:table-cell office:value-type="float" office:value="7.008208" calcext:value-type="float">
            <text:p>7,008208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C058931000000000001060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C_M_DM_H: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90955096.694361" calcext:value-type="float">
            <text:p>290955096,6943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9355" calcext:value-type="float">
            <text:p>-73,909355</text:p>
          </table:table-cell>
          <table:table-cell office:value-type="float" office:value="7.008208" calcext:value-type="float">
            <text:p>7,008208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C058931000000000001060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NR_M_ND_H: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158910128.93204" calcext:value-type="float">
            <text:p>1158910128,9320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9355" calcext:value-type="float">
            <text:p>-73,909355</text:p>
          </table:table-cell>
          <table:table-cell office:value-type="float" office:value="7.008208" calcext:value-type="float">
            <text:p>7,008208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C058931000000000001060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_PRMM_DB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6352798.469397" calcext:value-type="float">
            <text:p>146352798,46939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9173" calcext:value-type="float">
            <text:p>-73,909173</text:p>
          </table:table-cell>
          <table:table-cell office:value-type="float" office:value="7.008948" calcext:value-type="float">
            <text:p>7,008948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C058931000000000001060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C_M_DM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00377467.797443" calcext:value-type="float">
            <text:p>400377467,7974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9173" calcext:value-type="float">
            <text:p>-73,909173</text:p>
          </table:table-cell>
          <table:table-cell office:value-type="float" office:value="7.008948" calcext:value-type="float">
            <text:p>7,008948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C058931000000000001060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NR_M_ND_H: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594752963.93943" calcext:value-type="float">
            <text:p>1594752963,939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9173" calcext:value-type="float">
            <text:p>-73,909173</text:p>
          </table:table-cell>
          <table:table-cell office:value-type="float" office:value="7.008948" calcext:value-type="float">
            <text:p>7,008948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C058931000000000001060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NR_M_ND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6838597.297634" calcext:value-type="float">
            <text:p>106838597,29763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9173" calcext:value-type="float">
            <text:p>-73,909173</text:p>
          </table:table-cell>
          <table:table-cell office:value-type="float" office:value="7.008948" calcext:value-type="float">
            <text:p>7,008948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C05893100000000000106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R_PRMM_DB_H: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26249952.176104" calcext:value-type="float">
            <text:p>526249952,17610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9305" calcext:value-type="float">
            <text:p>-73,909305</text:p>
          </table:table-cell>
          <table:table-cell office:value-type="float" office:value="7.009602" calcext:value-type="float">
            <text:p>7,009602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C05893100000000000106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7505866.278609" calcext:value-type="float">
            <text:p>137505866,27860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9305" calcext:value-type="float">
            <text:p>-73,909305</text:p>
          </table:table-cell>
          <table:table-cell office:value-type="float" office:value="7.009602" calcext:value-type="float">
            <text:p>7,009602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C05893100000000000106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C_M_DM_H: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50023465.114437" calcext:value-type="float">
            <text:p>550023465,11443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9305" calcext:value-type="float">
            <text:p>-73,909305</text:p>
          </table:table-cell>
          <table:table-cell office:value-type="float" office:value="7.009602" calcext:value-type="float">
            <text:p>7,009602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C05893100000000000106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NR_M_ND_H: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008243853.10309" calcext:value-type="float">
            <text:p>2008243853,1030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9305" calcext:value-type="float">
            <text:p>-73,909305</text:p>
          </table:table-cell>
          <table:table-cell office:value-type="float" office:value="7.009602" calcext:value-type="float">
            <text:p>7,009602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C05893100000000000106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NR_M_ND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92083128.257362" calcext:value-type="float">
            <text:p>192083128,2573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9305" calcext:value-type="float">
            <text:p>-73,909305</text:p>
          </table:table-cell>
          <table:table-cell office:value-type="float" office:value="7.009602" calcext:value-type="float">
            <text:p>7,009602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C05893100000000000106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7018790.746359" calcext:value-type="float">
            <text:p>137018790,74635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9135" calcext:value-type="float">
            <text:p>-73,909135</text:p>
          </table:table-cell>
          <table:table-cell office:value-type="float" office:value="7.010321" calcext:value-type="float">
            <text:p>7,010321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C05893100000000000106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C_M_DM_H: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48075162.985435" calcext:value-type="float">
            <text:p>548075162,9854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9135" calcext:value-type="float">
            <text:p>-73,909135</text:p>
          </table:table-cell>
          <table:table-cell office:value-type="float" office:value="7.010321" calcext:value-type="float">
            <text:p>7,010321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C05893100000000000106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NR_M_ND_H: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364972076.79455" calcext:value-type="float">
            <text:p>2364972076,794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9135" calcext:value-type="float">
            <text:p>-73,909135</text:p>
          </table:table-cell>
          <table:table-cell office:value-type="float" office:value="7.010321" calcext:value-type="float">
            <text:p>7,010321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C05893100000000000106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9439280.489753" calcext:value-type="float">
            <text:p>149439280,48975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977" calcext:value-type="float">
            <text:p>-73,90977</text:p>
          </table:table-cell>
          <table:table-cell office:value-type="float" office:value="7.010171" calcext:value-type="float">
            <text:p>7,010171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C05893100000000000106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C_M_DM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48317841.469258" calcext:value-type="float">
            <text:p>448317841,4692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977" calcext:value-type="float">
            <text:p>-73,90977</text:p>
          </table:table-cell>
          <table:table-cell office:value-type="float" office:value="7.010171" calcext:value-type="float">
            <text:p>7,010171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C05893100000000000106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NR_M_ND_H: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182528822.78943" calcext:value-type="float">
            <text:p>2182528822,789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977" calcext:value-type="float">
            <text:p>-73,90977</text:p>
          </table:table-cell>
          <table:table-cell office:value-type="float" office:value="7.010171" calcext:value-type="float">
            <text:p>7,010171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C05893100000000000106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NR_M_ND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69678286.901164" calcext:value-type="float">
            <text:p>269678286,90116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9461" calcext:value-type="float">
            <text:p>-73,909461</text:p>
          </table:table-cell>
          <table:table-cell office:value-type="float" office:value="7.009215" calcext:value-type="float">
            <text:p>7,009215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C05893100000000000106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NR_M_ND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9500610.950408" calcext:value-type="float">
            <text:p>149500610,95040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9461" calcext:value-type="float">
            <text:p>-73,909461</text:p>
          </table:table-cell>
          <table:table-cell office:value-type="float" office:value="7.009215" calcext:value-type="float">
            <text:p>7,009215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C05893100000000000106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R_PRMM_DB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5387830.099704" calcext:value-type="float">
            <text:p>135387830,09970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923" calcext:value-type="float">
            <text:p>-73,908923</text:p>
          </table:table-cell>
          <table:table-cell office:value-type="float" office:value="7.00933" calcext:value-type="float">
            <text:p>7,00933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C05893100000000000106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3834382.784664" calcext:value-type="float">
            <text:p>143834382,78466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923" calcext:value-type="float">
            <text:p>-73,908923</text:p>
          </table:table-cell>
          <table:table-cell office:value-type="float" office:value="7.00933" calcext:value-type="float">
            <text:p>7,00933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C05893100000000000106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NR_M_ND_H: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22062290.029181" calcext:value-type="float">
            <text:p>622062290,02918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923" calcext:value-type="float">
            <text:p>-73,908923</text:p>
          </table:table-cell>
          <table:table-cell office:value-type="float" office:value="7.00933" calcext:value-type="float">
            <text:p>7,00933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C05893100000000000106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9439280.489753" calcext:value-type="float">
            <text:p>149439280,48975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9381" calcext:value-type="float">
            <text:p>-73,909381</text:p>
          </table:table-cell>
          <table:table-cell office:value-type="float" office:value="7.009927" calcext:value-type="float">
            <text:p>7,009927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C05893100000000000106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NR_M_ND_H: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93646844.650702" calcext:value-type="float">
            <text:p>793646844,65070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9381" calcext:value-type="float">
            <text:p>-73,909381</text:p>
          </table:table-cell>
          <table:table-cell office:value-type="float" office:value="7.009927" calcext:value-type="float">
            <text:p>7,009927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C05893100000000000106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R_PRMM_DB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5313987.168986" calcext:value-type="float">
            <text:p>165313987,16898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9527" calcext:value-type="float">
            <text:p>-73,909527</text:p>
          </table:table-cell>
          <table:table-cell office:value-type="float" office:value="7.010563" calcext:value-type="float">
            <text:p>7,010563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C05893100000000000106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260093.303846" calcext:value-type="float">
            <text:p>100260093,30384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9527" calcext:value-type="float">
            <text:p>-73,909527</text:p>
          </table:table-cell>
          <table:table-cell office:value-type="float" office:value="7.010563" calcext:value-type="float">
            <text:p>7,010563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05893100000000000106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NR_M_ND_H: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42012469.755765" calcext:value-type="float">
            <text:p>542012469,75576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9527" calcext:value-type="float">
            <text:p>-73,909527</text:p>
          </table:table-cell>
          <table:table-cell office:value-type="float" office:value="7.010563" calcext:value-type="float">
            <text:p>7,010563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C05893100000000000106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9385916.578443" calcext:value-type="float">
            <text:p>169385916,5784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9853" calcext:value-type="float">
            <text:p>-73,909853</text:p>
          </table:table-cell>
          <table:table-cell office:value-type="float" office:value="7.012058" calcext:value-type="float">
            <text:p>7,012058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C05893100000000000106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C_M_DM_H: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16315499.47066" calcext:value-type="float">
            <text:p>1016315499,4706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9853" calcext:value-type="float">
            <text:p>-73,909853</text:p>
          </table:table-cell>
          <table:table-cell office:value-type="float" office:value="7.012058" calcext:value-type="float">
            <text:p>7,012058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C05893100000000000106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D_PL_DB_H: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014564390.62191" calcext:value-type="float">
            <text:p>2014564390,6219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9853" calcext:value-type="float">
            <text:p>-73,909853</text:p>
          </table:table-cell>
          <table:table-cell office:value-type="float" office:value="7.012058" calcext:value-type="float">
            <text:p>7,012058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C05893100000000000106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NR_M_ND_H: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3662844346.58528" calcext:value-type="float">
            <text:p>3662844346,5852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9853" calcext:value-type="float">
            <text:p>-73,909853</text:p>
          </table:table-cell>
          <table:table-cell office:value-type="float" office:value="7.012058" calcext:value-type="float">
            <text:p>7,012058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C05893100000000000106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7404021.075089" calcext:value-type="float">
            <text:p>117404021,07508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912" calcext:value-type="float">
            <text:p>-73,912912</text:p>
          </table:table-cell>
          <table:table-cell office:value-type="float" office:value="7.007769" calcext:value-type="float">
            <text:p>7,007769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C05893100000000000106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C_M_DM_H: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69616084.300356" calcext:value-type="float">
            <text:p>469616084,3003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912" calcext:value-type="float">
            <text:p>-73,912912</text:p>
          </table:table-cell>
          <table:table-cell office:value-type="float" office:value="7.007769" calcext:value-type="float">
            <text:p>7,007769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C05893100000000000106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D_PL_DB_H: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07754910.854256" calcext:value-type="float">
            <text:p>507754910,8542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912" calcext:value-type="float">
            <text:p>-73,912912</text:p>
          </table:table-cell>
          <table:table-cell office:value-type="float" office:value="7.007769" calcext:value-type="float">
            <text:p>7,007769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C05893100000000000106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NR_M_ND_H: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904080915.70346" calcext:value-type="float">
            <text:p>1904080915,7034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912" calcext:value-type="float">
            <text:p>-73,912912</text:p>
          </table:table-cell>
          <table:table-cell office:value-type="float" office:value="7.007769" calcext:value-type="float">
            <text:p>7,007769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C05893100000000000106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R_PRMM_DB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7370274.357179" calcext:value-type="float">
            <text:p>147370274,35717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5221" calcext:value-type="float">
            <text:p>-73,915221</text:p>
          </table:table-cell>
          <table:table-cell office:value-type="float" office:value="7.00804" calcext:value-type="float">
            <text:p>7,00804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C05893100000000000106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C_M_DM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4811424.600685" calcext:value-type="float">
            <text:p>164811424,60068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5221" calcext:value-type="float">
            <text:p>-73,915221</text:p>
          </table:table-cell>
          <table:table-cell office:value-type="float" office:value="7.00804" calcext:value-type="float">
            <text:p>7,00804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05893100000000000106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D_PL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9098109.0762229" calcext:value-type="float">
            <text:p>89098109,076222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5221" calcext:value-type="float">
            <text:p>-73,915221</text:p>
          </table:table-cell>
          <table:table-cell office:value-type="float" office:value="7.00804" calcext:value-type="float">
            <text:p>7,00804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C05893100000000000106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NR_M_ND_H: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12784872.609783" calcext:value-type="float">
            <text:p>712784872,60978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5221" calcext:value-type="float">
            <text:p>-73,915221</text:p>
          </table:table-cell>
          <table:table-cell office:value-type="float" office:value="7.00804" calcext:value-type="float">
            <text:p>7,00804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C05893100000000000106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NR_M_ND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8469307.978497" calcext:value-type="float">
            <text:p>138469307,97849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5221" calcext:value-type="float">
            <text:p>-73,915221</text:p>
          </table:table-cell>
          <table:table-cell office:value-type="float" office:value="7.00804" calcext:value-type="float">
            <text:p>7,00804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C05893100000000000106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C_M_DM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29540918.923834" calcext:value-type="float">
            <text:p>229540918,92383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5258" calcext:value-type="float">
            <text:p>-73,915258</text:p>
          </table:table-cell>
          <table:table-cell office:value-type="float" office:value="7.006928" calcext:value-type="float">
            <text:p>7,006928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C05893100000000000106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D_PL_DB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72273861.741389" calcext:value-type="float">
            <text:p>372273861,74138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5258" calcext:value-type="float">
            <text:p>-73,915258</text:p>
          </table:table-cell>
          <table:table-cell office:value-type="float" office:value="7.006928" calcext:value-type="float">
            <text:p>7,006928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C05893100000000000106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NR_M_ND_H: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44547723.482778" calcext:value-type="float">
            <text:p>744547723,48277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5258" calcext:value-type="float">
            <text:p>-73,915258</text:p>
          </table:table-cell>
          <table:table-cell office:value-type="float" office:value="7.006928" calcext:value-type="float">
            <text:p>7,006928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C05893100000000000106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D_PL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502717.1296004" calcext:value-type="float">
            <text:p>80502717,129600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908" calcext:value-type="float">
            <text:p>-73,912908</text:p>
          </table:table-cell>
          <table:table-cell office:value-type="float" office:value="7.011719" calcext:value-type="float">
            <text:p>7,011719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C05893100000000000106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NR_M_ND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1005434.259201" calcext:value-type="float">
            <text:p>161005434,25920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908" calcext:value-type="float">
            <text:p>-73,912908</text:p>
          </table:table-cell>
          <table:table-cell office:value-type="float" office:value="7.011719" calcext:value-type="float">
            <text:p>7,011719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C05893100000000000106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9431786.6559932" calcext:value-type="float">
            <text:p>89431786,655993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908" calcext:value-type="float">
            <text:p>-73,912908</text:p>
          </table:table-cell>
          <table:table-cell office:value-type="float" office:value="7.011719" calcext:value-type="float">
            <text:p>7,011719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C058931000000000001062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C_M_DM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88630451.006782" calcext:value-type="float">
            <text:p>188630451,00678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902" calcext:value-type="float">
            <text:p>-73,912902</text:p>
          </table:table-cell>
          <table:table-cell office:value-type="float" office:value="7.011196" calcext:value-type="float">
            <text:p>7,011196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C058931000000000001062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NR_M_ND_H: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15798615.399119" calcext:value-type="float">
            <text:p>815798615,39911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902" calcext:value-type="float">
            <text:p>-73,912902</text:p>
          </table:table-cell>
          <table:table-cell office:value-type="float" office:value="7.011196" calcext:value-type="float">
            <text:p>7,011196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C058931000000000001062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R_PRMM_DB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2994244.886484" calcext:value-type="float">
            <text:p>152994244,88648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581" calcext:value-type="float">
            <text:p>-73,912581</text:p>
          </table:table-cell>
          <table:table-cell office:value-type="float" office:value="7.011167" calcext:value-type="float">
            <text:p>7,011167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058931000000000001062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3933573.97899" calcext:value-type="float">
            <text:p>103933573,9789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581" calcext:value-type="float">
            <text:p>-73,912581</text:p>
          </table:table-cell>
          <table:table-cell office:value-type="float" office:value="7.011167" calcext:value-type="float">
            <text:p>7,011167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C058931000000000001062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C_M_DM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11800721.93697" calcext:value-type="float">
            <text:p>311800721,9369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581" calcext:value-type="float">
            <text:p>-73,912581</text:p>
          </table:table-cell>
          <table:table-cell office:value-type="float" office:value="7.011167" calcext:value-type="float">
            <text:p>7,011167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C058931000000000001062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NR_M_ND_H: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348491698.33921" calcext:value-type="float">
            <text:p>1348491698,3392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581" calcext:value-type="float">
            <text:p>-73,912581</text:p>
          </table:table-cell>
          <table:table-cell office:value-type="float" office:value="7.011167" calcext:value-type="float">
            <text:p>7,011167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05893100000000000106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R_PRMM_DB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0542299.180015" calcext:value-type="float">
            <text:p>230542299,18001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625" calcext:value-type="float">
            <text:p>-73,912625</text:p>
          </table:table-cell>
          <table:table-cell office:value-type="float" office:value="7.01045" calcext:value-type="float">
            <text:p>7,01045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C05893100000000000106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C_M_DM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49295655.33399" calcext:value-type="float">
            <text:p>349295655,3339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625" calcext:value-type="float">
            <text:p>-73,912625</text:p>
          </table:table-cell>
          <table:table-cell office:value-type="float" office:value="7.01045" calcext:value-type="float">
            <text:p>7,01045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C05893100000000000106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D_PL_DB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77662925.664308" calcext:value-type="float">
            <text:p>377662925,66430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625" calcext:value-type="float">
            <text:p>-73,912625</text:p>
          </table:table-cell>
          <table:table-cell office:value-type="float" office:value="7.01045" calcext:value-type="float">
            <text:p>7,01045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C05893100000000000106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NR_M_ND_H: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258876418.88103" calcext:value-type="float">
            <text:p>1258876418,8810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625" calcext:value-type="float">
            <text:p>-73,912625</text:p>
          </table:table-cell>
          <table:table-cell office:value-type="float" office:value="7.01045" calcext:value-type="float">
            <text:p>7,01045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C058931000000000001062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R_PRMM_DB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3939309.129045" calcext:value-type="float">
            <text:p>123939309,12904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944" calcext:value-type="float">
            <text:p>-73,912944</text:p>
          </table:table-cell>
          <table:table-cell office:value-type="float" office:value="7.010441" calcext:value-type="float">
            <text:p>7,010441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C058931000000000001062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C_M_DM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29087811.331289" calcext:value-type="float">
            <text:p>229087811,33128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944" calcext:value-type="float">
            <text:p>-73,912944</text:p>
          </table:table-cell>
          <table:table-cell office:value-type="float" office:value="7.010441" calcext:value-type="float">
            <text:p>7,010441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C058931000000000001062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D_PL_DB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5128445.850418" calcext:value-type="float">
            <text:p>165128445,85041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944" calcext:value-type="float">
            <text:p>-73,912944</text:p>
          </table:table-cell>
          <table:table-cell office:value-type="float" office:value="7.010441" calcext:value-type="float">
            <text:p>7,010441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058931000000000001062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NR_M_ND_H: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43078006.326881" calcext:value-type="float">
            <text:p>743078006,32688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944" calcext:value-type="float">
            <text:p>-73,912944</text:p>
          </table:table-cell>
          <table:table-cell office:value-type="float" office:value="7.010441" calcext:value-type="float">
            <text:p>7,010441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C058931000000000001063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R_PRMM_DB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40674457.108855" calcext:value-type="float">
            <text:p>240674457,1088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544" calcext:value-type="float">
            <text:p>-73,908544</text:p>
          </table:table-cell>
          <table:table-cell office:value-type="float" office:value="7.012033" calcext:value-type="float">
            <text:p>7,012033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C058931000000000001063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C_M_DM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4706066.377675" calcext:value-type="float">
            <text:p>204706066,37767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544" calcext:value-type="float">
            <text:p>-73,908544</text:p>
          </table:table-cell>
          <table:table-cell office:value-type="float" office:value="7.012033" calcext:value-type="float">
            <text:p>7,012033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C058931000000000001063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NR_M_ND_H: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63992443.783784" calcext:value-type="float">
            <text:p>663992443,78378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544" calcext:value-type="float">
            <text:p>-73,908544</text:p>
          </table:table-cell>
          <table:table-cell office:value-type="float" office:value="7.012033" calcext:value-type="float">
            <text:p>7,012033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C058931000000000001063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C_M_DM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8928299.047877" calcext:value-type="float">
            <text:p>218928299,04787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423" calcext:value-type="float">
            <text:p>-73,908423</text:p>
          </table:table-cell>
          <table:table-cell office:value-type="float" office:value="7.011711" calcext:value-type="float">
            <text:p>7,011711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C058931000000000001063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NR_M_ND_H: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28478259.986538" calcext:value-type="float">
            <text:p>828478259,98653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423" calcext:value-type="float">
            <text:p>-73,908423</text:p>
          </table:table-cell>
          <table:table-cell office:value-type="float" office:value="7.011711" calcext:value-type="float">
            <text:p>7,011711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C05893100000000000106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C_M_DM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62485000.901409" calcext:value-type="float">
            <text:p>262485000,90140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066" calcext:value-type="float">
            <text:p>-73,908066</text:p>
          </table:table-cell>
          <table:table-cell office:value-type="float" office:value="7.012058" calcext:value-type="float">
            <text:p>7,012058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05893100000000000106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NR_M_ND_H: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419010684.35332" calcext:value-type="float">
            <text:p>1419010684,3533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066" calcext:value-type="float">
            <text:p>-73,908066</text:p>
          </table:table-cell>
          <table:table-cell office:value-type="float" office:value="7.012058" calcext:value-type="float">
            <text:p>7,012058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C058931000000000001064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5401475.779838" calcext:value-type="float">
            <text:p>115401475,77983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91" calcext:value-type="float">
            <text:p>-73,9091</text:p>
          </table:table-cell>
          <table:table-cell office:value-type="float" office:value="7.008599" calcext:value-type="float">
            <text:p>7,008599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C058931000000000001064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NR_M_ND_H: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12877797.728576" calcext:value-type="float">
            <text:p>612877797,72857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91" calcext:value-type="float">
            <text:p>-73,9091</text:p>
          </table:table-cell>
          <table:table-cell office:value-type="float" office:value="7.008599" calcext:value-type="float">
            <text:p>7,008599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058931000000000001065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C_M_DM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39947671.576725" calcext:value-type="float">
            <text:p>439947671,5767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727" calcext:value-type="float">
            <text:p>-73,908727</text:p>
          </table:table-cell>
          <table:table-cell office:value-type="float" office:value="7.013091" calcext:value-type="float">
            <text:p>7,013091</text:p>
          </table:table-cell>
          <table:table-cell office:value-type="float" office:value="-73.905969" calcext:value-type="float">
            <text:p>-73,905969</text:p>
          </table:table-cell>
          <table:table-cell office:value-type="float" office:value="7.016352" calcext:value-type="float">
            <text:p>7,01635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058931000000000001065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D_PL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8559014.643335" calcext:value-type="float">
            <text:p>158559014,6433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727" calcext:value-type="float">
            <text:p>-73,908727</text:p>
          </table:table-cell>
          <table:table-cell office:value-type="float" office:value="7.013091" calcext:value-type="float">
            <text:p>7,013091</text:p>
          </table:table-cell>
          <table:table-cell office:value-type="float" office:value="-73.905969" calcext:value-type="float">
            <text:p>-73,905969</text:p>
          </table:table-cell>
          <table:table-cell office:value-type="float" office:value="7.016352" calcext:value-type="float">
            <text:p>7,01635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058931000000000001065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NR_M_ND_H: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585590146.43335" calcext:value-type="float">
            <text:p>1585590146,433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727" calcext:value-type="float">
            <text:p>-73,908727</text:p>
          </table:table-cell>
          <table:table-cell office:value-type="float" office:value="7.013091" calcext:value-type="float">
            <text:p>7,013091</text:p>
          </table:table-cell>
          <table:table-cell office:value-type="float" office:value="-73.905969" calcext:value-type="float">
            <text:p>-73,905969</text:p>
          </table:table-cell>
          <table:table-cell office:value-type="float" office:value="7.016352" calcext:value-type="float">
            <text:p>7,01635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C058931000000000001065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R_PRMM_DB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3634111.113213" calcext:value-type="float">
            <text:p>103634111,11321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241" calcext:value-type="float">
            <text:p>-73,908241</text:p>
          </table:table-cell>
          <table:table-cell office:value-type="float" office:value="7.012551" calcext:value-type="float">
            <text:p>7,012551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C058931000000000001065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471109.0561666" calcext:value-type="float">
            <text:p>58471109,056166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241" calcext:value-type="float">
            <text:p>-73,908241</text:p>
          </table:table-cell>
          <table:table-cell office:value-type="float" office:value="7.012551" calcext:value-type="float">
            <text:p>7,012551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C058931000000000001065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C_M_DM_H: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33884436.224666" calcext:value-type="float">
            <text:p>233884436,22466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241" calcext:value-type="float">
            <text:p>-73,908241</text:p>
          </table:table-cell>
          <table:table-cell office:value-type="float" office:value="7.012551" calcext:value-type="float">
            <text:p>7,012551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058931000000000001065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D_PL_DB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6439420.449556" calcext:value-type="float">
            <text:p>126439420,4495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241" calcext:value-type="float">
            <text:p>-73,908241</text:p>
          </table:table-cell>
          <table:table-cell office:value-type="float" office:value="7.012551" calcext:value-type="float">
            <text:p>7,012551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C058931000000000001065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NR_M_ND_H: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95416812.472556" calcext:value-type="float">
            <text:p>695416812,4725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241" calcext:value-type="float">
            <text:p>-73,908241</text:p>
          </table:table-cell>
          <table:table-cell office:value-type="float" office:value="7.012551" calcext:value-type="float">
            <text:p>7,012551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C058931000000000001065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NR_M_ND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7374750.1754195" calcext:value-type="float">
            <text:p>97374750,17541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241" calcext:value-type="float">
            <text:p>-73,908241</text:p>
          </table:table-cell>
          <table:table-cell office:value-type="float" office:value="7.012551" calcext:value-type="float">
            <text:p>7,012551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058931000000000001065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2818033.382086" calcext:value-type="float">
            <text:p>112818033,38208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615" calcext:value-type="float">
            <text:p>-73,908615</text:p>
          </table:table-cell>
          <table:table-cell office:value-type="float" office:value="7.012277" calcext:value-type="float">
            <text:p>7,012277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058931000000000001065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NR_M_ND_H: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09901496.112687" calcext:value-type="float">
            <text:p>609901496,11268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615" calcext:value-type="float">
            <text:p>-73,908615</text:p>
          </table:table-cell>
          <table:table-cell office:value-type="float" office:value="7.012277" calcext:value-type="float">
            <text:p>7,012277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C058931000000000001065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2867828.1663652" calcext:value-type="float">
            <text:p>52867828,166365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196" calcext:value-type="float">
            <text:p>-73,912196</text:p>
          </table:table-cell>
          <table:table-cell office:value-type="float" office:value="7.012116" calcext:value-type="float">
            <text:p>7,012116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C058931000000000001065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NR_M_ND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4322742.661864" calcext:value-type="float">
            <text:p>114322742,66186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196" calcext:value-type="float">
            <text:p>-73,912196</text:p>
          </table:table-cell>
          <table:table-cell office:value-type="float" office:value="7.012116" calcext:value-type="float">
            <text:p>7,012116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058931000000000001065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NR_M_ND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25432099.500974" calcext:value-type="float">
            <text:p>325432099,50097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813" calcext:value-type="float">
            <text:p>-73,912813</text:p>
          </table:table-cell>
          <table:table-cell office:value-type="float" office:value="7.012533" calcext:value-type="float">
            <text:p>7,012533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C058931000000000001065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NR_M_ND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80513169.305685" calcext:value-type="float">
            <text:p>180513169,30568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813" calcext:value-type="float">
            <text:p>-73,912813</text:p>
          </table:table-cell>
          <table:table-cell office:value-type="float" office:value="7.012533" calcext:value-type="float">
            <text:p>7,012533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058931000000000001065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C_M_DM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22559880.79261" calcext:value-type="float">
            <text:p>322559880,792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573" calcext:value-type="float">
            <text:p>-73,912573</text:p>
          </table:table-cell>
          <table:table-cell office:value-type="float" office:value="7.011703" calcext:value-type="float">
            <text:p>7,011703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058931000000000001065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D_PL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4377932.307212" calcext:value-type="float">
            <text:p>174377932,30721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573" calcext:value-type="float">
            <text:p>-73,912573</text:p>
          </table:table-cell>
          <table:table-cell office:value-type="float" office:value="7.011703" calcext:value-type="float">
            <text:p>7,011703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C058931000000000001065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NR_M_ND_H: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71889661.536061" calcext:value-type="float">
            <text:p>871889661,5360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573" calcext:value-type="float">
            <text:p>-73,912573</text:p>
          </table:table-cell>
          <table:table-cell office:value-type="float" office:value="7.011703" calcext:value-type="float">
            <text:p>7,011703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C058931000000000001065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C_M_DM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1584607.736916" calcext:value-type="float">
            <text:p>211584607,73691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157" calcext:value-type="float">
            <text:p>-73,912157</text:p>
          </table:table-cell>
          <table:table-cell office:value-type="float" office:value="7.011707" calcext:value-type="float">
            <text:p>7,011707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C058931000000000001065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D_PL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4383990.701305" calcext:value-type="float">
            <text:p>114383990,70130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157" calcext:value-type="float">
            <text:p>-73,912157</text:p>
          </table:table-cell>
          <table:table-cell office:value-type="float" office:value="7.011707" calcext:value-type="float">
            <text:p>7,011707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C058931000000000001065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NR_M_ND_H: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800687934.909136" calcext:value-type="float">
            <text:p>800687934,90913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157" calcext:value-type="float">
            <text:p>-73,912157</text:p>
          </table:table-cell>
          <table:table-cell office:value-type="float" office:value="7.011707" calcext:value-type="float">
            <text:p>7,011707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058931000000000001066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R_PRMM_DB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2898488.027706" calcext:value-type="float">
            <text:p>172898488,02770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092" calcext:value-type="float">
            <text:p>-73,912092</text:p>
          </table:table-cell>
          <table:table-cell office:value-type="float" office:value="7.011122" calcext:value-type="float">
            <text:p>7,011122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C058931000000000001066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C_M_DM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63201803.128746" calcext:value-type="float">
            <text:p>263201803,12874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092" calcext:value-type="float">
            <text:p>-73,912092</text:p>
          </table:table-cell>
          <table:table-cell office:value-type="float" office:value="7.011122" calcext:value-type="float">
            <text:p>7,011122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C058931000000000001066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D_PL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2288576.298892" calcext:value-type="float">
            <text:p>142288576,29889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092" calcext:value-type="float">
            <text:p>-73,912092</text:p>
          </table:table-cell>
          <table:table-cell office:value-type="float" office:value="7.011122" calcext:value-type="float">
            <text:p>7,011122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058931000000000001066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NR_M_ND_H: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996020034.092241" calcext:value-type="float">
            <text:p>996020034,09224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092" calcext:value-type="float">
            <text:p>-73,912092</text:p>
          </table:table-cell>
          <table:table-cell office:value-type="float" office:value="7.011122" calcext:value-type="float">
            <text:p>7,011122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C058931000000000001066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NR_M_ND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2455651.875216" calcext:value-type="float">
            <text:p>162455651,87521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092" calcext:value-type="float">
            <text:p>-73,912092</text:p>
          </table:table-cell>
          <table:table-cell office:value-type="float" office:value="7.011122" calcext:value-type="float">
            <text:p>7,011122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058931000000000001066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C_M_DM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08157749.735329" calcext:value-type="float">
            <text:p>508157749,73532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039" calcext:value-type="float">
            <text:p>-73,912039</text:p>
          </table:table-cell>
          <table:table-cell office:value-type="float" office:value="7.010501" calcext:value-type="float">
            <text:p>7,010501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C058931000000000001066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NR_M_ND_H: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014564390.62191" calcext:value-type="float">
            <text:p>2014564390,6219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039" calcext:value-type="float">
            <text:p>-73,912039</text:p>
          </table:table-cell>
          <table:table-cell office:value-type="float" office:value="7.010501" calcext:value-type="float">
            <text:p>7,010501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058931000000000001066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0013739.85869" calcext:value-type="float">
            <text:p>110013739,8586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397" calcext:value-type="float">
            <text:p>-73,911397</text:p>
          </table:table-cell>
          <table:table-cell office:value-type="float" office:value="7.010628" calcext:value-type="float">
            <text:p>7,010628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C058931000000000001066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C_M_DM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30041219.576069" calcext:value-type="float">
            <text:p>330041219,57606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397" calcext:value-type="float">
            <text:p>-73,911397</text:p>
          </table:table-cell>
          <table:table-cell office:value-type="float" office:value="7.010628" calcext:value-type="float">
            <text:p>7,010628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C058931000000000001066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NR_M_ND_H: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308430873.56569" calcext:value-type="float">
            <text:p>1308430873,5656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397" calcext:value-type="float">
            <text:p>-73,911397</text:p>
          </table:table-cell>
          <table:table-cell office:value-type="float" office:value="7.010628" calcext:value-type="float">
            <text:p>7,010628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C058931000000000001066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C_M_DM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5639622.307453" calcext:value-type="float">
            <text:p>155639622,30745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4029" calcext:value-type="float">
            <text:p>-73,914029</text:p>
          </table:table-cell>
          <table:table-cell office:value-type="float" office:value="7.008838" calcext:value-type="float">
            <text:p>7,008838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058931000000000001066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D_PL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4139774.1602555" calcext:value-type="float">
            <text:p>84139774,16025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4029" calcext:value-type="float">
            <text:p>-73,914029</text:p>
          </table:table-cell>
          <table:table-cell office:value-type="float" office:value="7.008838" calcext:value-type="float">
            <text:p>7,008838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C058931000000000001066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NR_M_ND_H: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04838644.961533" calcext:value-type="float">
            <text:p>504838644,96153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4029" calcext:value-type="float">
            <text:p>-73,914029</text:p>
          </table:table-cell>
          <table:table-cell office:value-type="float" office:value="7.008838" calcext:value-type="float">
            <text:p>7,008838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058931000000000001066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R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3472252.8665633" calcext:value-type="float">
            <text:p>93472252,866563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4029" calcext:value-type="float">
            <text:p>-73,914029</text:p>
          </table:table-cell>
          <table:table-cell office:value-type="float" office:value="7.008838" calcext:value-type="float">
            <text:p>7,008838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C058931000000000001066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R_PRMM_DB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5490568.628302" calcext:value-type="float">
            <text:p>235490568,62830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669" calcext:value-type="float">
            <text:p>-73,908669</text:p>
          </table:table-cell>
          <table:table-cell office:value-type="float" office:value="7.012534" calcext:value-type="float">
            <text:p>7,012534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C058931000000000001066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672692.4150086" calcext:value-type="float">
            <text:p>58672692,415008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669" calcext:value-type="float">
            <text:p>-73,908669</text:p>
          </table:table-cell>
          <table:table-cell office:value-type="float" office:value="7.012534" calcext:value-type="float">
            <text:p>7,012534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C058931000000000001066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D_PL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3437664.7280845" calcext:value-type="float">
            <text:p>63437664,728084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669" calcext:value-type="float">
            <text:p>-73,908669</text:p>
          </table:table-cell>
          <table:table-cell office:value-type="float" office:value="7.012534" calcext:value-type="float">
            <text:p>7,012534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058931000000000001066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NR_M_ND_H: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17188323.640423" calcext:value-type="float">
            <text:p>317188323,64042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669" calcext:value-type="float">
            <text:p>-73,908669</text:p>
          </table:table-cell>
          <table:table-cell office:value-type="float" office:value="7.012534" calcext:value-type="float">
            <text:p>7,012534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058931000000000001066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NR_M_ND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21267254.985166" calcext:value-type="float">
            <text:p>221267254,98516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8669" calcext:value-type="float">
            <text:p>-73,908669</text:p>
          </table:table-cell>
          <table:table-cell office:value-type="float" office:value="7.012534" calcext:value-type="float">
            <text:p>7,012534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C058931000000000001080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1304470.1121106" calcext:value-type="float">
            <text:p>91304470,112110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5364" calcext:value-type="float">
            <text:p>-73,915364</text:p>
          </table:table-cell>
          <table:table-cell office:value-type="float" office:value="7.007454" calcext:value-type="float">
            <text:p>7,007454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C058931000000000001080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D_PL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8719559.7259799" calcext:value-type="float">
            <text:p>98719559,725979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5364" calcext:value-type="float">
            <text:p>-73,915364</text:p>
          </table:table-cell>
          <table:table-cell office:value-type="float" office:value="7.007454" calcext:value-type="float">
            <text:p>7,007454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C058931000000000001080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NR_M_ND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96158679.17794" calcext:value-type="float">
            <text:p>296158679,1779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5364" calcext:value-type="float">
            <text:p>-73,915364</text:p>
          </table:table-cell>
          <table:table-cell office:value-type="float" office:value="7.007454" calcext:value-type="float">
            <text:p>7,007454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058931000000000001080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7391131.411046" calcext:value-type="float">
            <text:p>77391131,41104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5957" calcext:value-type="float">
            <text:p>-73,915957</text:p>
          </table:table-cell>
          <table:table-cell office:value-type="float" office:value="7.007792" calcext:value-type="float">
            <text:p>7,007792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C058931000000000001080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C_M_DM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32173394.233138" calcext:value-type="float">
            <text:p>232173394,23313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5957" calcext:value-type="float">
            <text:p>-73,915957</text:p>
          </table:table-cell>
          <table:table-cell office:value-type="float" office:value="7.007792" calcext:value-type="float">
            <text:p>7,007792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058931000000000001080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D_PL_DB_H: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34705120.580095" calcext:value-type="float">
            <text:p>334705120,5800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5957" calcext:value-type="float">
            <text:p>-73,915957</text:p>
          </table:table-cell>
          <table:table-cell office:value-type="float" office:value="7.007792" calcext:value-type="float">
            <text:p>7,007792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C058931000000000001080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NR_M_ND_H: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004115361.74029" calcext:value-type="float">
            <text:p>1004115361,7402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5957" calcext:value-type="float">
            <text:p>-73,915957</text:p>
          </table:table-cell>
          <table:table-cell office:value-type="float" office:value="7.007792" calcext:value-type="float">
            <text:p>7,007792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C058931000000000001080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C_M_DM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88033985.876986" calcext:value-type="float">
            <text:p>188033985,87698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6179" calcext:value-type="float">
            <text:p>-73,916179</text:p>
          </table:table-cell>
          <table:table-cell office:value-type="float" office:value="7.00753" calcext:value-type="float">
            <text:p>7,00753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C058931000000000001080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NR_M_ND_H: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45450743.143793" calcext:value-type="float">
            <text:p>745450743,1437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6179" calcext:value-type="float">
            <text:p>-73,916179</text:p>
          </table:table-cell>
          <table:table-cell office:value-type="float" office:value="7.00753" calcext:value-type="float">
            <text:p>7,00753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C05893100000000000108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030354.7442105" calcext:value-type="float">
            <text:p>90030354,744210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6366" calcext:value-type="float">
            <text:p>-73,916366</text:p>
          </table:table-cell>
          <table:table-cell office:value-type="float" office:value="7.007251" calcext:value-type="float">
            <text:p>7,007251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C05893100000000000108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MD_PL_DB_H: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81393789.371586" calcext:value-type="float">
            <text:p>681393789,37158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6366" calcext:value-type="float">
            <text:p>-73,916366</text:p>
          </table:table-cell>
          <table:table-cell office:value-type="float" office:value="7.007251" calcext:value-type="float">
            <text:p>7,007251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C05893100000000000108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MNR_M_ND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92025909.73068" calcext:value-type="float">
            <text:p>292025909,7306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6366" calcext:value-type="float">
            <text:p>-73,916366</text:p>
          </table:table-cell>
          <table:table-cell office:value-type="float" office:value="7.007251" calcext:value-type="float">
            <text:p>7,007251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C05893100000000000108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R_PRMM_DB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6753352.341484" calcext:value-type="float">
            <text:p>136753352,34148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5655" calcext:value-type="float">
            <text:p>-73,915655</text:p>
          </table:table-cell>
          <table:table-cell office:value-type="float" office:value="7.007149" calcext:value-type="float">
            <text:p>7,007149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C05893100000000000108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C_M_DM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83683985.344725" calcext:value-type="float">
            <text:p>183683985,3447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5655" calcext:value-type="float">
            <text:p>-73,915655</text:p>
          </table:table-cell>
          <table:table-cell office:value-type="float" office:value="7.007149" calcext:value-type="float">
            <text:p>7,007149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C05893100000000000108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D_PL_DB_H: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97202943.945226" calcext:value-type="float">
            <text:p>397202943,94522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5655" calcext:value-type="float">
            <text:p>-73,915655</text:p>
          </table:table-cell>
          <table:table-cell office:value-type="float" office:value="7.007149" calcext:value-type="float">
            <text:p>7,007149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C05893100000000000108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NR_M_ND_H: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95105151.904146" calcext:value-type="float">
            <text:p>695105151,90414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5655" calcext:value-type="float">
            <text:p>-73,915655</text:p>
          </table:table-cell>
          <table:table-cell office:value-type="float" office:value="7.007149" calcext:value-type="float">
            <text:p>7,007149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C05893100000000000108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NR_M_ND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8493633.774269" calcext:value-type="float">
            <text:p>128493633,77426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5655" calcext:value-type="float">
            <text:p>-73,915655</text:p>
          </table:table-cell>
          <table:table-cell office:value-type="float" office:value="7.007149" calcext:value-type="float">
            <text:p>7,007149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C05893100000000000108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3052409.9797121" calcext:value-type="float">
            <text:p>83052409,979712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632" calcext:value-type="float">
            <text:p>-73,91632</text:p>
          </table:table-cell>
          <table:table-cell office:value-type="float" office:value="7.006828" calcext:value-type="float">
            <text:p>7,006828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05893100000000000108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C_M_DM_H: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32209639.918849" calcext:value-type="float">
            <text:p>332209639,91884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632" calcext:value-type="float">
            <text:p>-73,91632</text:p>
          </table:table-cell>
          <table:table-cell office:value-type="float" office:value="7.006828" calcext:value-type="float">
            <text:p>7,006828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C05893100000000000108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D_PL_DB_H: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48986634.351611" calcext:value-type="float">
            <text:p>448986634,3516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632" calcext:value-type="float">
            <text:p>-73,91632</text:p>
          </table:table-cell>
          <table:table-cell office:value-type="float" office:value="7.006828" calcext:value-type="float">
            <text:p>7,006828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C05893100000000000108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NR_M_ND_H: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257162576.18451" calcext:value-type="float">
            <text:p>1257162576,1845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632" calcext:value-type="float">
            <text:p>-73,91632</text:p>
          </table:table-cell>
          <table:table-cell office:value-type="float" office:value="7.006828" calcext:value-type="float">
            <text:p>7,006828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C05893100000000000108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R_PRMM_DB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21415144.072876" calcext:value-type="float">
            <text:p>221415144,07287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6197" calcext:value-type="float">
            <text:p>-73,916197</text:p>
          </table:table-cell>
          <table:table-cell office:value-type="float" office:value="7.006507" calcext:value-type="float">
            <text:p>7,006507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C05893100000000000108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C_M_DM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73902153.589801" calcext:value-type="float">
            <text:p>273902153,58980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6197" calcext:value-type="float">
            <text:p>-73,916197</text:p>
          </table:table-cell>
          <table:table-cell office:value-type="float" office:value="7.006507" calcext:value-type="float">
            <text:p>7,006507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C05893100000000000108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D_PL_DB_H: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92293016.479516" calcext:value-type="float">
            <text:p>592293016,47951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6197" calcext:value-type="float">
            <text:p>-73,916197</text:p>
          </table:table-cell>
          <table:table-cell office:value-type="float" office:value="7.006507" calcext:value-type="float">
            <text:p>7,006507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05893100000000000108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NR_M_ND_H: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987155027.46586" calcext:value-type="float">
            <text:p>987155027,4658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6197" calcext:value-type="float">
            <text:p>-73,916197</text:p>
          </table:table-cell>
          <table:table-cell office:value-type="float" office:value="7.006507" calcext:value-type="float">
            <text:p>7,006507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C05893100000000000108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NR_M_ND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8041967.143402" calcext:value-type="float">
            <text:p>208041967,14340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6197" calcext:value-type="float">
            <text:p>-73,916197</text:p>
          </table:table-cell>
          <table:table-cell office:value-type="float" office:value="7.006507" calcext:value-type="float">
            <text:p>7,006507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C05893100000000000108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C_M_DB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74133046.499587" calcext:value-type="float">
            <text:p>374133046,49958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951" calcext:value-type="float">
            <text:p>-73,91951</text:p>
          </table:table-cell>
          <table:table-cell office:value-type="float" office:value="7.004051" calcext:value-type="float">
            <text:p>7,004051</text:p>
          </table:table-cell>
          <table:table-cell office:value-type="float" office:value="-73.91955" calcext:value-type="float">
            <text:p>-73,91955</text:p>
          </table:table-cell>
          <table:table-cell office:value-type="float" office:value="7.002793" calcext:value-type="float">
            <text:p>7,002793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C05893100000000000108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C_M_DM_H: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743642340.99697" calcext:value-type="float">
            <text:p>2743642340,9969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951" calcext:value-type="float">
            <text:p>-73,91951</text:p>
          </table:table-cell>
          <table:table-cell office:value-type="float" office:value="7.004051" calcext:value-type="float">
            <text:p>7,004051</text:p>
          </table:table-cell>
          <table:table-cell office:value-type="float" office:value="-73.91955" calcext:value-type="float">
            <text:p>-73,91955</text:p>
          </table:table-cell>
          <table:table-cell office:value-type="float" office:value="7.002793" calcext:value-type="float">
            <text:p>7,002793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C05893100000000000108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D_PL_DB_H: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float" office:value="8764544324.28784" calcext:value-type="float">
            <text:p>8764544324,2878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951" calcext:value-type="float">
            <text:p>-73,91951</text:p>
          </table:table-cell>
          <table:table-cell office:value-type="float" office:value="7.004051" calcext:value-type="float">
            <text:p>7,004051</text:p>
          </table:table-cell>
          <table:table-cell office:value-type="float" office:value="-73.91955" calcext:value-type="float">
            <text:p>-73,91955</text:p>
          </table:table-cell>
          <table:table-cell office:value-type="float" office:value="7.002793" calcext:value-type="float">
            <text:p>7,002793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C05893100000000000108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NR_M_ND_H: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float" office:value="9843257471.89249" calcext:value-type="float">
            <text:p>9843257471,8924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951" calcext:value-type="float">
            <text:p>-73,91951</text:p>
          </table:table-cell>
          <table:table-cell office:value-type="float" office:value="7.004051" calcext:value-type="float">
            <text:p>7,004051</text:p>
          </table:table-cell>
          <table:table-cell office:value-type="float" office:value="-73.91955" calcext:value-type="float">
            <text:p>-73,91955</text:p>
          </table:table-cell>
          <table:table-cell office:value-type="float" office:value="7.002793" calcext:value-type="float">
            <text:p>7,002793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C05893100000000000108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_M_DB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99590024.78229" calcext:value-type="float">
            <text:p>299590024,7822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951" calcext:value-type="float">
            <text:p>-73,91951</text:p>
          </table:table-cell>
          <table:table-cell office:value-type="float" office:value="7.004051" calcext:value-type="float">
            <text:p>7,004051</text:p>
          </table:table-cell>
          <table:table-cell office:value-type="float" office:value="-73.91955" calcext:value-type="float">
            <text:p>-73,91955</text:p>
          </table:table-cell>
          <table:table-cell office:value-type="float" office:value="7.002793" calcext:value-type="float">
            <text:p>7,002793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05893100000000000108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R_PRMM_DB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51568680.391956" calcext:value-type="float">
            <text:p>251568680,3919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6483" calcext:value-type="float">
            <text:p>-73,916483</text:p>
          </table:table-cell>
          <table:table-cell office:value-type="float" office:value="7.005773" calcext:value-type="float">
            <text:p>7,005773</text:p>
          </table:table-cell>
          <table:table-cell office:value-type="float" office:value="-73.91955" calcext:value-type="float">
            <text:p>-73,91955</text:p>
          </table:table-cell>
          <table:table-cell office:value-type="float" office:value="7.002793" calcext:value-type="float">
            <text:p>7,002793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C05893100000000000108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C_M_DM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1590901.770077" calcext:value-type="float">
            <text:p>211590901,77007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6483" calcext:value-type="float">
            <text:p>-73,916483</text:p>
          </table:table-cell>
          <table:table-cell office:value-type="float" office:value="7.005773" calcext:value-type="float">
            <text:p>7,005773</text:p>
          </table:table-cell>
          <table:table-cell office:value-type="float" office:value="-73.91955" calcext:value-type="float">
            <text:p>-73,91955</text:p>
          </table:table-cell>
          <table:table-cell office:value-type="float" office:value="7.002793" calcext:value-type="float">
            <text:p>7,002793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C05893100000000000108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D_PL_DB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28774786.591686" calcext:value-type="float">
            <text:p>228774786,59168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6483" calcext:value-type="float">
            <text:p>-73,916483</text:p>
          </table:table-cell>
          <table:table-cell office:value-type="float" office:value="7.005773" calcext:value-type="float">
            <text:p>7,005773</text:p>
          </table:table-cell>
          <table:table-cell office:value-type="float" office:value="-73.91955" calcext:value-type="float">
            <text:p>-73,91955</text:p>
          </table:table-cell>
          <table:table-cell office:value-type="float" office:value="7.002793" calcext:value-type="float">
            <text:p>7,002793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C05893100000000000108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NR_M_ND_H: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38840884.169515" calcext:value-type="float">
            <text:p>838840884,16951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6483" calcext:value-type="float">
            <text:p>-73,916483</text:p>
          </table:table-cell>
          <table:table-cell office:value-type="float" office:value="7.005773" calcext:value-type="float">
            <text:p>7,005773</text:p>
          </table:table-cell>
          <table:table-cell office:value-type="float" office:value="-73.91955" calcext:value-type="float">
            <text:p>-73,91955</text:p>
          </table:table-cell>
          <table:table-cell office:value-type="float" office:value="7.002793" calcext:value-type="float">
            <text:p>7,002793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C05893100000000000108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R_PRMM_DB_H: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5380267.77415" calcext:value-type="float">
            <text:p>205380267,7741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8138" calcext:value-type="float">
            <text:p>-73,918138</text:p>
          </table:table-cell>
          <table:table-cell office:value-type="float" office:value="7.008806" calcext:value-type="float">
            <text:p>7,008806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C05893100000000000108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R_PRMM_DM_H: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78008370.820407" calcext:value-type="float">
            <text:p>678008370,82040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8138" calcext:value-type="float">
            <text:p>-73,918138</text:p>
          </table:table-cell>
          <table:table-cell office:value-type="float" office:value="7.008806" calcext:value-type="float">
            <text:p>7,008806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C05893100000000000108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1473523.0991126" calcext:value-type="float">
            <text:p>61473523,099112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8138" calcext:value-type="float">
            <text:p>-73,918138</text:p>
          </table:table-cell>
          <table:table-cell office:value-type="float" office:value="7.008806" calcext:value-type="float">
            <text:p>7,008806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C05893100000000000108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NR_M_ND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99397875.953862" calcext:value-type="float">
            <text:p>199397875,9538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8138" calcext:value-type="float">
            <text:p>-73,918138</text:p>
          </table:table-cell>
          <table:table-cell office:value-type="float" office:value="7.008806" calcext:value-type="float">
            <text:p>7,008806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C05893100000000000108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NR_M_ND_H: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2975575.808445" calcext:value-type="float">
            <text:p>192975575,80844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8138" calcext:value-type="float">
            <text:p>-73,918138</text:p>
          </table:table-cell>
          <table:table-cell office:value-type="float" office:value="7.008806" calcext:value-type="float">
            <text:p>7,008806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C05893100000000000108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9385916.578443" calcext:value-type="float">
            <text:p>169385916,5784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8158" calcext:value-type="float">
            <text:p>-73,918158</text:p>
          </table:table-cell>
          <table:table-cell office:value-type="float" office:value="7.008493" calcext:value-type="float">
            <text:p>7,008493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C05893100000000000108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NR_M_ND_H: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32568869.317056" calcext:value-type="float">
            <text:p>732568869,3170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8158" calcext:value-type="float">
            <text:p>-73,918158</text:p>
          </table:table-cell>
          <table:table-cell office:value-type="float" office:value="7.008493" calcext:value-type="float">
            <text:p>7,008493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C05893100000000000108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9210420.164149" calcext:value-type="float">
            <text:p>119210420,16414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7497" calcext:value-type="float">
            <text:p>-73,917497</text:p>
          </table:table-cell>
          <table:table-cell office:value-type="float" office:value="7.00832" calcext:value-type="float">
            <text:p>7,00832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05893100000000000108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C_M_DM_H: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76841680.656596" calcext:value-type="float">
            <text:p>476841680,65659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7497" calcext:value-type="float">
            <text:p>-73,917497</text:p>
          </table:table-cell>
          <table:table-cell office:value-type="float" office:value="7.00832" calcext:value-type="float">
            <text:p>7,00832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C05893100000000000108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NR_M_ND_H: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374149223.91963" calcext:value-type="float">
            <text:p>2374149223,9196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7497" calcext:value-type="float">
            <text:p>-73,917497</text:p>
          </table:table-cell>
          <table:table-cell office:value-type="float" office:value="7.00832" calcext:value-type="float">
            <text:p>7,00832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C05893100000000000108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3759119.7983487" calcext:value-type="float">
            <text:p>83759119,798348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6764" calcext:value-type="float">
            <text:p>-73,916764</text:p>
          </table:table-cell>
          <table:table-cell office:value-type="float" office:value="7.008009" calcext:value-type="float">
            <text:p>7,008009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05893100000000000108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C_M_DM_H: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18795598.991743" calcext:value-type="float">
            <text:p>418795598,9917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6764" calcext:value-type="float">
            <text:p>-73,916764</text:p>
          </table:table-cell>
          <table:table-cell office:value-type="float" office:value="7.008009" calcext:value-type="float">
            <text:p>7,008009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C05893100000000000108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NR_M_ND_H: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668114658.02756" calcext:value-type="float">
            <text:p>1668114658,027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6764" calcext:value-type="float">
            <text:p>-73,916764</text:p>
          </table:table-cell>
          <table:table-cell office:value-type="float" office:value="7.008009" calcext:value-type="float">
            <text:p>7,008009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C058931000000000001081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5715208.8132455" calcext:value-type="float">
            <text:p>85715208,81324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6904" calcext:value-type="float">
            <text:p>-73,916904</text:p>
          </table:table-cell>
          <table:table-cell office:value-type="float" office:value="7.007668" calcext:value-type="float">
            <text:p>7,007668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C058931000000000001081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C_M_DM_H: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42860835.252982" calcext:value-type="float">
            <text:p>342860835,25298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6904" calcext:value-type="float">
            <text:p>-73,916904</text:p>
          </table:table-cell>
          <table:table-cell office:value-type="float" office:value="7.007668" calcext:value-type="float">
            <text:p>7,007668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C058931000000000001081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NR_M_ND_H: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365657104.14819" calcext:value-type="float">
            <text:p>1365657104,1481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6904" calcext:value-type="float">
            <text:p>-73,916904</text:p>
          </table:table-cell>
          <table:table-cell office:value-type="float" office:value="7.007668" calcext:value-type="float">
            <text:p>7,007668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C05893100000000000108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8298944.6840411" calcext:value-type="float">
            <text:p>88298944,68404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7598" calcext:value-type="float">
            <text:p>-73,917598</text:p>
          </table:table-cell>
          <table:table-cell office:value-type="float" office:value="7.007958" calcext:value-type="float">
            <text:p>7,007958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C05893100000000000108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C_M_DM_H: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41494723.420206" calcext:value-type="float">
            <text:p>441494723,42020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7598" calcext:value-type="float">
            <text:p>-73,917598</text:p>
          </table:table-cell>
          <table:table-cell office:value-type="float" office:value="7.007958" calcext:value-type="float">
            <text:p>7,007958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C05893100000000000108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NR_M_ND_H: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992998487.88382" calcext:value-type="float">
            <text:p>1992998487,8838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7598" calcext:value-type="float">
            <text:p>-73,917598</text:p>
          </table:table-cell>
          <table:table-cell office:value-type="float" office:value="7.007958" calcext:value-type="float">
            <text:p>7,007958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C05893100000000000108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3547543.840399" calcext:value-type="float">
            <text:p>123547543,84039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8198" calcext:value-type="float">
            <text:p>-73,918198</text:p>
          </table:table-cell>
          <table:table-cell office:value-type="float" office:value="7.00813" calcext:value-type="float">
            <text:p>7,00813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C05893100000000000108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D_PL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3581183.026138" calcext:value-type="float">
            <text:p>133581183,02613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8198" calcext:value-type="float">
            <text:p>-73,918198</text:p>
          </table:table-cell>
          <table:table-cell office:value-type="float" office:value="7.00813" calcext:value-type="float">
            <text:p>7,00813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C05893100000000000108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NR_M_ND_H: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67905915.130688" calcext:value-type="float">
            <text:p>667905915,13068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8198" calcext:value-type="float">
            <text:p>-73,918198</text:p>
          </table:table-cell>
          <table:table-cell office:value-type="float" office:value="7.00813" calcext:value-type="float">
            <text:p>7,00813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C05893100000000000108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4921727.0787353" calcext:value-type="float">
            <text:p>84921727,078735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8985" calcext:value-type="float">
            <text:p>-73,918985</text:p>
          </table:table-cell>
          <table:table-cell office:value-type="float" office:value="7.007752" calcext:value-type="float">
            <text:p>7,007752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C05893100000000000108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D_PL_DB_H: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67273825.611769" calcext:value-type="float">
            <text:p>367273825,61176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8985" calcext:value-type="float">
            <text:p>-73,918985</text:p>
          </table:table-cell>
          <table:table-cell office:value-type="float" office:value="7.007752" calcext:value-type="float">
            <text:p>7,007752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C05893100000000000108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NR_M_ND_H: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67273825.611769" calcext:value-type="float">
            <text:p>367273825,61176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8985" calcext:value-type="float">
            <text:p>-73,918985</text:p>
          </table:table-cell>
          <table:table-cell office:value-type="float" office:value="7.007752" calcext:value-type="float">
            <text:p>7,007752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C058931000000000001082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R_PRMM_DB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2995806.064904" calcext:value-type="float">
            <text:p>232995806,06490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8237" calcext:value-type="float">
            <text:p>-73,918237</text:p>
          </table:table-cell>
          <table:table-cell office:value-type="float" office:value="7.007725" calcext:value-type="float">
            <text:p>7,007725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C058931000000000001082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6320205.236562" calcext:value-type="float">
            <text:p>166320205,2365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8237" calcext:value-type="float">
            <text:p>-73,918237</text:p>
          </table:table-cell>
          <table:table-cell office:value-type="float" office:value="7.007725" calcext:value-type="float">
            <text:p>7,007725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C058931000000000001082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D_PL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9827531.054367" calcext:value-type="float">
            <text:p>179827531,05436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8237" calcext:value-type="float">
            <text:p>-73,918237</text:p>
          </table:table-cell>
          <table:table-cell office:value-type="float" office:value="7.007725" calcext:value-type="float">
            <text:p>7,007725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C058931000000000001082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NR_M_ND_H: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19310124.217466" calcext:value-type="float">
            <text:p>719310124,21746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8237" calcext:value-type="float">
            <text:p>-73,918237</text:p>
          </table:table-cell>
          <table:table-cell office:value-type="float" office:value="7.007725" calcext:value-type="float">
            <text:p>7,007725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C058931000000000001082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NR_M_ND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18923172.725489" calcext:value-type="float">
            <text:p>218923172,72548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8237" calcext:value-type="float">
            <text:p>-73,918237</text:p>
          </table:table-cell>
          <table:table-cell office:value-type="float" office:value="7.007725" calcext:value-type="float">
            <text:p>7,007725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C05893100000000000108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8209413.4181241" calcext:value-type="float">
            <text:p>78209413,418124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7707" calcext:value-type="float">
            <text:p>-73,917707</text:p>
          </table:table-cell>
          <table:table-cell office:value-type="float" office:value="7.007588" calcext:value-type="float">
            <text:p>7,007588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C05893100000000000108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C_M_DM_H: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12837653.672496" calcext:value-type="float">
            <text:p>312837653,67249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7707" calcext:value-type="float">
            <text:p>-73,917707</text:p>
          </table:table-cell>
          <table:table-cell office:value-type="float" office:value="7.007588" calcext:value-type="float">
            <text:p>7,007588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C05893100000000000108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NR_M_ND_H: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349910314.26293" calcext:value-type="float">
            <text:p>1349910314,262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7707" calcext:value-type="float">
            <text:p>-73,917707</text:p>
          </table:table-cell>
          <table:table-cell office:value-type="float" office:value="7.007588" calcext:value-type="float">
            <text:p>7,007588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C05893100000000000108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R_PRMM_DB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4829817.167675" calcext:value-type="float">
            <text:p>204829817,16767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7103" calcext:value-type="float">
            <text:p>-73,917103</text:p>
          </table:table-cell>
          <table:table-cell office:value-type="float" office:value="7.007328" calcext:value-type="float">
            <text:p>7,007328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C05893100000000000108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4112588.7128761" calcext:value-type="float">
            <text:p>74112588,71287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7103" calcext:value-type="float">
            <text:p>-73,917103</text:p>
          </table:table-cell>
          <table:table-cell office:value-type="float" office:value="7.007328" calcext:value-type="float">
            <text:p>7,007328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C05893100000000000108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NR_M_ND_H: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91999342.375905" calcext:value-type="float">
            <text:p>491999342,37590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7103" calcext:value-type="float">
            <text:p>-73,917103</text:p>
          </table:table-cell>
          <table:table-cell office:value-type="float" office:value="7.007328" calcext:value-type="float">
            <text:p>7,007328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C05893100000000000108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9703894.713394" calcext:value-type="float">
            <text:p>129703894,71339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6727" calcext:value-type="float">
            <text:p>-73,916727</text:p>
          </table:table-cell>
          <table:table-cell office:value-type="float" office:value="7.006962" calcext:value-type="float">
            <text:p>7,006962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05893100000000000108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D_PL_DB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0475016.505303" calcext:value-type="float">
            <text:p>280475016,50530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6727" calcext:value-type="float">
            <text:p>-73,916727</text:p>
          </table:table-cell>
          <table:table-cell office:value-type="float" office:value="7.006962" calcext:value-type="float">
            <text:p>7,006962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C05893100000000000108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NR_M_ND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0475016.505303" calcext:value-type="float">
            <text:p>280475016,50530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6727" calcext:value-type="float">
            <text:p>-73,916727</text:p>
          </table:table-cell>
          <table:table-cell office:value-type="float" office:value="7.006962" calcext:value-type="float">
            <text:p>7,006962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C058931000000000001082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3046159.2551879" calcext:value-type="float">
            <text:p>73046159,255187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7233" calcext:value-type="float">
            <text:p>-73,917233</text:p>
          </table:table-cell>
          <table:table-cell office:value-type="float" office:value="7.007043" calcext:value-type="float">
            <text:p>7,007043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C058931000000000001082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D_PL_DB_H: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73870644.393969" calcext:value-type="float">
            <text:p>473870644,39396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7233" calcext:value-type="float">
            <text:p>-73,917233</text:p>
          </table:table-cell>
          <table:table-cell office:value-type="float" office:value="7.007043" calcext:value-type="float">
            <text:p>7,007043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C058931000000000001082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NR_M_ND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36935322.196985" calcext:value-type="float">
            <text:p>236935322,19698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7233" calcext:value-type="float">
            <text:p>-73,917233</text:p>
          </table:table-cell>
          <table:table-cell office:value-type="float" office:value="7.007043" calcext:value-type="float">
            <text:p>7,007043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C05893100000000000108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4711015.499862" calcext:value-type="float">
            <text:p>124711015,4998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7824" calcext:value-type="float">
            <text:p>-73,917824</text:p>
          </table:table-cell>
          <table:table-cell office:value-type="float" office:value="7.007082" calcext:value-type="float">
            <text:p>7,007082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C05893100000000000108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NR_M_ND_H: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74195717.25291" calcext:value-type="float">
            <text:p>674195717,2529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7824" calcext:value-type="float">
            <text:p>-73,917824</text:p>
          </table:table-cell>
          <table:table-cell office:value-type="float" office:value="7.007082" calcext:value-type="float">
            <text:p>7,007082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C05893100000000000108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NR_M_ND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67149026.665289" calcext:value-type="float">
            <text:p>267149026,66528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7824" calcext:value-type="float">
            <text:p>-73,917824</text:p>
          </table:table-cell>
          <table:table-cell office:value-type="float" office:value="7.007082" calcext:value-type="float">
            <text:p>7,007082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C05893100000000000108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2958677.8142399" calcext:value-type="float">
            <text:p>72958677,814239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7787" calcext:value-type="float">
            <text:p>-73,917787</text:p>
          </table:table-cell>
          <table:table-cell office:value-type="float" office:value="7.007289" calcext:value-type="float">
            <text:p>7,007289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C05893100000000000108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D_PL_DB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36651564.04175" calcext:value-type="float">
            <text:p>236651564,0417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7787" calcext:value-type="float">
            <text:p>-73,917787</text:p>
          </table:table-cell>
          <table:table-cell office:value-type="float" office:value="7.007289" calcext:value-type="float">
            <text:p>7,007289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C05893100000000000108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NR_M_ND_H: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15535418.722333" calcext:value-type="float">
            <text:p>315535418,72233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7787" calcext:value-type="float">
            <text:p>-73,917787</text:p>
          </table:table-cell>
          <table:table-cell office:value-type="float" office:value="7.007289" calcext:value-type="float">
            <text:p>7,007289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C05893100000000000108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2441567.677148" calcext:value-type="float">
            <text:p>152441567,67714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8288" calcext:value-type="float">
            <text:p>-73,918288</text:p>
          </table:table-cell>
          <table:table-cell office:value-type="float" office:value="7.007055" calcext:value-type="float">
            <text:p>7,007055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C05893100000000000108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D_PL_DB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29643541.582311" calcext:value-type="float">
            <text:p>329643541,5823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8288" calcext:value-type="float">
            <text:p>-73,918288</text:p>
          </table:table-cell>
          <table:table-cell office:value-type="float" office:value="7.007055" calcext:value-type="float">
            <text:p>7,007055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C05893100000000000108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NR_M_ND_H: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59287083.164622" calcext:value-type="float">
            <text:p>659287083,16462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8288" calcext:value-type="float">
            <text:p>-73,918288</text:p>
          </table:table-cell>
          <table:table-cell office:value-type="float" office:value="7.007055" calcext:value-type="float">
            <text:p>7,007055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C058931000000000001083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4711015.499862" calcext:value-type="float">
            <text:p>124711015,4998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9269" calcext:value-type="float">
            <text:p>-73,919269</text:p>
          </table:table-cell>
          <table:table-cell office:value-type="float" office:value="7.006835" calcext:value-type="float">
            <text:p>7,006835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C058931000000000001083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C_M_DM_H: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872977108.499037" calcext:value-type="float">
            <text:p>872977108,49903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9269" calcext:value-type="float">
            <text:p>-73,919269</text:p>
          </table:table-cell>
          <table:table-cell office:value-type="float" office:value="7.006835" calcext:value-type="float">
            <text:p>7,006835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C058931000000000001083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NR_M_ND_H: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3101300299.36339" calcext:value-type="float">
            <text:p>3101300299,3633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9269" calcext:value-type="float">
            <text:p>-73,919269</text:p>
          </table:table-cell>
          <table:table-cell office:value-type="float" office:value="7.006835" calcext:value-type="float">
            <text:p>7,006835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C05893100000000000108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4711015.499862" calcext:value-type="float">
            <text:p>124711015,4998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9375" calcext:value-type="float">
            <text:p>-73,919375</text:p>
          </table:table-cell>
          <table:table-cell office:value-type="float" office:value="7.00657" calcext:value-type="float">
            <text:p>7,00657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C05893100000000000108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C_M_DM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74133046.499587" calcext:value-type="float">
            <text:p>374133046,49958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9375" calcext:value-type="float">
            <text:p>-73,919375</text:p>
          </table:table-cell>
          <table:table-cell office:value-type="float" office:value="7.00657" calcext:value-type="float">
            <text:p>7,00657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C05893100000000000108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NR_M_ND_H: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618069721.40699" calcext:value-type="float">
            <text:p>1618069721,4069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9375" calcext:value-type="float">
            <text:p>-73,919375</text:p>
          </table:table-cell>
          <table:table-cell office:value-type="float" office:value="7.00657" calcext:value-type="float">
            <text:p>7,00657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C058931000000000001083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4868761.4453427" calcext:value-type="float">
            <text:p>54868761,445342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8456" calcext:value-type="float">
            <text:p>-73,918456</text:p>
          </table:table-cell>
          <table:table-cell office:value-type="float" office:value="7.006591" calcext:value-type="float">
            <text:p>7,006591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058931000000000001083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D_PL_DB_H: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55948835.754248" calcext:value-type="float">
            <text:p>355948835,75424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8456" calcext:value-type="float">
            <text:p>-73,918456</text:p>
          </table:table-cell>
          <table:table-cell office:value-type="float" office:value="7.006591" calcext:value-type="float">
            <text:p>7,006591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C058931000000000001083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NR_M_ND_H: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96624029.795207" calcext:value-type="float">
            <text:p>296624029,79520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8456" calcext:value-type="float">
            <text:p>-73,918456</text:p>
          </table:table-cell>
          <table:table-cell office:value-type="float" office:value="7.006591" calcext:value-type="float">
            <text:p>7,006591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C058931000000000001083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5455433.9456235" calcext:value-type="float">
            <text:p>85455433,94562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7591" calcext:value-type="float">
            <text:p>-73,917591</text:p>
          </table:table-cell>
          <table:table-cell office:value-type="float" office:value="7.006245" calcext:value-type="float">
            <text:p>7,006245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C058931000000000001083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C_M_DM_H: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41821735.782494" calcext:value-type="float">
            <text:p>341821735,78249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7591" calcext:value-type="float">
            <text:p>-73,917591</text:p>
          </table:table-cell>
          <table:table-cell office:value-type="float" office:value="7.006245" calcext:value-type="float">
            <text:p>7,006245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C058931000000000001083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D_PL_DB_H: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293537099.21589" calcext:value-type="float">
            <text:p>1293537099,2158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7591" calcext:value-type="float">
            <text:p>-73,917591</text:p>
          </table:table-cell>
          <table:table-cell office:value-type="float" office:value="7.006245" calcext:value-type="float">
            <text:p>7,006245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C058931000000000001083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NR_M_ND_H: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016350577.95534" calcext:value-type="float">
            <text:p>1016350577,9553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7591" calcext:value-type="float">
            <text:p>-73,917591</text:p>
          </table:table-cell>
          <table:table-cell office:value-type="float" office:value="7.006245" calcext:value-type="float">
            <text:p>7,006245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C058931000000000001083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4711015.499862" calcext:value-type="float">
            <text:p>124711015,4998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7121" calcext:value-type="float">
            <text:p>-73,917121</text:p>
          </table:table-cell>
          <table:table-cell office:value-type="float" office:value="7.005615" calcext:value-type="float">
            <text:p>7,005615</text:p>
          </table:table-cell>
          <table:table-cell office:value-type="float" office:value="-73.91955" calcext:value-type="float">
            <text:p>-73,91955</text:p>
          </table:table-cell>
          <table:table-cell office:value-type="float" office:value="7.002793" calcext:value-type="float">
            <text:p>7,002793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C058931000000000001083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NR_M_ND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04517430.351746" calcext:value-type="float">
            <text:p>404517430,35174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7121" calcext:value-type="float">
            <text:p>-73,917121</text:p>
          </table:table-cell>
          <table:table-cell office:value-type="float" office:value="7.005615" calcext:value-type="float">
            <text:p>7,005615</text:p>
          </table:table-cell>
          <table:table-cell office:value-type="float" office:value="-73.91955" calcext:value-type="float">
            <text:p>-73,91955</text:p>
          </table:table-cell>
          <table:table-cell office:value-type="float" office:value="7.002793" calcext:value-type="float">
            <text:p>7,002793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C05893100000000000108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C_M_DM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9422030.999725" calcext:value-type="float">
            <text:p>249422030,9997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7524" calcext:value-type="float">
            <text:p>-73,917524</text:p>
          </table:table-cell>
          <table:table-cell office:value-type="float" office:value="7.005506" calcext:value-type="float">
            <text:p>7,005506</text:p>
          </table:table-cell>
          <table:table-cell office:value-type="float" office:value="-73.91955" calcext:value-type="float">
            <text:p>-73,91955</text:p>
          </table:table-cell>
          <table:table-cell office:value-type="float" office:value="7.002793" calcext:value-type="float">
            <text:p>7,002793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C05893100000000000108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D_PL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4839143.450582" calcext:value-type="float">
            <text:p>134839143,45058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7524" calcext:value-type="float">
            <text:p>-73,917524</text:p>
          </table:table-cell>
          <table:table-cell office:value-type="float" office:value="7.005506" calcext:value-type="float">
            <text:p>7,005506</text:p>
          </table:table-cell>
          <table:table-cell office:value-type="float" office:value="-73.91955" calcext:value-type="float">
            <text:p>-73,91955</text:p>
          </table:table-cell>
          <table:table-cell office:value-type="float" office:value="7.002793" calcext:value-type="float">
            <text:p>7,002793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C05893100000000000108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NR_M_ND_H: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809034860.703493" calcext:value-type="float">
            <text:p>809034860,7034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7524" calcext:value-type="float">
            <text:p>-73,917524</text:p>
          </table:table-cell>
          <table:table-cell office:value-type="float" office:value="7.005506" calcext:value-type="float">
            <text:p>7,005506</text:p>
          </table:table-cell>
          <table:table-cell office:value-type="float" office:value="-73.91955" calcext:value-type="float">
            <text:p>-73,91955</text:p>
          </table:table-cell>
          <table:table-cell office:value-type="float" office:value="7.002793" calcext:value-type="float">
            <text:p>7,002793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C058931000000000001083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D_PL_DB_H: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809034860.703493" calcext:value-type="float">
            <text:p>809034860,7034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8472" calcext:value-type="float">
            <text:p>-73,918472</text:p>
          </table:table-cell>
          <table:table-cell office:value-type="float" office:value="7.005681" calcext:value-type="float">
            <text:p>7,005681</text:p>
          </table:table-cell>
          <table:table-cell office:value-type="float" office:value="-73.91955" calcext:value-type="float">
            <text:p>-73,91955</text:p>
          </table:table-cell>
          <table:table-cell office:value-type="float" office:value="7.002793" calcext:value-type="float">
            <text:p>7,002793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C058931000000000001083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NR_M_ND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4839143.450582" calcext:value-type="float">
            <text:p>134839143,45058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8472" calcext:value-type="float">
            <text:p>-73,918472</text:p>
          </table:table-cell>
          <table:table-cell office:value-type="float" office:value="7.005681" calcext:value-type="float">
            <text:p>7,005681</text:p>
          </table:table-cell>
          <table:table-cell office:value-type="float" office:value="-73.91955" calcext:value-type="float">
            <text:p>-73,91955</text:p>
          </table:table-cell>
          <table:table-cell office:value-type="float" office:value="7.002793" calcext:value-type="float">
            <text:p>7,002793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C058931000000000001083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4711015.499862" calcext:value-type="float">
            <text:p>124711015,4998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9119" calcext:value-type="float">
            <text:p>-73,919119</text:p>
          </table:table-cell>
          <table:table-cell office:value-type="float" office:value="7.00554" calcext:value-type="float">
            <text:p>7,00554</text:p>
          </table:table-cell>
          <table:table-cell office:value-type="float" office:value="-73.91955" calcext:value-type="float">
            <text:p>-73,91955</text:p>
          </table:table-cell>
          <table:table-cell office:value-type="float" office:value="7.002793" calcext:value-type="float">
            <text:p>7,002793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C058931000000000001083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C_M_DM_H: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997688123.998899" calcext:value-type="float">
            <text:p>997688123,99889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9119" calcext:value-type="float">
            <text:p>-73,919119</text:p>
          </table:table-cell>
          <table:table-cell office:value-type="float" office:value="7.00554" calcext:value-type="float">
            <text:p>7,00554</text:p>
          </table:table-cell>
          <table:table-cell office:value-type="float" office:value="-73.91955" calcext:value-type="float">
            <text:p>-73,91955</text:p>
          </table:table-cell>
          <table:table-cell office:value-type="float" office:value="7.002793" calcext:value-type="float">
            <text:p>7,002793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C058931000000000001083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D_PL_DB_H: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7146474602.88085" calcext:value-type="float">
            <text:p>7146474602,8808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9119" calcext:value-type="float">
            <text:p>-73,919119</text:p>
          </table:table-cell>
          <table:table-cell office:value-type="float" office:value="7.00554" calcext:value-type="float">
            <text:p>7,00554</text:p>
          </table:table-cell>
          <table:table-cell office:value-type="float" office:value="-73.91955" calcext:value-type="float">
            <text:p>-73,91955</text:p>
          </table:table-cell>
          <table:table-cell office:value-type="float" office:value="7.002793" calcext:value-type="float">
            <text:p>7,002793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C058931000000000001083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NR_M_ND_H: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3640656873.16572" calcext:value-type="float">
            <text:p>3640656873,1657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9119" calcext:value-type="float">
            <text:p>-73,919119</text:p>
          </table:table-cell>
          <table:table-cell office:value-type="float" office:value="7.00554" calcext:value-type="float">
            <text:p>7,00554</text:p>
          </table:table-cell>
          <table:table-cell office:value-type="float" office:value="-73.91955" calcext:value-type="float">
            <text:p>-73,91955</text:p>
          </table:table-cell>
          <table:table-cell office:value-type="float" office:value="7.002793" calcext:value-type="float">
            <text:p>7,002793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C058931000000000001083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R_PRMM_DB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5490568.628302" calcext:value-type="float">
            <text:p>235490568,62830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8844" calcext:value-type="float">
            <text:p>-73,918844</text:p>
          </table:table-cell>
          <table:table-cell office:value-type="float" office:value="7.00481" calcext:value-type="float">
            <text:p>7,00481</text:p>
          </table:table-cell>
          <table:table-cell office:value-type="float" office:value="-73.91955" calcext:value-type="float">
            <text:p>-73,91955</text:p>
          </table:table-cell>
          <table:table-cell office:value-type="float" office:value="7.002793" calcext:value-type="float">
            <text:p>7,002793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C058931000000000001083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C_M_DM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74133046.499587" calcext:value-type="float">
            <text:p>374133046,49958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8844" calcext:value-type="float">
            <text:p>-73,918844</text:p>
          </table:table-cell>
          <table:table-cell office:value-type="float" office:value="7.00481" calcext:value-type="float">
            <text:p>7,00481</text:p>
          </table:table-cell>
          <table:table-cell office:value-type="float" office:value="-73.91955" calcext:value-type="float">
            <text:p>-73,91955</text:p>
          </table:table-cell>
          <table:table-cell office:value-type="float" office:value="7.002793" calcext:value-type="float">
            <text:p>7,002793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C058931000000000001083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NR_M_ND_H: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213552291.05524" calcext:value-type="float">
            <text:p>1213552291,0552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8844" calcext:value-type="float">
            <text:p>-73,918844</text:p>
          </table:table-cell>
          <table:table-cell office:value-type="float" office:value="7.00481" calcext:value-type="float">
            <text:p>7,00481</text:p>
          </table:table-cell>
          <table:table-cell office:value-type="float" office:value="-73.91955" calcext:value-type="float">
            <text:p>-73,91955</text:p>
          </table:table-cell>
          <table:table-cell office:value-type="float" office:value="7.002793" calcext:value-type="float">
            <text:p>7,002793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C058931000000000001084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4711015.499862" calcext:value-type="float">
            <text:p>124711015,4998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8155" calcext:value-type="float">
            <text:p>-73,918155</text:p>
          </table:table-cell>
          <table:table-cell office:value-type="float" office:value="7.005035" calcext:value-type="float">
            <text:p>7,005035</text:p>
          </table:table-cell>
          <table:table-cell office:value-type="float" office:value="-73.91955" calcext:value-type="float">
            <text:p>-73,91955</text:p>
          </table:table-cell>
          <table:table-cell office:value-type="float" office:value="7.002793" calcext:value-type="float">
            <text:p>7,002793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C058931000000000001084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C_M_DM_H: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23555077.499312" calcext:value-type="float">
            <text:p>623555077,49931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8155" calcext:value-type="float">
            <text:p>-73,918155</text:p>
          </table:table-cell>
          <table:table-cell office:value-type="float" office:value="7.005035" calcext:value-type="float">
            <text:p>7,005035</text:p>
          </table:table-cell>
          <table:table-cell office:value-type="float" office:value="-73.91955" calcext:value-type="float">
            <text:p>-73,91955</text:p>
          </table:table-cell>
          <table:table-cell office:value-type="float" office:value="7.002793" calcext:value-type="float">
            <text:p>7,002793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C058931000000000001084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D_PL_DB_H: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348391434.50582" calcext:value-type="float">
            <text:p>1348391434,5058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8155" calcext:value-type="float">
            <text:p>-73,918155</text:p>
          </table:table-cell>
          <table:table-cell office:value-type="float" office:value="7.005035" calcext:value-type="float">
            <text:p>7,005035</text:p>
          </table:table-cell>
          <table:table-cell office:value-type="float" office:value="-73.91955" calcext:value-type="float">
            <text:p>-73,91955</text:p>
          </table:table-cell>
          <table:table-cell office:value-type="float" office:value="7.002793" calcext:value-type="float">
            <text:p>7,002793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C058931000000000001084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NR_M_ND_H: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2157426295.20931" calcext:value-type="float">
            <text:p>2157426295,2093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8155" calcext:value-type="float">
            <text:p>-73,918155</text:p>
          </table:table-cell>
          <table:table-cell office:value-type="float" office:value="7.005035" calcext:value-type="float">
            <text:p>7,005035</text:p>
          </table:table-cell>
          <table:table-cell office:value-type="float" office:value="-73.91955" calcext:value-type="float">
            <text:p>-73,91955</text:p>
          </table:table-cell>
          <table:table-cell office:value-type="float" office:value="7.002793" calcext:value-type="float">
            <text:p>7,002793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C058931000000000001084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C_M_DM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9422030.999725" calcext:value-type="float">
            <text:p>249422030,9997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7491" calcext:value-type="float">
            <text:p>-73,917491</text:p>
          </table:table-cell>
          <table:table-cell office:value-type="float" office:value="7.005206" calcext:value-type="float">
            <text:p>7,005206</text:p>
          </table:table-cell>
          <table:table-cell office:value-type="float" office:value="-73.91955" calcext:value-type="float">
            <text:p>-73,91955</text:p>
          </table:table-cell>
          <table:table-cell office:value-type="float" office:value="7.002793" calcext:value-type="float">
            <text:p>7,002793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C058931000000000001084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NR_M_ND_H: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809034860.703493" calcext:value-type="float">
            <text:p>809034860,7034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7491" calcext:value-type="float">
            <text:p>-73,917491</text:p>
          </table:table-cell>
          <table:table-cell office:value-type="float" office:value="7.005206" calcext:value-type="float">
            <text:p>7,005206</text:p>
          </table:table-cell>
          <table:table-cell office:value-type="float" office:value="-73.91955" calcext:value-type="float">
            <text:p>-73,91955</text:p>
          </table:table-cell>
          <table:table-cell office:value-type="float" office:value="7.002793" calcext:value-type="float">
            <text:p>7,002793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C058931000000000001084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4711015.499862" calcext:value-type="float">
            <text:p>124711015,4998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7536" calcext:value-type="float">
            <text:p>-73,917536</text:p>
          </table:table-cell>
          <table:table-cell office:value-type="float" office:value="7.004929" calcext:value-type="float">
            <text:p>7,004929</text:p>
          </table:table-cell>
          <table:table-cell office:value-type="float" office:value="-73.91955" calcext:value-type="float">
            <text:p>-73,91955</text:p>
          </table:table-cell>
          <table:table-cell office:value-type="float" office:value="7.002793" calcext:value-type="float">
            <text:p>7,002793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C058931000000000001084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D_PL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4839143.450582" calcext:value-type="float">
            <text:p>134839143,45058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7536" calcext:value-type="float">
            <text:p>-73,917536</text:p>
          </table:table-cell>
          <table:table-cell office:value-type="float" office:value="7.004929" calcext:value-type="float">
            <text:p>7,004929</text:p>
          </table:table-cell>
          <table:table-cell office:value-type="float" office:value="-73.91955" calcext:value-type="float">
            <text:p>-73,91955</text:p>
          </table:table-cell>
          <table:table-cell office:value-type="float" office:value="7.002793" calcext:value-type="float">
            <text:p>7,002793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C058931000000000001084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NR_M_ND_H: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39356573.802328" calcext:value-type="float">
            <text:p>539356573,80232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7536" calcext:value-type="float">
            <text:p>-73,917536</text:p>
          </table:table-cell>
          <table:table-cell office:value-type="float" office:value="7.004929" calcext:value-type="float">
            <text:p>7,004929</text:p>
          </table:table-cell>
          <table:table-cell office:value-type="float" office:value="-73.91955" calcext:value-type="float">
            <text:p>-73,91955</text:p>
          </table:table-cell>
          <table:table-cell office:value-type="float" office:value="7.002793" calcext:value-type="float">
            <text:p>7,002793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C05893100000000000108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7130595.0467694" calcext:value-type="float">
            <text:p>87130595,046769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8263" calcext:value-type="float">
            <text:p>-73,918263</text:p>
          </table:table-cell>
          <table:table-cell office:value-type="float" office:value="7.007365" calcext:value-type="float">
            <text:p>7,007365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C05893100000000000108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D_PL_DB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2620138.021221" calcext:value-type="float">
            <text:p>282620138,02122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8263" calcext:value-type="float">
            <text:p>-73,918263</text:p>
          </table:table-cell>
          <table:table-cell office:value-type="float" office:value="7.007365" calcext:value-type="float">
            <text:p>7,007365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C05893100000000000108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NR_M_ND_H: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71033563.368702" calcext:value-type="float">
            <text:p>471033563,36870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8263" calcext:value-type="float">
            <text:p>-73,918263</text:p>
          </table:table-cell>
          <table:table-cell office:value-type="float" office:value="7.007365" calcext:value-type="float">
            <text:p>7,007365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C058931000000000001084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6711291.385627" calcext:value-type="float">
            <text:p>86711291,38562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91" calcext:value-type="float">
            <text:p>-73,9191</text:p>
          </table:table-cell>
          <table:table-cell office:value-type="float" office:value="7.007433" calcext:value-type="float">
            <text:p>7,007433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C058931000000000001084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D_PL_DB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87506712.395341" calcext:value-type="float">
            <text:p>187506712,39534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91" calcext:value-type="float">
            <text:p>-73,9191</text:p>
          </table:table-cell>
          <table:table-cell office:value-type="float" office:value="7.007433" calcext:value-type="float">
            <text:p>7,007433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C058931000000000001084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NR_M_ND_H: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68766780.988352" calcext:value-type="float">
            <text:p>468766780,98835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91" calcext:value-type="float">
            <text:p>-73,9191</text:p>
          </table:table-cell>
          <table:table-cell office:value-type="float" office:value="7.007433" calcext:value-type="float">
            <text:p>7,007433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C058931000000000001084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2400098.0681306" calcext:value-type="float">
            <text:p>52400098,068130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9201" calcext:value-type="float">
            <text:p>-73,919201</text:p>
          </table:table-cell>
          <table:table-cell office:value-type="float" office:value="7.007116" calcext:value-type="float">
            <text:p>7,007116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C058931000000000001084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D_PL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6655655.5723102" calcext:value-type="float">
            <text:p>56655655,572310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9201" calcext:value-type="float">
            <text:p>-73,919201</text:p>
          </table:table-cell>
          <table:table-cell office:value-type="float" office:value="7.007116" calcext:value-type="float">
            <text:p>7,007116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C058931000000000001084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NR_M_ND_H: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3278277.861551" calcext:value-type="float">
            <text:p>283278277,86155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9201" calcext:value-type="float">
            <text:p>-73,919201</text:p>
          </table:table-cell>
          <table:table-cell office:value-type="float" office:value="7.007116" calcext:value-type="float">
            <text:p>7,007116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C058931000000000001084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4711015.499862" calcext:value-type="float">
            <text:p>124711015,4998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9915" calcext:value-type="float">
            <text:p>-73,919915</text:p>
          </table:table-cell>
          <table:table-cell office:value-type="float" office:value="7.00662" calcext:value-type="float">
            <text:p>7,00662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C058931000000000001084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D_PL_DB_H: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39356573.802328" calcext:value-type="float">
            <text:p>539356573,80232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9915" calcext:value-type="float">
            <text:p>-73,919915</text:p>
          </table:table-cell>
          <table:table-cell office:value-type="float" office:value="7.00662" calcext:value-type="float">
            <text:p>7,00662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C058931000000000001084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NR_M_ND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04517430.351746" calcext:value-type="float">
            <text:p>404517430,35174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9915" calcext:value-type="float">
            <text:p>-73,919915</text:p>
          </table:table-cell>
          <table:table-cell office:value-type="float" office:value="7.00662" calcext:value-type="float">
            <text:p>7,00662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C058931000000000001084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4711015.499862" calcext:value-type="float">
            <text:p>124711015,4998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20143" calcext:value-type="float">
            <text:p>-73,920143</text:p>
          </table:table-cell>
          <table:table-cell office:value-type="float" office:value="7.006112" calcext:value-type="float">
            <text:p>7,006112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C058931000000000001084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D_PL_DB_H: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52908864.85757" calcext:value-type="float">
            <text:p>1752908864,8575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20143" calcext:value-type="float">
            <text:p>-73,920143</text:p>
          </table:table-cell>
          <table:table-cell office:value-type="float" office:value="7.006112" calcext:value-type="float">
            <text:p>7,006112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C058931000000000001084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NR_M_ND_H: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74195717.25291" calcext:value-type="float">
            <text:p>674195717,2529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20143" calcext:value-type="float">
            <text:p>-73,920143</text:p>
          </table:table-cell>
          <table:table-cell office:value-type="float" office:value="7.006112" calcext:value-type="float">
            <text:p>7,006112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C058931000000000001084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4711015.499862" calcext:value-type="float">
            <text:p>124711015,4998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8598" calcext:value-type="float">
            <text:p>-73,918598</text:p>
          </table:table-cell>
          <table:table-cell office:value-type="float" office:value="7.006021" calcext:value-type="float">
            <text:p>7,006021</text:p>
          </table:table-cell>
          <table:table-cell office:value-type="float" office:value="-73.91955" calcext:value-type="float">
            <text:p>-73,91955</text:p>
          </table:table-cell>
          <table:table-cell office:value-type="float" office:value="7.002793" calcext:value-type="float">
            <text:p>7,002793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C058931000000000001084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NR_M_ND_H: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74195717.25291" calcext:value-type="float">
            <text:p>674195717,2529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8598" calcext:value-type="float">
            <text:p>-73,918598</text:p>
          </table:table-cell>
          <table:table-cell office:value-type="float" office:value="7.006021" calcext:value-type="float">
            <text:p>7,006021</text:p>
          </table:table-cell>
          <table:table-cell office:value-type="float" office:value="-73.91955" calcext:value-type="float">
            <text:p>-73,91955</text:p>
          </table:table-cell>
          <table:table-cell office:value-type="float" office:value="7.002793" calcext:value-type="float">
            <text:p>7,002793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C058931000000000001084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R_PRMM_DB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19680973.978386" calcext:value-type="float">
            <text:p>319680973,97838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5295" calcext:value-type="float">
            <text:p>-73,915295</text:p>
          </table:table-cell>
          <table:table-cell office:value-type="float" office:value="7.005909" calcext:value-type="float">
            <text:p>7,005909</text:p>
          </table:table-cell>
          <table:table-cell office:value-type="float" office:value="-73.912762" calcext:value-type="float">
            <text:p>-73,912762</text:p>
          </table:table-cell>
          <table:table-cell office:value-type="float" office:value="7.002791" calcext:value-type="float">
            <text:p>7,002791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C058931000000000001084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C_M_DM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08157749.735329" calcext:value-type="float">
            <text:p>508157749,73532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5295" calcext:value-type="float">
            <text:p>-73,915295</text:p>
          </table:table-cell>
          <table:table-cell office:value-type="float" office:value="7.005909" calcext:value-type="float">
            <text:p>7,005909</text:p>
          </table:table-cell>
          <table:table-cell office:value-type="float" office:value="-73.912762" calcext:value-type="float">
            <text:p>-73,912762</text:p>
          </table:table-cell>
          <table:table-cell office:value-type="float" office:value="7.002791" calcext:value-type="float">
            <text:p>7,002791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C058931000000000001084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D_PL_DB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66284434.658528" calcext:value-type="float">
            <text:p>366284434,65852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5295" calcext:value-type="float">
            <text:p>-73,915295</text:p>
          </table:table-cell>
          <table:table-cell office:value-type="float" office:value="7.005909" calcext:value-type="float">
            <text:p>7,005909</text:p>
          </table:table-cell>
          <table:table-cell office:value-type="float" office:value="-73.912762" calcext:value-type="float">
            <text:p>-73,912762</text:p>
          </table:table-cell>
          <table:table-cell office:value-type="float" office:value="7.002791" calcext:value-type="float">
            <text:p>7,002791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C058931000000000001084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NR_M_ND_H: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648279955.96338" calcext:value-type="float">
            <text:p>1648279955,9633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5295" calcext:value-type="float">
            <text:p>-73,915295</text:p>
          </table:table-cell>
          <table:table-cell office:value-type="float" office:value="7.005909" calcext:value-type="float">
            <text:p>7,005909</text:p>
          </table:table-cell>
          <table:table-cell office:value-type="float" office:value="-73.912762" calcext:value-type="float">
            <text:p>-73,912762</text:p>
          </table:table-cell>
          <table:table-cell office:value-type="float" office:value="7.002791" calcext:value-type="float">
            <text:p>7,002791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C058931000000000001085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9385916.578443" calcext:value-type="float">
            <text:p>169385916,5784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637" calcext:value-type="float">
            <text:p>-73,91637</text:p>
          </table:table-cell>
          <table:table-cell office:value-type="float" office:value="7.004937" calcext:value-type="float">
            <text:p>7,004937</text:p>
          </table:table-cell>
          <table:table-cell office:value-type="float" office:value="-73.91955" calcext:value-type="float">
            <text:p>-73,91955</text:p>
          </table:table-cell>
          <table:table-cell office:value-type="float" office:value="7.002793" calcext:value-type="float">
            <text:p>7,002793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C058931000000000001085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D_PL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83142217.329264" calcext:value-type="float">
            <text:p>183142217,32926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637" calcext:value-type="float">
            <text:p>-73,91637</text:p>
          </table:table-cell>
          <table:table-cell office:value-type="float" office:value="7.004937" calcext:value-type="float">
            <text:p>7,004937</text:p>
          </table:table-cell>
          <table:table-cell office:value-type="float" office:value="-73.91955" calcext:value-type="float">
            <text:p>-73,91955</text:p>
          </table:table-cell>
          <table:table-cell office:value-type="float" office:value="7.002793" calcext:value-type="float">
            <text:p>7,002793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C058931000000000001085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NR_M_ND_H: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32568869.317056" calcext:value-type="float">
            <text:p>732568869,3170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637" calcext:value-type="float">
            <text:p>-73,91637</text:p>
          </table:table-cell>
          <table:table-cell office:value-type="float" office:value="7.004937" calcext:value-type="float">
            <text:p>7,004937</text:p>
          </table:table-cell>
          <table:table-cell office:value-type="float" office:value="-73.91955" calcext:value-type="float">
            <text:p>-73,91955</text:p>
          </table:table-cell>
          <table:table-cell office:value-type="float" office:value="7.002793" calcext:value-type="float">
            <text:p>7,002793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C058931000000000001085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3455688.104643" calcext:value-type="float">
            <text:p>203455688,1046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637" calcext:value-type="float">
            <text:p>-73,91637</text:p>
          </table:table-cell>
          <table:table-cell office:value-type="float" office:value="7.004937" calcext:value-type="float">
            <text:p>7,004937</text:p>
          </table:table-cell>
          <table:table-cell office:value-type="float" office:value="-73.91955" calcext:value-type="float">
            <text:p>-73,91955</text:p>
          </table:table-cell>
          <table:table-cell office:value-type="float" office:value="7.002793" calcext:value-type="float">
            <text:p>7,002793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C05893100000000000110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_M_DM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74133046.499587" calcext:value-type="float">
            <text:p>374133046,49958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248" calcext:value-type="float">
            <text:p>-73,912248</text:p>
          </table:table-cell>
          <table:table-cell office:value-type="float" office:value="7.013414" calcext:value-type="float">
            <text:p>7,013414</text:p>
          </table:table-cell>
          <table:table-cell office:value-type="float" office:value="-73.912757" calcext:value-type="float">
            <text:p>-73,912757</text:p>
          </table:table-cell>
          <table:table-cell office:value-type="float" office:value="7.016354" calcext:value-type="float">
            <text:p>7,016354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C05893100000000000110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NR_M_ND_H: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213552291.05524" calcext:value-type="float">
            <text:p>1213552291,0552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2248" calcext:value-type="float">
            <text:p>-73,912248</text:p>
          </table:table-cell>
          <table:table-cell office:value-type="float" office:value="7.013414" calcext:value-type="float">
            <text:p>7,013414</text:p>
          </table:table-cell>
          <table:table-cell office:value-type="float" office:value="-73.912757" calcext:value-type="float">
            <text:p>-73,912757</text:p>
          </table:table-cell>
          <table:table-cell office:value-type="float" office:value="7.016354" calcext:value-type="float">
            <text:p>7,016354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C058931000000000001100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D_PL_DB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4239072.549761" calcext:value-type="float">
            <text:p>204239072,5497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491" calcext:value-type="float">
            <text:p>-73,911491</text:p>
          </table:table-cell>
          <table:table-cell office:value-type="float" office:value="7.014164" calcext:value-type="float">
            <text:p>7,014164</text:p>
          </table:table-cell>
          <table:table-cell office:value-type="float" office:value="-73.912757" calcext:value-type="float">
            <text:p>-73,912757</text:p>
          </table:table-cell>
          <table:table-cell office:value-type="float" office:value="7.016354" calcext:value-type="float">
            <text:p>7,016354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C058931000000000001100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NR_M_ND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4239072.549761" calcext:value-type="float">
            <text:p>204239072,5497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491" calcext:value-type="float">
            <text:p>-73,911491</text:p>
          </table:table-cell>
          <table:table-cell office:value-type="float" office:value="7.014164" calcext:value-type="float">
            <text:p>7,014164</text:p>
          </table:table-cell>
          <table:table-cell office:value-type="float" office:value="-73.912757" calcext:value-type="float">
            <text:p>-73,912757</text:p>
          </table:table-cell>
          <table:table-cell office:value-type="float" office:value="7.016354" calcext:value-type="float">
            <text:p>7,016354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C058931000000000001100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1661420.4614171" calcext:value-type="float">
            <text:p>81661420,461417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265" calcext:value-type="float">
            <text:p>-73,911265</text:p>
          </table:table-cell>
          <table:table-cell office:value-type="float" office:value="7.013959" calcext:value-type="float">
            <text:p>7,013959</text:p>
          </table:table-cell>
          <table:table-cell office:value-type="float" office:value="-73.912757" calcext:value-type="float">
            <text:p>-73,912757</text:p>
          </table:table-cell>
          <table:table-cell office:value-type="float" office:value="7.016354" calcext:value-type="float">
            <text:p>7,016354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C058931000000000001100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_M_DM_H: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26645681.845668" calcext:value-type="float">
            <text:p>326645681,84566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265" calcext:value-type="float">
            <text:p>-73,911265</text:p>
          </table:table-cell>
          <table:table-cell office:value-type="float" office:value="7.013959" calcext:value-type="float">
            <text:p>7,013959</text:p>
          </table:table-cell>
          <table:table-cell office:value-type="float" office:value="-73.912757" calcext:value-type="float">
            <text:p>-73,912757</text:p>
          </table:table-cell>
          <table:table-cell office:value-type="float" office:value="7.016354" calcext:value-type="float">
            <text:p>7,016354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C058931000000000001100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D_PL_DB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6586742.45961" calcext:value-type="float">
            <text:p>176586742,459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265" calcext:value-type="float">
            <text:p>-73,911265</text:p>
          </table:table-cell>
          <table:table-cell office:value-type="float" office:value="7.013959" calcext:value-type="float">
            <text:p>7,013959</text:p>
          </table:table-cell>
          <table:table-cell office:value-type="float" office:value="-73.912757" calcext:value-type="float">
            <text:p>-73,912757</text:p>
          </table:table-cell>
          <table:table-cell office:value-type="float" office:value="7.016354" calcext:value-type="float">
            <text:p>7,016354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C058931000000000001100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NR_M_ND_H: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059520454.75766" calcext:value-type="float">
            <text:p>1059520454,7576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265" calcext:value-type="float">
            <text:p>-73,911265</text:p>
          </table:table-cell>
          <table:table-cell office:value-type="float" office:value="7.013959" calcext:value-type="float">
            <text:p>7,013959</text:p>
          </table:table-cell>
          <table:table-cell office:value-type="float" office:value="-73.912757" calcext:value-type="float">
            <text:p>-73,912757</text:p>
          </table:table-cell>
          <table:table-cell office:value-type="float" office:value="7.016354" calcext:value-type="float">
            <text:p>7,016354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C058931000000000001100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C_M_DM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6002554.390306" calcext:value-type="float">
            <text:p>206002554,39030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161" calcext:value-type="float">
            <text:p>-73,911161</text:p>
          </table:table-cell>
          <table:table-cell office:value-type="float" office:value="7.01371" calcext:value-type="float">
            <text:p>7,01371</text:p>
          </table:table-cell>
          <table:table-cell office:value-type="float" office:value="-73.912757" calcext:value-type="float">
            <text:p>-73,912757</text:p>
          </table:table-cell>
          <table:table-cell office:value-type="float" office:value="7.016354" calcext:value-type="float">
            <text:p>7,016354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C058931000000000001100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D_PL_DB_H: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965174573.998687" calcext:value-type="float">
            <text:p>965174573,99868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161" calcext:value-type="float">
            <text:p>-73,911161</text:p>
          </table:table-cell>
          <table:table-cell office:value-type="float" office:value="7.01371" calcext:value-type="float">
            <text:p>7,01371</text:p>
          </table:table-cell>
          <table:table-cell office:value-type="float" office:value="-73.912757" calcext:value-type="float">
            <text:p>-73,912757</text:p>
          </table:table-cell>
          <table:table-cell office:value-type="float" office:value="7.016354" calcext:value-type="float">
            <text:p>7,016354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C058931000000000001100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NR_M_ND_H: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42441979.99899" calcext:value-type="float">
            <text:p>742441979,9989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161" calcext:value-type="float">
            <text:p>-73,911161</text:p>
          </table:table-cell>
          <table:table-cell office:value-type="float" office:value="7.01371" calcext:value-type="float">
            <text:p>7,01371</text:p>
          </table:table-cell>
          <table:table-cell office:value-type="float" office:value="-73.912757" calcext:value-type="float">
            <text:p>-73,912757</text:p>
          </table:table-cell>
          <table:table-cell office:value-type="float" office:value="7.016354" calcext:value-type="float">
            <text:p>7,016354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C05893100000000000110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C_M_DM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36402431.400781" calcext:value-type="float">
            <text:p>236402431,40078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133" calcext:value-type="float">
            <text:p>-73,911133</text:p>
          </table:table-cell>
          <table:table-cell office:value-type="float" office:value="7.013429" calcext:value-type="float">
            <text:p>7,013429</text:p>
          </table:table-cell>
          <table:table-cell office:value-type="float" office:value="-73.912757" calcext:value-type="float">
            <text:p>-73,912757</text:p>
          </table:table-cell>
          <table:table-cell office:value-type="float" office:value="7.016354" calcext:value-type="float">
            <text:p>7,016354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05893100000000000110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D_PL_DB_H: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52004431.523841" calcext:value-type="float">
            <text:p>852004431,52384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133" calcext:value-type="float">
            <text:p>-73,911133</text:p>
          </table:table-cell>
          <table:table-cell office:value-type="float" office:value="7.013429" calcext:value-type="float">
            <text:p>7,013429</text:p>
          </table:table-cell>
          <table:table-cell office:value-type="float" office:value="-73.912757" calcext:value-type="float">
            <text:p>-73,912757</text:p>
          </table:table-cell>
          <table:table-cell office:value-type="float" office:value="7.016354" calcext:value-type="float">
            <text:p>7,016354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C05893100000000000110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NR_M_ND_H: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766803988.371457" calcext:value-type="float">
            <text:p>766803988,37145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133" calcext:value-type="float">
            <text:p>-73,911133</text:p>
          </table:table-cell>
          <table:table-cell office:value-type="float" office:value="7.013429" calcext:value-type="float">
            <text:p>7,013429</text:p>
          </table:table-cell>
          <table:table-cell office:value-type="float" office:value="-73.912757" calcext:value-type="float">
            <text:p>-73,912757</text:p>
          </table:table-cell>
          <table:table-cell office:value-type="float" office:value="7.016354" calcext:value-type="float">
            <text:p>7,016354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C05893100000000000110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6406424.2449083" calcext:value-type="float">
            <text:p>76406424,244908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103" calcext:value-type="float">
            <text:p>-73,911103</text:p>
          </table:table-cell>
          <table:table-cell office:value-type="float" office:value="7.013153" calcext:value-type="float">
            <text:p>7,013153</text:p>
          </table:table-cell>
          <table:table-cell office:value-type="float" office:value="-73.912757" calcext:value-type="float">
            <text:p>-73,912757</text:p>
          </table:table-cell>
          <table:table-cell office:value-type="float" office:value="7.016354" calcext:value-type="float">
            <text:p>7,016354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C05893100000000000110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C_M_DM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29219272.734725" calcext:value-type="float">
            <text:p>229219272,7347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103" calcext:value-type="float">
            <text:p>-73,911103</text:p>
          </table:table-cell>
          <table:table-cell office:value-type="float" office:value="7.013153" calcext:value-type="float">
            <text:p>7,013153</text:p>
          </table:table-cell>
          <table:table-cell office:value-type="float" office:value="-73.912757" calcext:value-type="float">
            <text:p>-73,912757</text:p>
          </table:table-cell>
          <table:table-cell office:value-type="float" office:value="7.016354" calcext:value-type="float">
            <text:p>7,016354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C05893100000000000110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D_PL_DB_H: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60892817.39938" calcext:value-type="float">
            <text:p>660892817,3993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103" calcext:value-type="float">
            <text:p>-73,911103</text:p>
          </table:table-cell>
          <table:table-cell office:value-type="float" office:value="7.013153" calcext:value-type="float">
            <text:p>7,013153</text:p>
          </table:table-cell>
          <table:table-cell office:value-type="float" office:value="-73.912757" calcext:value-type="float">
            <text:p>-73,912757</text:p>
          </table:table-cell>
          <table:table-cell office:value-type="float" office:value="7.016354" calcext:value-type="float">
            <text:p>7,016354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C05893100000000000110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NR_M_ND_H: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991339226.09907" calcext:value-type="float">
            <text:p>991339226,0990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103" calcext:value-type="float">
            <text:p>-73,911103</text:p>
          </table:table-cell>
          <table:table-cell office:value-type="float" office:value="7.013153" calcext:value-type="float">
            <text:p>7,013153</text:p>
          </table:table-cell>
          <table:table-cell office:value-type="float" office:value="-73.912757" calcext:value-type="float">
            <text:p>-73,912757</text:p>
          </table:table-cell>
          <table:table-cell office:value-type="float" office:value="7.016354" calcext:value-type="float">
            <text:p>7,016354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C058931000000000001100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551793.016583" calcext:value-type="float">
            <text:p>96551793,01658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074" calcext:value-type="float">
            <text:p>-73,911074</text:p>
          </table:table-cell>
          <table:table-cell office:value-type="float" office:value="7.012884" calcext:value-type="float">
            <text:p>7,012884</text:p>
          </table:table-cell>
          <table:table-cell office:value-type="float" office:value="-73.912757" calcext:value-type="float">
            <text:p>-73,912757</text:p>
          </table:table-cell>
          <table:table-cell office:value-type="float" office:value="7.016354" calcext:value-type="float">
            <text:p>7,016354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C058931000000000001100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C_M_DM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89655379.049749" calcext:value-type="float">
            <text:p>289655379,04974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074" calcext:value-type="float">
            <text:p>-73,911074</text:p>
          </table:table-cell>
          <table:table-cell office:value-type="float" office:value="7.012884" calcext:value-type="float">
            <text:p>7,012884</text:p>
          </table:table-cell>
          <table:table-cell office:value-type="float" office:value="-73.912757" calcext:value-type="float">
            <text:p>-73,912757</text:p>
          </table:table-cell>
          <table:table-cell office:value-type="float" office:value="7.016354" calcext:value-type="float">
            <text:p>7,016354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C058931000000000001100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D_PL_DB_H: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1965161.489216" calcext:value-type="float">
            <text:p>521965161,48921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074" calcext:value-type="float">
            <text:p>-73,911074</text:p>
          </table:table-cell>
          <table:table-cell office:value-type="float" office:value="7.012884" calcext:value-type="float">
            <text:p>7,012884</text:p>
          </table:table-cell>
          <table:table-cell office:value-type="float" office:value="-73.912757" calcext:value-type="float">
            <text:p>-73,912757</text:p>
          </table:table-cell>
          <table:table-cell office:value-type="float" office:value="7.016354" calcext:value-type="float">
            <text:p>7,016354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C058931000000000001100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NR_M_ND_H: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148323355.27628" calcext:value-type="float">
            <text:p>1148323355,2762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074" calcext:value-type="float">
            <text:p>-73,911074</text:p>
          </table:table-cell>
          <table:table-cell office:value-type="float" office:value="7.012884" calcext:value-type="float">
            <text:p>7,012884</text:p>
          </table:table-cell>
          <table:table-cell office:value-type="float" office:value="-73.912757" calcext:value-type="float">
            <text:p>-73,912757</text:p>
          </table:table-cell>
          <table:table-cell office:value-type="float" office:value="7.016354" calcext:value-type="float">
            <text:p>7,016354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C058931000000000001100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3285373.5118112" calcext:value-type="float">
            <text:p>73285373,511811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027" calcext:value-type="float">
            <text:p>-73,911027</text:p>
          </table:table-cell>
          <table:table-cell office:value-type="float" office:value="7.012622" calcext:value-type="float">
            <text:p>7,012622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C058931000000000001100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C_M_DM_H: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93141494.047245" calcext:value-type="float">
            <text:p>293141494,04724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027" calcext:value-type="float">
            <text:p>-73,911027</text:p>
          </table:table-cell>
          <table:table-cell office:value-type="float" office:value="7.012622" calcext:value-type="float">
            <text:p>7,012622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C058931000000000001100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D_PL_DB_H: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54659575.702008" calcext:value-type="float">
            <text:p>554659575,70200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027" calcext:value-type="float">
            <text:p>-73,911027</text:p>
          </table:table-cell>
          <table:table-cell office:value-type="float" office:value="7.012622" calcext:value-type="float">
            <text:p>7,012622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C058931000000000001100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NR_M_ND_H: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30082069.16087" calcext:value-type="float">
            <text:p>1030082069,1608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027" calcext:value-type="float">
            <text:p>-73,911027</text:p>
          </table:table-cell>
          <table:table-cell office:value-type="float" office:value="7.012622" calcext:value-type="float">
            <text:p>7,012622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C058931000000000001100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8025772.1364121" calcext:value-type="float">
            <text:p>88025772,136412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027" calcext:value-type="float">
            <text:p>-73,911027</text:p>
          </table:table-cell>
          <table:table-cell office:value-type="float" office:value="7.012622" calcext:value-type="float">
            <text:p>7,012622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C058931000000000001100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4407798.07642" calcext:value-type="float">
            <text:p>114407798,0764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73" calcext:value-type="float">
            <text:p>-73,91073</text:p>
          </table:table-cell>
          <table:table-cell office:value-type="float" office:value="7.012387" calcext:value-type="float">
            <text:p>7,012387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C058931000000000001100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D_PL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3699173.123233" calcext:value-type="float">
            <text:p>123699173,12323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73" calcext:value-type="float">
            <text:p>-73,91073</text:p>
          </table:table-cell>
          <table:table-cell office:value-type="float" office:value="7.012387" calcext:value-type="float">
            <text:p>7,012387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C058931000000000001100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NR_M_ND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47398346.246466" calcext:value-type="float">
            <text:p>247398346,24646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73" calcext:value-type="float">
            <text:p>-73,91073</text:p>
          </table:table-cell>
          <table:table-cell office:value-type="float" office:value="7.012387" calcext:value-type="float">
            <text:p>7,012387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C05893100000000000110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5997348.6309106" calcext:value-type="float">
            <text:p>65997348,630910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275" calcext:value-type="float">
            <text:p>-73,911275</text:p>
          </table:table-cell>
          <table:table-cell office:value-type="float" office:value="7.012312" calcext:value-type="float">
            <text:p>7,012312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C05893100000000000110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NR_M_ND_H: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5428706.477376" calcext:value-type="float">
            <text:p>285428706,47737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275" calcext:value-type="float">
            <text:p>-73,911275</text:p>
          </table:table-cell>
          <table:table-cell office:value-type="float" office:value="7.012312" calcext:value-type="float">
            <text:p>7,012312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C05893100000000000110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1935091.7695589" calcext:value-type="float">
            <text:p>81935091,769558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627" calcext:value-type="float">
            <text:p>-73,911627</text:p>
          </table:table-cell>
          <table:table-cell office:value-type="float" office:value="7.011796" calcext:value-type="float">
            <text:p>7,011796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C05893100000000000110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D_PL_DB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7178536.289994" calcext:value-type="float">
            <text:p>177178536,28999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627" calcext:value-type="float">
            <text:p>-73,911627</text:p>
          </table:table-cell>
          <table:table-cell office:value-type="float" office:value="7.011796" calcext:value-type="float">
            <text:p>7,011796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C05893100000000000110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NR_M_ND_H: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54357072.579987" calcext:value-type="float">
            <text:p>354357072,57998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627" calcext:value-type="float">
            <text:p>-73,911627</text:p>
          </table:table-cell>
          <table:table-cell office:value-type="float" office:value="7.011796" calcext:value-type="float">
            <text:p>7,011796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C05893100000000000110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C_M_DM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33676098.943108" calcext:value-type="float">
            <text:p>233676098,94310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963" calcext:value-type="float">
            <text:p>-73,910963</text:p>
          </table:table-cell>
          <table:table-cell office:value-type="float" office:value="7.012089" calcext:value-type="float">
            <text:p>7,012089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C05893100000000000110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D_PL_DB_H: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94832197.19582" calcext:value-type="float">
            <text:p>1094832197,1958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963" calcext:value-type="float">
            <text:p>-73,910963</text:p>
          </table:table-cell>
          <table:table-cell office:value-type="float" office:value="7.012089" calcext:value-type="float">
            <text:p>7,012089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C05893100000000000110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NR_M_ND_H: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42178613.227552" calcext:value-type="float">
            <text:p>842178613,22755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963" calcext:value-type="float">
            <text:p>-73,910963</text:p>
          </table:table-cell>
          <table:table-cell office:value-type="float" office:value="7.012089" calcext:value-type="float">
            <text:p>7,012089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C05893100000000000110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9764743.6650621" calcext:value-type="float">
            <text:p>69764743,665062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934" calcext:value-type="float">
            <text:p>-73,910934</text:p>
          </table:table-cell>
          <table:table-cell office:value-type="float" office:value="7.011819" calcext:value-type="float">
            <text:p>7,011819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C05893100000000000110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C_M_DM_H: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79058974.660248" calcext:value-type="float">
            <text:p>279058974,66024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934" calcext:value-type="float">
            <text:p>-73,910934</text:p>
          </table:table-cell>
          <table:table-cell office:value-type="float" office:value="7.011819" calcext:value-type="float">
            <text:p>7,011819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C05893100000000000110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D_PL_DB_H: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8013725.876504" calcext:value-type="float">
            <text:p>528013725,87650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934" calcext:value-type="float">
            <text:p>-73,910934</text:p>
          </table:table-cell>
          <table:table-cell office:value-type="float" office:value="7.011819" calcext:value-type="float">
            <text:p>7,011819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C05893100000000000110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NR_M_ND_H: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905166387.216864" calcext:value-type="float">
            <text:p>905166387,21686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934" calcext:value-type="float">
            <text:p>-73,910934</text:p>
          </table:table-cell>
          <table:table-cell office:value-type="float" office:value="7.011819" calcext:value-type="float">
            <text:p>7,011819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C05893100000000000110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C_M_DM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84450257.48686" calcext:value-type="float">
            <text:p>184450257,4868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923" calcext:value-type="float">
            <text:p>-73,910923</text:p>
          </table:table-cell>
          <table:table-cell office:value-type="float" office:value="7.011531" calcext:value-type="float">
            <text:p>7,011531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C05893100000000000110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D_PL_DB_H: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97719900.814856" calcext:value-type="float">
            <text:p>797719900,8148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923" calcext:value-type="float">
            <text:p>-73,910923</text:p>
          </table:table-cell>
          <table:table-cell office:value-type="float" office:value="7.011531" calcext:value-type="float">
            <text:p>7,011531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C05893100000000000110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NR_M_ND_H: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64766584.01238" calcext:value-type="float">
            <text:p>664766584,0123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923" calcext:value-type="float">
            <text:p>-73,910923</text:p>
          </table:table-cell>
          <table:table-cell office:value-type="float" office:value="7.011531" calcext:value-type="float">
            <text:p>7,011531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C05893100000000000110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R_PRMM_DB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5141689.939641" calcext:value-type="float">
            <text:p>145141689,93964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551" calcext:value-type="float">
            <text:p>-73,911551</text:p>
          </table:table-cell>
          <table:table-cell office:value-type="float" office:value="7.011398" calcext:value-type="float">
            <text:p>7,011398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C05893100000000000110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C_M_DM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0170549.390843" calcext:value-type="float">
            <text:p>170170549,3908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551" calcext:value-type="float">
            <text:p>-73,911551</text:p>
          </table:table-cell>
          <table:table-cell office:value-type="float" office:value="7.011398" calcext:value-type="float">
            <text:p>7,011398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C05893100000000000110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NR_M_ND_H: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51971717.054976" calcext:value-type="float">
            <text:p>551971717,05497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551" calcext:value-type="float">
            <text:p>-73,911551</text:p>
          </table:table-cell>
          <table:table-cell office:value-type="float" office:value="7.011398" calcext:value-type="float">
            <text:p>7,011398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C058931000000000001101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4711015.499862" calcext:value-type="float">
            <text:p>124711015,4998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492" calcext:value-type="float">
            <text:p>-73,911492</text:p>
          </table:table-cell>
          <table:table-cell office:value-type="float" office:value="7.011062" calcext:value-type="float">
            <text:p>7,011062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C058931000000000001101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NR_M_ND_H: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74195717.25291" calcext:value-type="float">
            <text:p>674195717,2529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1492" calcext:value-type="float">
            <text:p>-73,911492</text:p>
          </table:table-cell>
          <table:table-cell office:value-type="float" office:value="7.011062" calcext:value-type="float">
            <text:p>7,011062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C05893100000000000110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C_M_DM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7829021.871964" calcext:value-type="float">
            <text:p>147829021,87196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905" calcext:value-type="float">
            <text:p>-73,910905</text:p>
          </table:table-cell>
          <table:table-cell office:value-type="float" office:value="7.011262" calcext:value-type="float">
            <text:p>7,011262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C05893100000000000110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D_PL_DB_H: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38925077.6443" calcext:value-type="float">
            <text:p>1038925077,64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905" calcext:value-type="float">
            <text:p>-73,910905</text:p>
          </table:table-cell>
          <table:table-cell office:value-type="float" office:value="7.011262" calcext:value-type="float">
            <text:p>7,011262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C05893100000000000110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NR_M_ND_H: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59421195.654623" calcext:value-type="float">
            <text:p>559421195,65462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0905" calcext:value-type="float">
            <text:p>-73,910905</text:p>
          </table:table-cell>
          <table:table-cell office:value-type="float" office:value="7.011262" calcext:value-type="float">
            <text:p>7,011262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C058931000000000001110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_M_DM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2354510.214964" calcext:value-type="float">
            <text:p>212354510,21496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6568" calcext:value-type="float">
            <text:p>-73,906568</text:p>
          </table:table-cell>
          <table:table-cell office:value-type="float" office:value="7.008807" calcext:value-type="float">
            <text:p>7,008807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C058931000000000001110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_PL_DB_H: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74001024.498219" calcext:value-type="float">
            <text:p>574001024,49821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6568" calcext:value-type="float">
            <text:p>-73,906568</text:p>
          </table:table-cell>
          <table:table-cell office:value-type="float" office:value="7.008807" calcext:value-type="float">
            <text:p>7,008807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C058931000000000001110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NR_M_ND_H: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918401639.19715" calcext:value-type="float">
            <text:p>918401639,1971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6568" calcext:value-type="float">
            <text:p>-73,906568</text:p>
          </table:table-cell>
          <table:table-cell office:value-type="float" office:value="7.008807" calcext:value-type="float">
            <text:p>7,008807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C058931000000000001110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D_PL_DB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92341978.368124" calcext:value-type="float">
            <text:p>192341978,36812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5147" calcext:value-type="float">
            <text:p>-73,905147</text:p>
          </table:table-cell>
          <table:table-cell office:value-type="float" office:value="7.008844" calcext:value-type="float">
            <text:p>7,008844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C058931000000000001110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NR_M_ND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113992.7893745" calcext:value-type="float">
            <text:p>64113992,789374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5147" calcext:value-type="float">
            <text:p>-73,905147</text:p>
          </table:table-cell>
          <table:table-cell office:value-type="float" office:value="7.008844" calcext:value-type="float">
            <text:p>7,008844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C058931000000000001110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D_PL_DB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65516779.441222" calcext:value-type="float">
            <text:p>265516779,44122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4887" calcext:value-type="float">
            <text:p>-73,904887</text:p>
          </table:table-cell>
          <table:table-cell office:value-type="float" office:value="7.008695" calcext:value-type="float">
            <text:p>7,008695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C058931000000000001110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NR_M_ND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2758389.720611" calcext:value-type="float">
            <text:p>132758389,7206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4887" calcext:value-type="float">
            <text:p>-73,904887</text:p>
          </table:table-cell>
          <table:table-cell office:value-type="float" office:value="7.008695" calcext:value-type="float">
            <text:p>7,008695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C058931000000000001110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C_M_DM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9593829.329459" calcext:value-type="float">
            <text:p>169593829,32945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4604" calcext:value-type="float">
            <text:p>-73,904604</text:p>
          </table:table-cell>
          <table:table-cell office:value-type="float" office:value="7.008409" calcext:value-type="float">
            <text:p>7,008409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C058931000000000001110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D_PL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1683507.6261315" calcext:value-type="float">
            <text:p>91683507,626131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4604" calcext:value-type="float">
            <text:p>-73,904604</text:p>
          </table:table-cell>
          <table:table-cell office:value-type="float" office:value="7.008409" calcext:value-type="float">
            <text:p>7,008409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C058931000000000001110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NR_M_ND_H: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25151568.635183" calcext:value-type="float">
            <text:p>825151568,63518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4604" calcext:value-type="float">
            <text:p>-73,904604</text:p>
          </table:table-cell>
          <table:table-cell office:value-type="float" office:value="7.008409" calcext:value-type="float">
            <text:p>7,008409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C058931000000000001110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C_M_DM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1383843.1660224" calcext:value-type="float">
            <text:p>91383843,166022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4441" calcext:value-type="float">
            <text:p>-73,904441</text:p>
          </table:table-cell>
          <table:table-cell office:value-type="float" office:value="7.008253" calcext:value-type="float">
            <text:p>7,008253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C058931000000000001110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NR_M_ND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8208068.329085" calcext:value-type="float">
            <text:p>148208068,32908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4441" calcext:value-type="float">
            <text:p>-73,904441</text:p>
          </table:table-cell>
          <table:table-cell office:value-type="float" office:value="7.008253" calcext:value-type="float">
            <text:p>7,008253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C058931000000000001110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C_M_DM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29059974.285101" calcext:value-type="float">
            <text:p>229059974,28510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5083" calcext:value-type="float">
            <text:p>-73,905083</text:p>
          </table:table-cell>
          <table:table-cell office:value-type="float" office:value="7.008466" calcext:value-type="float">
            <text:p>7,008466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C058931000000000001110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NR_M_ND_H: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908096093.687207" calcext:value-type="float">
            <text:p>908096093,68720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5083" calcext:value-type="float">
            <text:p>-73,905083</text:p>
          </table:table-cell>
          <table:table-cell office:value-type="float" office:value="7.008466" calcext:value-type="float">
            <text:p>7,008466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C058931000000000001110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C_M_DM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24563632.611692" calcext:value-type="float">
            <text:p>224563632,61169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5346" calcext:value-type="float">
            <text:p>-73,905346</text:p>
          </table:table-cell>
          <table:table-cell office:value-type="float" office:value="7.008628" calcext:value-type="float">
            <text:p>7,008628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C058931000000000001110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NR_M_ND_H: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28403206.809229" calcext:value-type="float">
            <text:p>728403206,80922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5346" calcext:value-type="float">
            <text:p>-73,905346</text:p>
          </table:table-cell>
          <table:table-cell office:value-type="float" office:value="7.008628" calcext:value-type="float">
            <text:p>7,008628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C05893100000000000111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3093368.0847007" calcext:value-type="float">
            <text:p>73093368,084700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5544" calcext:value-type="float">
            <text:p>-73,905544</text:p>
          </table:table-cell>
          <table:table-cell office:value-type="float" office:value="7.008315" calcext:value-type="float">
            <text:p>7,008315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C05893100000000000111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NR_M_ND_H: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16117934.088029" calcext:value-type="float">
            <text:p>316117934,08802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5544" calcext:value-type="float">
            <text:p>-73,905544</text:p>
          </table:table-cell>
          <table:table-cell office:value-type="float" office:value="7.008315" calcext:value-type="float">
            <text:p>7,008315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C058931000000000001111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R_PRMM_DB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24428425.114555" calcext:value-type="float">
            <text:p>224428425,1145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5337" calcext:value-type="float">
            <text:p>-73,905337</text:p>
          </table:table-cell>
          <table:table-cell office:value-type="float" office:value="7.008122" calcext:value-type="float">
            <text:p>7,008122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C058931000000000001111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C_M_DM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8381549.334423" calcext:value-type="float">
            <text:p>138381549,33442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5337" calcext:value-type="float">
            <text:p>-73,905337</text:p>
          </table:table-cell>
          <table:table-cell office:value-type="float" office:value="7.008122" calcext:value-type="float">
            <text:p>7,008122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C058931000000000001111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NR_M_ND_H: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74049748.268601" calcext:value-type="float">
            <text:p>374049748,26860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5337" calcext:value-type="float">
            <text:p>-73,905337</text:p>
          </table:table-cell>
          <table:table-cell office:value-type="float" office:value="7.008122" calcext:value-type="float">
            <text:p>7,008122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C05893100000000000111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R_PRMM_DB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20608929.71682" calcext:value-type="float">
            <text:p>220608929,7168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485" calcext:value-type="float">
            <text:p>-73,90485</text:p>
          </table:table-cell>
          <table:table-cell office:value-type="float" office:value="7.00816" calcext:value-type="float">
            <text:p>7,00816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C05893100000000000111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C_M_DM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93207759.118436" calcext:value-type="float">
            <text:p>193207759,11843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485" calcext:value-type="float">
            <text:p>-73,90485</text:p>
          </table:table-cell>
          <table:table-cell office:value-type="float" office:value="7.00816" calcext:value-type="float">
            <text:p>7,00816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C05893100000000000111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NR_M_ND_H: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35594791.466197" calcext:value-type="float">
            <text:p>835594791,46619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485" calcext:value-type="float">
            <text:p>-73,90485</text:p>
          </table:table-cell>
          <table:table-cell office:value-type="float" office:value="7.00816" calcext:value-type="float">
            <text:p>7,00816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C05893100000000000111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D_PL_DB_H: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79839820.939476" calcext:value-type="float">
            <text:p>279839820,93947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4661" calcext:value-type="float">
            <text:p>-73,904661</text:p>
          </table:table-cell>
          <table:table-cell office:value-type="float" office:value="7.007975" calcext:value-type="float">
            <text:p>7,007975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C058931000000000001111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4316730.9773545" calcext:value-type="float">
            <text:p>74316730,977354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4839" calcext:value-type="float">
            <text:p>-73,904839</text:p>
          </table:table-cell>
          <table:table-cell office:value-type="float" office:value="7.007663" calcext:value-type="float">
            <text:p>7,007663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C058931000000000001111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NR_M_ND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0704398.226072" calcext:value-type="float">
            <text:p>160704398,22607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4839" calcext:value-type="float">
            <text:p>-73,904839</text:p>
          </table:table-cell>
          <table:table-cell office:value-type="float" office:value="7.007663" calcext:value-type="float">
            <text:p>7,007663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C058931000000000001111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R_PRMM_DB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6633491.006791" calcext:value-type="float">
            <text:p>176633491,00679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503" calcext:value-type="float">
            <text:p>-73,90503</text:p>
          </table:table-cell>
          <table:table-cell office:value-type="float" office:value="7.007852" calcext:value-type="float">
            <text:p>7,007852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C058931000000000001111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C_M_DM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89943923.34055" calcext:value-type="float">
            <text:p>289943923,340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503" calcext:value-type="float">
            <text:p>-73,90503</text:p>
          </table:table-cell>
          <table:table-cell office:value-type="float" office:value="7.007852" calcext:value-type="float">
            <text:p>7,007852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C058931000000000001111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NR_M_ND_H: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940473224.002833" calcext:value-type="float">
            <text:p>940473224,00283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503" calcext:value-type="float">
            <text:p>-73,90503</text:p>
          </table:table-cell>
          <table:table-cell office:value-type="float" office:value="7.007852" calcext:value-type="float">
            <text:p>7,007852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C058931000000000001111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R_PRMM_DB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2645483.379148" calcext:value-type="float">
            <text:p>142645483,37914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5799" calcext:value-type="float">
            <text:p>-73,905799</text:p>
          </table:table-cell>
          <table:table-cell office:value-type="float" office:value="7.007592" calcext:value-type="float">
            <text:p>7,007592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C058931000000000001111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9114010.1471231" calcext:value-type="float">
            <text:p>59114010,147123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5799" calcext:value-type="float">
            <text:p>-73,905799</text:p>
          </table:table-cell>
          <table:table-cell office:value-type="float" office:value="7.007592" calcext:value-type="float">
            <text:p>7,007592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C058931000000000001111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C_M_DM_H: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95570050.735615" calcext:value-type="float">
            <text:p>295570050,73561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5799" calcext:value-type="float">
            <text:p>-73,905799</text:p>
          </table:table-cell>
          <table:table-cell office:value-type="float" office:value="7.007592" calcext:value-type="float">
            <text:p>7,007592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C058931000000000001111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NR_M_ND_H: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958722346.484608" calcext:value-type="float">
            <text:p>958722346,48460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5799" calcext:value-type="float">
            <text:p>-73,905799</text:p>
          </table:table-cell>
          <table:table-cell office:value-type="float" office:value="7.007592" calcext:value-type="float">
            <text:p>7,007592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C058931000000000001111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NR_M_ND_H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4029888.021354" calcext:value-type="float">
            <text:p>134029888,02135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5799" calcext:value-type="float">
            <text:p>-73,905799</text:p>
          </table:table-cell>
          <table:table-cell office:value-type="float" office:value="7.007592" calcext:value-type="float">
            <text:p>7,007592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C058931000000000001112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C_M_DM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0206815.563549" calcext:value-type="float">
            <text:p>210206815,56354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5205" calcext:value-type="float">
            <text:p>-73,905205</text:p>
          </table:table-cell>
          <table:table-cell office:value-type="float" office:value="7.007538" calcext:value-type="float">
            <text:p>7,007538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C058931000000000001112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NR_M_ND_H: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33353747.966881" calcext:value-type="float">
            <text:p>833353747,96688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5205" calcext:value-type="float">
            <text:p>-73,905205</text:p>
          </table:table-cell>
          <table:table-cell office:value-type="float" office:value="7.007538" calcext:value-type="float">
            <text:p>7,007538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C058931000000000001112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D_PL_DB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25807349.80421" calcext:value-type="float">
            <text:p>225807349,8042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5012" calcext:value-type="float">
            <text:p>-73,905012</text:p>
          </table:table-cell>
          <table:table-cell office:value-type="float" office:value="7.007381" calcext:value-type="float">
            <text:p>7,007381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C058931000000000001112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C_M_DM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29620367.768469" calcext:value-type="float">
            <text:p>229620367,76846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5409" calcext:value-type="float">
            <text:p>-73,905409</text:p>
          </table:table-cell>
          <table:table-cell office:value-type="float" office:value="7.007252" calcext:value-type="float">
            <text:p>7,007252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C058931000000000001112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NR_M_ND_H: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44805426.800702" calcext:value-type="float">
            <text:p>744805426,80070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5409" calcext:value-type="float">
            <text:p>-73,905409</text:p>
          </table:table-cell>
          <table:table-cell office:value-type="float" office:value="7.007252" calcext:value-type="float">
            <text:p>7,007252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C058931000000000001112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4711015.499862" calcext:value-type="float">
            <text:p>124711015,4998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4565" calcext:value-type="float">
            <text:p>-73,904565</text:p>
          </table:table-cell>
          <table:table-cell office:value-type="float" office:value="7.006468" calcext:value-type="float">
            <text:p>7,006468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C058931000000000001112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D_PL_DB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69678286.901164" calcext:value-type="float">
            <text:p>269678286,90116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4565" calcext:value-type="float">
            <text:p>-73,904565</text:p>
          </table:table-cell>
          <table:table-cell office:value-type="float" office:value="7.006468" calcext:value-type="float">
            <text:p>7,006468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C058931000000000001112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NR_M_ND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69678286.901164" calcext:value-type="float">
            <text:p>269678286,90116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04565" calcext:value-type="float">
            <text:p>-73,904565</text:p>
          </table:table-cell>
          <table:table-cell office:value-type="float" office:value="7.006468" calcext:value-type="float">
            <text:p>7,006468</text:p>
          </table:table-cell>
          <table:table-cell office:value-type="float" office:value="-73.905972" calcext:value-type="float">
            <text:p>-73,905972</text:p>
          </table:table-cell>
          <table:table-cell office:value-type="float" office:value="7.00957" calcext:value-type="float">
            <text:p>7,00957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C058931000000000001120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_PL_DB_H: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29874924.978783" calcext:value-type="float">
            <text:p>429874924,97878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5914" calcext:value-type="float">
            <text:p>-73,915914</text:p>
          </table:table-cell>
          <table:table-cell office:value-type="float" office:value="7.010698" calcext:value-type="float">
            <text:p>7,010698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C058931000000000001120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NR_M_ND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3291641.659594" calcext:value-type="float">
            <text:p>143291641,65959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5914" calcext:value-type="float">
            <text:p>-73,915914</text:p>
          </table:table-cell>
          <table:table-cell office:value-type="float" office:value="7.010698" calcext:value-type="float">
            <text:p>7,010698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C058931000000000001120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55798.1301555" calcext:value-type="float">
            <text:p>60055798,13015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5555" calcext:value-type="float">
            <text:p>-73,915555</text:p>
          </table:table-cell>
          <table:table-cell office:value-type="float" office:value="7.010622" calcext:value-type="float">
            <text:p>7,010622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C058931000000000001120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D_PL_DB_H: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19464770.399222" calcext:value-type="float">
            <text:p>519464770,39922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5555" calcext:value-type="float">
            <text:p>-73,915555</text:p>
          </table:table-cell>
          <table:table-cell office:value-type="float" office:value="7.010622" calcext:value-type="float">
            <text:p>7,010622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C058931000000000001120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NR_M_ND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94799288.899708" calcext:value-type="float">
            <text:p>194799288,89970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5555" calcext:value-type="float">
            <text:p>-73,915555</text:p>
          </table:table-cell>
          <table:table-cell office:value-type="float" office:value="7.010622" calcext:value-type="float">
            <text:p>7,010622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C058931000000000001120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D_PL_DB_H: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155811677.41845" calcext:value-type="float">
            <text:p>1155811677,4184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5234" calcext:value-type="float">
            <text:p>-73,915234</text:p>
          </table:table-cell>
          <table:table-cell office:value-type="float" office:value="7.010496" calcext:value-type="float">
            <text:p>7,010496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C058931000000000001120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NR_M_ND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5115953.916921" calcext:value-type="float">
            <text:p>165115953,91692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5234" calcext:value-type="float">
            <text:p>-73,915234</text:p>
          </table:table-cell>
          <table:table-cell office:value-type="float" office:value="7.010496" calcext:value-type="float">
            <text:p>7,010496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C058931000000000001120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D_PL_DB_H: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184739670.27204" calcext:value-type="float">
            <text:p>1184739670,2720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5503" calcext:value-type="float">
            <text:p>-73,915503</text:p>
          </table:table-cell>
          <table:table-cell office:value-type="float" office:value="7.009901" calcext:value-type="float">
            <text:p>7,009901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C058931000000000001120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NR_M_ND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5818870.5706688" calcext:value-type="float">
            <text:p>65818870,570668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5503" calcext:value-type="float">
            <text:p>-73,915503</text:p>
          </table:table-cell>
          <table:table-cell office:value-type="float" office:value="7.009901" calcext:value-type="float">
            <text:p>7,009901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C058931000000000001120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D_PL_DB_H: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74645793.475682" calcext:value-type="float">
            <text:p>874645793,47568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5924" calcext:value-type="float">
            <text:p>-73,915924</text:p>
          </table:table-cell>
          <table:table-cell office:value-type="float" office:value="7.010227" calcext:value-type="float">
            <text:p>7,010227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C058931000000000001120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NR_M_ND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9026507.90467" calcext:value-type="float">
            <text:p>159026507,9046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5924" calcext:value-type="float">
            <text:p>-73,915924</text:p>
          </table:table-cell>
          <table:table-cell office:value-type="float" office:value="7.010227" calcext:value-type="float">
            <text:p>7,010227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C058931000000000001120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C_M_DM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3653457.855095" calcext:value-type="float">
            <text:p>113653457,8550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6054" calcext:value-type="float">
            <text:p>-73,916054</text:p>
          </table:table-cell>
          <table:table-cell office:value-type="float" office:value="7.009905" calcext:value-type="float">
            <text:p>7,009905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C058931000000000001120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D_PL_DB_H: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75859639.605543" calcext:value-type="float">
            <text:p>675859639,6055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6054" calcext:value-type="float">
            <text:p>-73,916054</text:p>
          </table:table-cell>
          <table:table-cell office:value-type="float" office:value="7.009905" calcext:value-type="float">
            <text:p>7,009905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C058931000000000001120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NR_M_ND_H: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07208927.093429" calcext:value-type="float">
            <text:p>307208927,09342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6054" calcext:value-type="float">
            <text:p>-73,916054</text:p>
          </table:table-cell>
          <table:table-cell office:value-type="float" office:value="7.009905" calcext:value-type="float">
            <text:p>7,009905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C058931000000000001120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7542182.3819888" calcext:value-type="float">
            <text:p>87542182,381988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6187" calcext:value-type="float">
            <text:p>-73,916187</text:p>
          </table:table-cell>
          <table:table-cell office:value-type="float" office:value="7.009587" calcext:value-type="float">
            <text:p>7,009587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C058931000000000001120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D_PL_DB_H: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946517261.596273" calcext:value-type="float">
            <text:p>946517261,59627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6187" calcext:value-type="float">
            <text:p>-73,916187</text:p>
          </table:table-cell>
          <table:table-cell office:value-type="float" office:value="7.009587" calcext:value-type="float">
            <text:p>7,009587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C058931000000000001120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NR_M_ND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3955178.478882" calcext:value-type="float">
            <text:p>283955178,47888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6187" calcext:value-type="float">
            <text:p>-73,916187</text:p>
          </table:table-cell>
          <table:table-cell office:value-type="float" office:value="7.009587" calcext:value-type="float">
            <text:p>7,009587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C058931000000000001120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C_M_DM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6276659.11362" calcext:value-type="float">
            <text:p>136276659,113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5549" calcext:value-type="float">
            <text:p>-73,915549</text:p>
          </table:table-cell>
          <table:table-cell office:value-type="float" office:value="7.009329" calcext:value-type="float">
            <text:p>7,009329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C058931000000000001120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D_PL_DB_H: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45573441.842537" calcext:value-type="float">
            <text:p>245573441,84253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5549" calcext:value-type="float">
            <text:p>-73,915549</text:p>
          </table:table-cell>
          <table:table-cell office:value-type="float" office:value="7.009329" calcext:value-type="float">
            <text:p>7,009329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C058931000000000001120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NR_M_ND_H: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42032195.316567" calcext:value-type="float">
            <text:p>442032195,31656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5549" calcext:value-type="float">
            <text:p>-73,915549</text:p>
          </table:table-cell>
          <table:table-cell office:value-type="float" office:value="7.009329" calcext:value-type="float">
            <text:p>7,009329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C05893100000000000112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564739.8616479" calcext:value-type="float">
            <text:p>80564739,861647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5573" calcext:value-type="float">
            <text:p>-73,915573</text:p>
          </table:table-cell>
          <table:table-cell office:value-type="float" office:value="7.008795" calcext:value-type="float">
            <text:p>7,008795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C05893100000000000112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D_PL_DB_H: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219506766.13533" calcext:value-type="float">
            <text:p>1219506766,1353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5573" calcext:value-type="float">
            <text:p>-73,915573</text:p>
          </table:table-cell>
          <table:table-cell office:value-type="float" office:value="7.008795" calcext:value-type="float">
            <text:p>7,008795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C05893100000000000112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NR_M_ND_H: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48430504.610094" calcext:value-type="float">
            <text:p>348430504,61009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5573" calcext:value-type="float">
            <text:p>-73,915573</text:p>
          </table:table-cell>
          <table:table-cell office:value-type="float" office:value="7.008795" calcext:value-type="float">
            <text:p>7,008795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C05893100000000000112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4631698.314977" calcext:value-type="float">
            <text:p>114631698,31497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589" calcext:value-type="float">
            <text:p>-73,91589</text:p>
          </table:table-cell>
          <table:table-cell office:value-type="float" office:value="7.00893" calcext:value-type="float">
            <text:p>7,00893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C05893100000000000112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D_PL_DB_H: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991530055.376325" calcext:value-type="float">
            <text:p>991530055,3763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589" calcext:value-type="float">
            <text:p>-73,91589</text:p>
          </table:table-cell>
          <table:table-cell office:value-type="float" office:value="7.00893" calcext:value-type="float">
            <text:p>7,00893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C05893100000000000112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NR_M_ND_H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71823770.766122" calcext:value-type="float">
            <text:p>371823770,76612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589" calcext:value-type="float">
            <text:p>-73,91589</text:p>
          </table:table-cell>
          <table:table-cell office:value-type="float" office:value="7.00893" calcext:value-type="float">
            <text:p>7,00893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C05893100000000000112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MD_PL_DB_H: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147617399.39268" calcext:value-type="float">
            <text:p>1147617399,3926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6224" calcext:value-type="float">
            <text:p>-73,916224</text:p>
          </table:table-cell>
          <table:table-cell office:value-type="float" office:value="7.009049" calcext:value-type="float">
            <text:p>7,009049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C05893100000000000112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MNR_M_ND_H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3452174.924086" calcext:value-type="float">
            <text:p>143452174,92408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6224" calcext:value-type="float">
            <text:p>-73,916224</text:p>
          </table:table-cell>
          <table:table-cell office:value-type="float" office:value="7.009049" calcext:value-type="float">
            <text:p>7,009049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C05893100000000000112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9071997.9995028" calcext:value-type="float">
            <text:p>69071997,999502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6544" calcext:value-type="float">
            <text:p>-73,916544</text:p>
          </table:table-cell>
          <table:table-cell office:value-type="float" office:value="7.009181" calcext:value-type="float">
            <text:p>7,009181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C05893100000000000112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D_PL_DB_H: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970859848.438057" calcext:value-type="float">
            <text:p>970859848,43805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6544" calcext:value-type="float">
            <text:p>-73,916544</text:p>
          </table:table-cell>
          <table:table-cell office:value-type="float" office:value="7.009181" calcext:value-type="float">
            <text:p>7,009181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C05893100000000000112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NR_M_ND_H: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98726107.21171" calcext:value-type="float">
            <text:p>298726107,2117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6544" calcext:value-type="float">
            <text:p>-73,916544</text:p>
          </table:table-cell>
          <table:table-cell office:value-type="float" office:value="7.009181" calcext:value-type="float">
            <text:p>7,009181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C058931000000000001121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7004861.9254861" calcext:value-type="float">
            <text:p>87004861,92548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6575" calcext:value-type="float">
            <text:p>-73,916575</text:p>
          </table:table-cell>
          <table:table-cell office:value-type="float" office:value="7.008644" calcext:value-type="float">
            <text:p>7,008644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C058931000000000001121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D_PL_DB_H: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128849220.99748" calcext:value-type="float">
            <text:p>1128849220,9974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6575" calcext:value-type="float">
            <text:p>-73,916575</text:p>
          </table:table-cell>
          <table:table-cell office:value-type="float" office:value="7.008644" calcext:value-type="float">
            <text:p>7,008644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C058931000000000001121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NR_M_ND_H: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70353842.082284" calcext:value-type="float">
            <text:p>470353842,08228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6575" calcext:value-type="float">
            <text:p>-73,916575</text:p>
          </table:table-cell>
          <table:table-cell office:value-type="float" office:value="7.008644" calcext:value-type="float">
            <text:p>7,008644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C05893100000000000112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C_M_DM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1732908.0757683" calcext:value-type="float">
            <text:p>91732908,075768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5938" calcext:value-type="float">
            <text:p>-73,915938</text:p>
          </table:table-cell>
          <table:table-cell office:value-type="float" office:value="7.008372" calcext:value-type="float">
            <text:p>7,008372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C05893100000000000112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D_PL_DB_H: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892645130.939786" calcext:value-type="float">
            <text:p>892645130,93978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5938" calcext:value-type="float">
            <text:p>-73,915938</text:p>
          </table:table-cell>
          <table:table-cell office:value-type="float" office:value="7.008372" calcext:value-type="float">
            <text:p>7,008372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C05893100000000000112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NR_M_ND_H: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96731169.306571" calcext:value-type="float">
            <text:p>396731169,30657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5938" calcext:value-type="float">
            <text:p>-73,915938</text:p>
          </table:table-cell>
          <table:table-cell office:value-type="float" office:value="7.008372" calcext:value-type="float">
            <text:p>7,008372</text:p>
          </table:table-cell>
          <table:table-cell office:value-type="float" office:value="-73.91276" calcext:value-type="float">
            <text:p>-73,91276</text:p>
          </table:table-cell>
          <table:table-cell office:value-type="float" office:value="7.009572" calcext:value-type="float">
            <text:p>7,009572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C058931000000000001121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C_M_DB_H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4711015.499862" calcext:value-type="float">
            <text:p>124711015,4998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6456" calcext:value-type="float">
            <text:p>-73,916456</text:p>
          </table:table-cell>
          <table:table-cell office:value-type="float" office:value="7.009281" calcext:value-type="float">
            <text:p>7,009281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C058931000000000001121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C_M_DM_H: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98844061.99945" calcext:value-type="float">
            <text:p>498844061,9994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6456" calcext:value-type="float">
            <text:p>-73,916456</text:p>
          </table:table-cell>
          <table:table-cell office:value-type="float" office:value="7.009281" calcext:value-type="float">
            <text:p>7,009281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C058931000000000001121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D_PL_DB_H: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483230577.9564" calcext:value-type="float">
            <text:p>1483230577,956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6456" calcext:value-type="float">
            <text:p>-73,916456</text:p>
          </table:table-cell>
          <table:table-cell office:value-type="float" office:value="7.009281" calcext:value-type="float">
            <text:p>7,009281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C058931000000000001121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NR_M_ND_H: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022587151.75873" calcext:value-type="float">
            <text:p>2022587151,7587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-73.916456" calcext:value-type="float">
            <text:p>-73,916456</text:p>
          </table:table-cell>
          <table:table-cell office:value-type="float" office:value="7.009281" calcext:value-type="float">
            <text:p>7,009281</text:p>
          </table:table-cell>
          <table:table-cell office:value-type="float" office:value="-73.919547" calcext:value-type="float">
            <text:p>-73,919547</text:p>
          </table:table-cell>
          <table:table-cell office:value-type="float" office:value="7.009575" calcext:value-type="float">
            <text:p>7,009575</text:p>
          </table:table-cell>
          <table:table-cell office:value-type="float" office:value="-73.912554" calcext:value-type="float">
            <text:p>-73,912554</text:p>
          </table:table-cell>
          <table:table-cell office:value-type="float" office:value="7.004069" calcext:value-type="float">
            <text:p>7,004069</text:p>
          </table:table-cell>
          <table:table-cell table:style-name="Default" table:number-columns-repeated="163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Cambria" svg:font-family="Cambria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/>
      <number:text> </number:text>
      <number:number number:decimal-places="0" number:min-decimal-places="0" number:min-integer-digits="1" number:grouping="true"/>
      <number:text loext:blank-width-char=")"> </number:text>
    </number:currency-style>
    <number:currency-style style:name="N114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14P0"/>
    </number:currency-style>
    <number:currency-style style:name="N115P0" style:volatile="true">
      <number:currency-symbol/>
      <number:text> </number:text>
      <number:number number:decimal-places="0" number:min-decimal-places="0" number:min-integer-digits="1" number:grouping="true"/>
      <number:text loext:blank-width-char=")"> </number:text>
    </number:currency-style>
    <number:currency-style style:name="N115">
      <style:text-properties fo:color="#ff0000"/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15P0"/>
    </number:currency-style>
    <number:currency-style style:name="N116P0" style:volatile="true">
      <number:currency-symbol/>
      <number:text> </number:text>
      <number:number number:decimal-places="2" number:min-decimal-places="2" number:min-integer-digits="1" number:grouping="true"/>
      <number:text loext:blank-width-char=")"> </number:text>
    </number:currency-style>
    <number:currency-style style:name="N116"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6P0"/>
    </number:currency-style>
    <number:currency-style style:name="N117P0" style:volatile="true">
      <number:currency-symbol/>
      <number:text> </number:text>
      <number:number number:decimal-places="2" number:min-decimal-places="2" number:min-integer-digits="1" number:grouping="true"/>
      <number:text loext:blank-width-char=")"> </number:text>
    </number:currency-style>
    <number:currency-style style:name="N117">
      <style:text-properties fo:color="#ff0000"/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7P0"/>
    </number:currency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number-style style:name="N121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5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 loext:blank-width-char="("> </number:text>
      <number:fill-character> </number:fill-character>
      <number:text loext:blank-width-char=")1">- </number:text>
    </number:number-style>
    <number:text-style style:name="N125">
      <number:text loext:blank-width-char="("> </number:text>
      <number:text-content/>
      <number:text loext:blank-width-char=")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6P0" style:volatile="true">
      <number:text loext:blank-width-char="("> 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26P1" style:volatile="true">
      <number:text loext:blank-width-char="("> </number:text>
      <number:currency-symbol/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6P2" style:volatile="true">
      <number:text loext:blank-width-char="("> </number:text>
      <number:currency-symbol/>
      <number:text> </number:text>
      <number:fill-character> </number:fill-character>
      <number:text loext:blank-width-char=")1">- </number:text>
    </number:currency-style>
    <number:text-style style:name="N126">
      <number:text loext:blank-width-char="("> </number:text>
      <number:text-content/>
      <number:text loext:blank-width-char=")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7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7">
      <number:text loext:blank-width-char="("> </number:text>
      <number:text-content/>
      <number:text loext:blank-width-char=")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28P0" style:volatile="true">
      <number:text loext:blank-width-char="("> 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28P1" style:volatile="true">
      <number:text loext:blank-width-char="("> </number:text>
      <number:currency-symbol/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text loext:blank-width-char="("> </number:text>
      <number:currency-symbol/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28">
      <number:text loext:blank-width-char="("> </number:text>
      <number:text-content/>
      <number:text loext:blank-width-char=")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penpyxl</meta:initial-creator>
    <meta:creation-date>2025-12-04T03:28:17</meta:creation-date>
    <dc:date>2026-01-19T21:35:26.076081749</dc:date>
    <meta:generator>LibreOffice/25.8.4.2$Linux_X86_64 LibreOffice_project/580$Build-2</meta:generator>
    <meta:editing-duration>PT19S</meta:editing-duration>
    <meta:editing-cycles>1</meta:editing-cycles>
    <meta:document-statistic meta:table-count="1" meta:cell-count="12939" meta:object-count="0"/>
    <meta:user-defined meta:name="AppVersion">3.1</meta:user-defined>
    <meta:user-defined meta:name="ContentTypeId">0x010100BE688D9654C8A14A9248273354E5F7DC</meta:user-defined>
  </office:meta>
</office:document-meta>
</file>